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5.122cm" fo:margin-right="0cm" fo:margin-top="0cm" fo:margin-bottom="0cm" style:contextual-spacing="false" fo:text-indent="-4.602cm" style:auto-text-indent="false">
        <style:tab-stops>
          <style:tab-stop style:position="-4.011cm"/>
          <style:tab-stop style:position="2.041cm"/>
        </style:tab-stops>
      </style:paragraph-properties>
    </style:style>
    <style:style style:name="P2" style:family="paragraph" style:parent-style-name="example">
      <style:text-properties fo:font-style="normal" fo:font-weight="bold" style:font-style-asian="normal" style:font-weight-asian="bold" style:font-style-complex="normal" style:font-weight-complex="bold"/>
    </style:style>
    <style:style style:name="P3" style:family="paragraph" style:parent-style-name="example">
      <style:text-properties fo:font-style="normal" style:font-style-asian="normal" style:font-style-complex="normal"/>
    </style:style>
    <style:style style:name="P4" style:family="paragraph" style:parent-style-name="example">
      <style:text-properties fo:font-style="italic" fo:font-weight="normal" style:font-style-asian="italic" style:font-weight-asian="normal" style:font-style-complex="italic" style:font-weight-complex="normal"/>
    </style:style>
    <style:style style:name="P5" style:family="paragraph" style:parent-style-name="example">
      <style:text-properties fo:font-weight="bold" style:font-weight-asian="bold" style:font-weight-complex="bold"/>
    </style:style>
    <style:style style:name="P6" style:family="paragraph" style:parent-style-name="example">
      <style:paragraph-properties>
        <style:tab-stops>
          <style:tab-stop style:position="0.801cm"/>
          <style:tab-stop style:position="5.087cm"/>
        </style:tab-stops>
      </style:paragraph-properties>
    </style:style>
    <style:style style:name="P7" style:family="paragraph" style:parent-style-name="example">
      <style:paragraph-properties>
        <style:tab-stops>
          <style:tab-stop style:position="0.801cm"/>
          <style:tab-stop style:position="5.087cm"/>
        </style:tab-stops>
      </style:paragraph-properties>
      <style:text-properties officeooo:paragraph-rsid="0038977b"/>
    </style:style>
    <style:style style:name="P8" style:family="paragraph" style:parent-style-name="example">
      <style:paragraph-properties>
        <style:tab-stops>
          <style:tab-stop style:position="0.801cm"/>
          <style:tab-stop style:position="5.087cm"/>
        </style:tab-stops>
      </style:paragraph-properties>
      <style:text-properties officeooo:paragraph-rsid="00392996"/>
    </style:style>
    <style:style style:name="P9" style:family="paragraph" style:parent-style-name="example">
      <style:text-properties officeooo:paragraph-rsid="001cfea7"/>
    </style:style>
    <style:style style:name="P10" style:family="paragraph" style:parent-style-name="example">
      <style:text-properties officeooo:rsid="001e9400" officeooo:paragraph-rsid="001e9400"/>
    </style:style>
    <style:style style:name="P11" style:family="paragraph" style:parent-style-name="example">
      <style:text-properties officeooo:rsid="00201777" officeooo:paragraph-rsid="00201777"/>
    </style:style>
    <style:style style:name="P12" style:family="paragraph" style:parent-style-name="example">
      <style:text-properties officeooo:rsid="002bcf29" officeooo:paragraph-rsid="002bcf29"/>
    </style:style>
    <style:style style:name="P13" style:family="paragraph" style:parent-style-name="example">
      <style:text-properties officeooo:rsid="002de59e" officeooo:paragraph-rsid="002de59e"/>
    </style:style>
    <style:style style:name="P14" style:family="paragraph" style:parent-style-name="example">
      <style:text-properties officeooo:rsid="002eb1d7" officeooo:paragraph-rsid="002eb1d7"/>
    </style:style>
    <style:style style:name="P15" style:family="paragraph" style:parent-style-name="example">
      <style:text-properties officeooo:rsid="002eb1d7" officeooo:paragraph-rsid="002f3467"/>
    </style:style>
    <style:style style:name="P16" style:family="paragraph" style:parent-style-name="example">
      <style:text-properties officeooo:rsid="002eb1d7" officeooo:paragraph-rsid="002f5458"/>
    </style:style>
    <style:style style:name="P17" style:family="paragraph" style:parent-style-name="example">
      <style:text-properties officeooo:rsid="002eb1d7" officeooo:paragraph-rsid="0036e660"/>
    </style:style>
    <style:style style:name="P18" style:family="paragraph" style:parent-style-name="example">
      <style:text-properties officeooo:rsid="002f597a" officeooo:paragraph-rsid="002f597a"/>
    </style:style>
    <style:style style:name="P19" style:family="paragraph" style:parent-style-name="example">
      <style:text-properties officeooo:rsid="002f597a" officeooo:paragraph-rsid="0036e660"/>
    </style:style>
    <style:style style:name="P20" style:family="paragraph" style:parent-style-name="example">
      <style:text-properties officeooo:rsid="00314790" officeooo:paragraph-rsid="00314790"/>
    </style:style>
    <style:style style:name="P21" style:family="paragraph" style:parent-style-name="example">
      <style:text-properties officeooo:rsid="0032db25" officeooo:paragraph-rsid="0032db25"/>
    </style:style>
    <style:style style:name="P22" style:family="paragraph" style:parent-style-name="example">
      <style:paragraph-properties>
        <style:tab-stops>
          <style:tab-stop style:position="0.801cm"/>
          <style:tab-stop style:position="5.087cm"/>
        </style:tab-stops>
      </style:paragraph-properties>
      <style:text-properties officeooo:rsid="0038977b" officeooo:paragraph-rsid="0038977b"/>
    </style:style>
    <style:style style:name="P23" style:family="paragraph" style:parent-style-name="example">
      <style:text-properties officeooo:paragraph-rsid="00392996"/>
    </style:style>
    <style:style style:name="P24" style:family="paragraph" style:parent-style-name="Text_20_body">
      <style:text-properties fo:font-style="normal" fo:font-weight="normal" style:font-style-asian="normal" style:font-weight-asian="normal" style:font-style-complex="normal" style:font-weight-complex="normal"/>
    </style:style>
    <style:style style:name="P25" style:family="paragraph" style:parent-style-name="Text_20_body">
      <style:text-properties fo:font-style="italic" fo:font-weight="normal" style:font-style-asian="italic" style:font-weight-asian="normal" style:font-style-complex="italic" style:font-weight-complex="normal"/>
    </style:style>
    <style:style style:name="P26" style:family="paragraph" style:parent-style-name="Text_20_body">
      <style:text-properties officeooo:rsid="001e9400" officeooo:paragraph-rsid="001e9400"/>
    </style:style>
    <style:style style:name="P27" style:family="paragraph" style:parent-style-name="Text_20_body">
      <style:text-properties officeooo:rsid="002397cf" officeooo:paragraph-rsid="002397cf"/>
    </style:style>
    <style:style style:name="P28" style:family="paragraph" style:parent-style-name="Text_20_body">
      <style:text-properties officeooo:rsid="001cfea7" officeooo:paragraph-rsid="001cfea7"/>
    </style:style>
    <style:style style:name="P29" style:family="paragraph" style:parent-style-name="Text_20_body">
      <style:text-properties officeooo:rsid="002b52c8" officeooo:paragraph-rsid="002b52c8"/>
    </style:style>
    <style:style style:name="P30" style:family="paragraph" style:parent-style-name="Text_20_body">
      <style:text-properties officeooo:rsid="002bcf29" officeooo:paragraph-rsid="002bcf29"/>
    </style:style>
    <style:style style:name="P31" style:family="paragraph" style:parent-style-name="Text_20_body">
      <style:text-properties officeooo:rsid="002cfd58" officeooo:paragraph-rsid="002cfd58"/>
    </style:style>
    <style:style style:name="P32" style:family="paragraph" style:parent-style-name="Text_20_body">
      <style:text-properties officeooo:rsid="002de59e" officeooo:paragraph-rsid="002de59e"/>
    </style:style>
    <style:style style:name="P33" style:family="paragraph" style:parent-style-name="Text_20_body">
      <style:text-properties officeooo:rsid="002e0aba" officeooo:paragraph-rsid="002e0aba"/>
    </style:style>
    <style:style style:name="P34" style:family="paragraph" style:parent-style-name="Text_20_body">
      <style:text-properties officeooo:rsid="002eb1d7" officeooo:paragraph-rsid="002eb1d7"/>
    </style:style>
    <style:style style:name="P35" style:family="paragraph" style:parent-style-name="Text_20_body">
      <style:text-properties officeooo:rsid="002f597a" officeooo:paragraph-rsid="002f597a"/>
    </style:style>
    <style:style style:name="P36" style:family="paragraph" style:parent-style-name="Text_20_body">
      <style:text-properties officeooo:rsid="00314790" officeooo:paragraph-rsid="00314790"/>
    </style:style>
    <style:style style:name="P37" style:family="paragraph" style:parent-style-name="Text_20_body">
      <style:text-properties officeooo:rsid="0032db25" officeooo:paragraph-rsid="0032db25"/>
    </style:style>
    <style:style style:name="P38" style:family="paragraph" style:parent-style-name="Text_20_body">
      <style:text-properties officeooo:rsid="0036e660" officeooo:paragraph-rsid="0036e660"/>
    </style:style>
    <style:style style:name="P39" style:family="paragraph" style:parent-style-name="Text_20_body">
      <style:text-properties officeooo:rsid="00392996" officeooo:paragraph-rsid="00392996"/>
    </style:style>
    <style:style style:name="P40" style:family="paragraph" style:parent-style-name="Text_20_body">
      <style:text-properties officeooo:rsid="003ebfe5" officeooo:paragraph-rsid="003ebfe5"/>
    </style:style>
    <style:style style:name="P41" style:family="paragraph" style:parent-style-name="Text_20_body">
      <style:text-properties officeooo:paragraph-rsid="0043e9aa"/>
    </style:style>
    <style:style style:name="P42" style:family="paragraph" style:parent-style-name="Text_20_body">
      <style:text-properties officeooo:rsid="00183bd6" officeooo:paragraph-rsid="00183bd6"/>
    </style:style>
    <style:style style:name="P43" style:family="paragraph" style:parent-style-name="Text_20_body">
      <style:paragraph-properties fo:margin-left="1.251cm" fo:margin-right="0cm" fo:text-indent="-0.4cm" style:auto-text-indent="false">
        <style:tab-stops>
          <style:tab-stop style:position="4.794cm"/>
        </style:tab-stops>
      </style:paragraph-properties>
      <style:text-properties officeooo:rsid="0013c3a7" officeooo:paragraph-rsid="0013c3a7"/>
    </style:style>
    <style:style style:name="P44" style:family="paragraph" style:parent-style-name="Standard">
      <style:text-properties officeooo:rsid="00201777" officeooo:paragraph-rsid="00201777"/>
    </style:style>
    <style:style style:name="P45" style:family="paragraph" style:parent-style-name="megjegyzes">
      <style:text-properties officeooo:rsid="002a4420" officeooo:paragraph-rsid="002a4420"/>
    </style:style>
    <style:style style:name="P46" style:family="paragraph" style:parent-style-name="megjegyzes">
      <style:text-properties officeooo:paragraph-rsid="002cfd58"/>
    </style:style>
    <style:style style:name="P47" style:family="paragraph" style:parent-style-name="megjegyzes">
      <style:text-properties officeooo:rsid="002cfd58" officeooo:paragraph-rsid="002cfd58"/>
    </style:style>
    <style:style style:name="P48" style:family="paragraph" style:parent-style-name="megjegyzes">
      <style:text-properties officeooo:rsid="002eb1d7" officeooo:paragraph-rsid="002eb1d7"/>
    </style:style>
    <style:style style:name="P49" style:family="paragraph" style:parent-style-name="megjegyzes_20_cim">
      <style:text-properties officeooo:paragraph-rsid="002a4420"/>
    </style:style>
    <style:style style:name="P50" style:family="paragraph" style:parent-style-name="megjegyzes_20_cim">
      <style:text-properties officeooo:rsid="002eb1d7" officeooo:paragraph-rsid="002eb1d7"/>
    </style:style>
    <style:style style:name="P51" style:family="paragraph" style:parent-style-name="Text_20_body" style:master-page-name="">
      <style:paragraph-properties fo:margin-left="0.801cm" fo:margin-right="0cm" fo:margin-top="0cm" fo:margin-bottom="0.109cm" style:contextual-spacing="false" fo:text-align="start" style:justify-single-word="false" fo:text-indent="0cm" style:auto-text-indent="false" style:page-number="auto"/>
      <style:text-properties officeooo:rsid="0036e660" officeooo:paragraph-rsid="0036e660"/>
    </style:style>
    <style:style style:name="P52" style:family="paragraph" style:parent-style-name="Text_20_body">
      <style:paragraph-properties fo:margin-left="0.801cm" fo:margin-right="0cm" fo:margin-top="0cm" fo:margin-bottom="0.109cm" style:contextual-spacing="false" fo:text-align="start" style:justify-single-word="false" fo:text-indent="0cm" style:auto-text-indent="false"/>
      <style:text-properties officeooo:rsid="0036e660" officeooo:paragraph-rsid="0036e660"/>
    </style:style>
    <style:style style:name="P53" style:family="paragraph" style:parent-style-name="Standard" style:list-style-name="L9"/>
    <style:style style:name="P54" style:family="paragraph" style:parent-style-name="Standard" style:list-style-name="L12">
      <style:paragraph-properties>
        <style:tab-stops>
          <style:tab-stop style:position="2.487cm"/>
        </style:tab-stops>
      </style:paragraph-properties>
    </style:style>
    <style:style style:name="P55" style:family="paragraph" style:parent-style-name="Standard" style:list-style-name="L12">
      <style:paragraph-properties>
        <style:tab-stops>
          <style:tab-stop style:position="2.487cm"/>
        </style:tab-stops>
      </style:paragraph-properties>
      <style:text-properties officeooo:rsid="003f5f0a" officeooo:paragraph-rsid="003f5f0a"/>
    </style:style>
    <style:style style:name="P56" style:family="paragraph" style:parent-style-name="Standard" style:list-style-name="L16">
      <style:text-properties officeooo:rsid="0049f4b4" officeooo:paragraph-rsid="0049f4b4"/>
    </style:style>
    <style:style style:name="P57" style:family="paragraph" style:parent-style-name="Standard" style:list-style-name="L16">
      <style:text-properties officeooo:rsid="0049f4b4" officeooo:paragraph-rsid="004b27b5"/>
    </style:style>
    <style:style style:name="P58" style:family="paragraph" style:parent-style-name="Standard" style:list-style-name="L16">
      <style:text-properties officeooo:rsid="0049f4b4" officeooo:paragraph-rsid="004b3af1"/>
    </style:style>
    <style:style style:name="P59" style:family="paragraph" style:parent-style-name="Standard" style:list-style-name="L16">
      <style:text-properties fo:font-weight="bold" officeooo:rsid="0049f4b4" officeooo:paragraph-rsid="0049f4b4" style:font-weight-asian="bold" style:font-weight-complex="bold"/>
    </style:style>
    <style:style style:name="P60" style:family="paragraph" style:parent-style-name="Text_20_body" style:list-style-name="List_20_1"/>
    <style:style style:name="P61" style:family="paragraph" style:parent-style-name="Text_20_body" style:list-style-name="List_20_1">
      <style:text-properties officeooo:paragraph-rsid="00455736"/>
    </style:style>
    <style:style style:name="P62" style:family="paragraph" style:parent-style-name="Text_20_body" style:list-style-name="List_20_1">
      <style:paragraph-properties>
        <style:tab-stops>
          <style:tab-stop style:position="4.794cm"/>
        </style:tab-stops>
      </style:paragraph-properties>
    </style:style>
    <style:style style:name="P63" style:family="paragraph" style:parent-style-name="Text_20_body" style:list-style-name="List_20_1">
      <style:paragraph-properties>
        <style:tab-stops>
          <style:tab-stop style:position="4.794cm"/>
        </style:tab-stops>
      </style:paragraph-properties>
      <style:text-properties officeooo:paragraph-rsid="0013c3a7"/>
    </style:style>
    <style:style style:name="P64" style:family="paragraph" style:parent-style-name="Text_20_body" style:list-style-name="List_20_1">
      <style:paragraph-properties>
        <style:tab-stops>
          <style:tab-stop style:position="4.794cm"/>
        </style:tab-stops>
      </style:paragraph-properties>
      <style:text-properties officeooo:rsid="0013c3a7" officeooo:paragraph-rsid="0013c3a7"/>
    </style:style>
    <style:style style:name="P65" style:family="paragraph" style:parent-style-name="Text_20_body" style:list-style-name="List_20_1">
      <style:paragraph-properties>
        <style:tab-stops>
          <style:tab-stop style:position="4.794cm"/>
        </style:tab-stops>
      </style:paragraph-properties>
      <style:text-properties officeooo:rsid="0027f9ac" officeooo:paragraph-rsid="0027f9ac"/>
    </style:style>
    <style:style style:name="P66" style:family="paragraph" style:parent-style-name="Text_20_body" style:list-style-name="List_20_1">
      <style:paragraph-properties>
        <style:tab-stops>
          <style:tab-stop style:position="4.794cm"/>
        </style:tab-stops>
      </style:paragraph-properties>
      <style:text-properties fo:font-weight="bold" officeooo:rsid="0013c3a7" officeooo:paragraph-rsid="0013c3a7" style:font-weight-asian="bold" style:font-weight-complex="bold"/>
    </style:style>
    <style:style style:name="P67" style:family="paragraph" style:parent-style-name="Text_20_body" style:list-style-name="L11">
      <style:text-properties fo:font-weight="bold" officeooo:rsid="00359c2d" officeooo:paragraph-rsid="00359c2d" style:font-weight-asian="bold" style:font-weight-complex="bold"/>
    </style:style>
    <style:style style:name="P68" style:family="paragraph" style:parent-style-name="Text_20_body" style:list-style-name="L12">
      <style:paragraph-properties>
        <style:tab-stops>
          <style:tab-stop style:position="3.766cm"/>
        </style:tab-stops>
      </style:paragraph-properties>
      <style:text-properties fo:font-weight="bold" style:font-weight-asian="bold" style:font-weight-complex="bold"/>
    </style:style>
    <style:style style:name="P69" style:family="paragraph" style:parent-style-name="Text_20_body" style:list-style-name="List_20_1">
      <style:text-properties fo:font-weight="bold" style:font-weight-asian="bold" style:font-weight-complex="bold"/>
    </style:style>
    <style:style style:name="P70" style:family="paragraph" style:parent-style-name="Text_20_body" style:list-style-name="L14">
      <style:text-properties fo:font-weight="bold" style:font-weight-asian="bold" style:font-weight-complex="bold"/>
    </style:style>
    <style:style style:name="P71" style:family="paragraph" style:parent-style-name="Text_20_body" style:list-style-name="L15">
      <style:text-properties fo:font-weight="bold" style:font-weight-asian="bold" style:font-weight-complex="bold"/>
    </style:style>
    <style:style style:name="P72" style:family="paragraph" style:parent-style-name="Text_20_body" style:list-style-name="L1">
      <style:paragraph-properties>
        <style:tab-stops>
          <style:tab-stop style:position="4.794cm"/>
        </style:tab-stops>
      </style:paragraph-properties>
      <style:text-properties officeooo:rsid="0013e49b" officeooo:paragraph-rsid="0013e49b"/>
    </style:style>
    <style:style style:name="P73" style:family="paragraph" style:parent-style-name="Text_20_body" style:list-style-name="List_20_1">
      <style:paragraph-properties>
        <style:tab-stops>
          <style:tab-stop style:position="3.792cm"/>
        </style:tab-stops>
      </style:paragraph-properties>
    </style:style>
    <style:style style:name="P74" style:family="paragraph" style:parent-style-name="Text_20_body" style:list-style-name="L3"/>
    <style:style style:name="P75" style:family="paragraph" style:parent-style-name="Text_20_body" style:list-style-name="L3">
      <style:text-properties officeooo:paragraph-rsid="001b3cee"/>
    </style:style>
    <style:style style:name="P76" style:family="paragraph" style:parent-style-name="Text_20_body" style:list-style-name="L4"/>
    <style:style style:name="P77" style:family="paragraph" style:parent-style-name="Text_20_body" style:list-style-name="L4">
      <style:text-properties officeooo:rsid="001b3cee" officeooo:paragraph-rsid="001b3cee"/>
    </style:style>
    <style:style style:name="P78" style:family="paragraph" style:parent-style-name="Text_20_body" style:list-style-name="L4">
      <style:text-properties officeooo:rsid="001cfea7" officeooo:paragraph-rsid="001cfea7"/>
    </style:style>
    <style:style style:name="P79" style:family="paragraph" style:parent-style-name="Text_20_body" style:list-style-name="L5">
      <style:text-properties officeooo:rsid="002e0aba" officeooo:paragraph-rsid="002e0aba"/>
    </style:style>
    <style:style style:name="P80" style:family="paragraph" style:parent-style-name="Text_20_body" style:list-style-name="L7"/>
    <style:style style:name="P81" style:family="paragraph" style:parent-style-name="Text_20_body" style:list-style-name="L8"/>
    <style:style style:name="P82" style:family="paragraph" style:parent-style-name="Text_20_body" style:list-style-name="L8">
      <style:text-properties officeooo:paragraph-rsid="00392996"/>
    </style:style>
    <style:style style:name="P83" style:family="paragraph" style:parent-style-name="Text_20_body" style:list-style-name="L8">
      <style:text-properties officeooo:paragraph-rsid="0049f4b4"/>
    </style:style>
    <style:style style:name="P84" style:family="paragraph" style:parent-style-name="Text_20_body" style:list-style-name="L9">
      <style:text-properties officeooo:paragraph-rsid="0033879a"/>
    </style:style>
    <style:style style:name="P85" style:family="paragraph" style:parent-style-name="Text_20_body" style:list-style-name="L9">
      <style:text-properties officeooo:rsid="0033879a" officeooo:paragraph-rsid="0033879a"/>
    </style:style>
    <style:style style:name="P86" style:family="paragraph" style:parent-style-name="Text_20_body" style:list-style-name="L10"/>
    <style:style style:name="P87" style:family="paragraph" style:parent-style-name="Text_20_body" style:list-style-name="L11"/>
    <style:style style:name="P88" style:family="paragraph" style:parent-style-name="Text_20_body" style:list-style-name="L11">
      <style:text-properties officeooo:paragraph-rsid="003566ed"/>
    </style:style>
    <style:style style:name="P89" style:family="paragraph" style:parent-style-name="Text_20_body" style:list-style-name="L11">
      <style:text-properties officeooo:rsid="00359c2d" officeooo:paragraph-rsid="00359c2d"/>
    </style:style>
    <style:style style:name="P90" style:family="paragraph" style:parent-style-name="Text_20_body">
      <style:text-properties fo:font-style="normal" fo:font-weight="normal" officeooo:rsid="0038977b" officeooo:paragraph-rsid="0038977b" style:font-style-asian="normal" style:font-weight-asian="normal" style:font-style-complex="normal" style:font-weight-complex="normal"/>
    </style:style>
    <style:style style:name="P91"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92" style:family="paragraph" style:parent-style-name="Text_20_body" style:list-style-name="L13">
      <style:text-properties fo:font-style="normal" fo:font-weight="normal" style:font-style-asian="normal" style:font-weight-asian="normal" style:font-style-complex="normal" style:font-weight-complex="normal"/>
    </style:style>
    <style:style style:name="P93" style:family="paragraph" style:parent-style-name="Text_20_body" style:list-style-name="L14">
      <style:text-properties fo:font-style="normal" fo:font-weight="normal" style:font-style-asian="normal" style:font-weight-asian="normal" style:font-style-complex="normal" style:font-weight-complex="normal"/>
    </style:style>
    <style:style style:name="P94" style:family="paragraph" style:parent-style-name="Text_20_body" style:list-style-name="L12"/>
    <style:style style:name="P95" style:family="paragraph" style:parent-style-name="Text_20_body" style:list-style-name="L12">
      <style:text-properties officeooo:paragraph-rsid="003cfc0e"/>
    </style:style>
    <style:style style:name="P96" style:family="paragraph" style:parent-style-name="Text_20_body" style:list-style-name="L12">
      <style:text-properties officeooo:paragraph-rsid="003f5f0a"/>
    </style:style>
    <style:style style:name="P97" style:family="paragraph" style:parent-style-name="Text_20_body" style:list-style-name="L12">
      <style:text-properties officeooo:rsid="003f5f0a" officeooo:paragraph-rsid="003f5f0a"/>
    </style:style>
    <style:style style:name="P98" style:family="paragraph" style:parent-style-name="Text_20_body" style:list-style-name="L12">
      <style:paragraph-properties>
        <style:tab-stops>
          <style:tab-stop style:position="3.791cm"/>
        </style:tab-stops>
      </style:paragraph-properties>
    </style:style>
    <style:style style:name="P99" style:family="paragraph" style:parent-style-name="Text_20_body" style:list-style-name="L12">
      <style:paragraph-properties>
        <style:tab-stops>
          <style:tab-stop style:position="3.766cm"/>
        </style:tab-stops>
      </style:paragraph-properties>
    </style:style>
    <style:style style:name="P100" style:family="paragraph" style:parent-style-name="Text_20_body" style:list-style-name="L12">
      <style:paragraph-properties>
        <style:tab-stops>
          <style:tab-stop style:position="1.882cm"/>
        </style:tab-stops>
      </style:paragraph-properties>
    </style:style>
    <style:style style:name="P101" style:family="paragraph" style:parent-style-name="Text_20_body" style:list-style-name="List_20_1">
      <style:text-properties officeooo:rsid="00455736" officeooo:paragraph-rsid="00455736"/>
    </style:style>
    <style:style style:name="P102" style:family="paragraph" style:parent-style-name="Text_20_body" style:list-style-name="L13"/>
    <style:style style:name="P103" style:family="paragraph" style:parent-style-name="Text_20_body" style:list-style-name="L15"/>
    <style:style style:name="P104" style:family="paragraph" style:parent-style-name="Text_20_body">
      <style:text-properties officeooo:rsid="0049f4b4" officeooo:paragraph-rsid="0049f4b4"/>
    </style:style>
    <style:style style:name="P105" style:family="paragraph" style:parent-style-name="Text_20_body">
      <style:text-properties officeooo:paragraph-rsid="0049f4b4"/>
    </style:style>
    <style:style style:name="P106" style:family="paragraph" style:parent-style-name="Text_20_body" style:list-style-name="L4" style:master-page-name="">
      <style:paragraph-properties style:page-number="auto" fo:keep-with-next="always"/>
    </style:style>
    <style:style style:name="P107" style:family="paragraph" style:parent-style-name="Text_20_body" style:list-style-name="L5">
      <style:paragraph-properties fo:margin-left="2.501cm" fo:margin-right="0cm" fo:text-indent="-0.635cm" style:auto-text-indent="false"/>
    </style:style>
    <style:style style:name="P108" style:family="paragraph" style:parent-style-name="Text_20_body" style:list-style-name="L6">
      <style:paragraph-properties fo:margin-left="2.501cm" fo:margin-right="0cm" fo:text-indent="-0.635cm" style:auto-text-indent="false"/>
    </style:style>
    <style:style style:name="P109" style:family="paragraph" style:parent-style-name="Text_20_body" style:list-style-name="L8">
      <style:paragraph-properties fo:margin-left="2.501cm" fo:margin-right="0cm" fo:text-indent="-0.635cm" style:auto-text-indent="false"/>
      <style:text-properties fo:font-weight="bold" officeooo:rsid="00392996" officeooo:paragraph-rsid="00392996" style:font-weight-asian="bold" style:font-weight-complex="bold"/>
    </style:style>
    <style:style style:name="P110" style:family="paragraph" style:parent-style-name="Text_20_body" style:list-style-name="L8">
      <style:paragraph-properties fo:margin-left="2.501cm" fo:margin-right="0cm" fo:text-indent="-0.635cm" style:auto-text-indent="false"/>
      <style:text-properties officeooo:rsid="00392996" officeooo:paragraph-rsid="00392996"/>
    </style:style>
    <style:style style:name="P111" style:family="paragraph" style:parent-style-name="Text_20_body" style:list-style-name="L5">
      <style:paragraph-properties fo:margin-left="1.251cm" fo:margin-right="0cm" fo:text-indent="-0.635cm" style:auto-text-indent="false"/>
      <style:text-properties officeooo:rsid="002eb1d7" officeooo:paragraph-rsid="002eb1d7"/>
    </style:style>
    <style:style style:name="P112" style:family="paragraph" style:parent-style-name="Text_20_body" style:master-page-name="">
      <style:paragraph-properties fo:keep-together="always" style:page-number="auto"/>
      <style:text-properties style:font-name="Courier New1" fo:font-size="9pt" fo:font-weight="bold" officeooo:rsid="00264e21" officeooo:paragraph-rsid="00264e21" style:font-size-asian="9pt" style:font-weight-asian="bold" style:font-size-complex="9pt" style:font-weight-complex="bold"/>
    </style:style>
    <style:style style:name="P113" style:family="paragraph" style:parent-style-name="List" style:list-style-name="List_20_1"/>
    <style:style style:name="P114" style:family="paragraph" style:parent-style-name="List" style:list-style-name="List_20_1">
      <style:text-properties officeooo:paragraph-rsid="0036e660"/>
    </style:style>
    <style:style style:name="P115" style:family="paragraph" style:parent-style-name="List" style:list-style-name="List_20_1">
      <style:text-properties officeooo:rsid="0027f9ac" officeooo:paragraph-rsid="0027f9ac"/>
    </style:style>
    <style:style style:name="P116" style:family="paragraph" style:parent-style-name="Heading_20_3">
      <style:text-properties officeooo:rsid="002b52c8" officeooo:paragraph-rsid="002b52c8"/>
    </style:style>
    <style:style style:name="P117" style:family="paragraph" style:parent-style-name="Heading_20_3">
      <style:text-properties officeooo:rsid="002de59e" officeooo:paragraph-rsid="002de59e"/>
    </style:style>
    <style:style style:name="P118" style:family="paragraph" style:parent-style-name="Heading_20_3" style:master-page-name="">
      <style:paragraph-properties style:page-number="auto"/>
      <style:text-properties officeooo:paragraph-rsid="00492447"/>
    </style:style>
    <style:style style:name="P119" style:family="paragraph" style:parent-style-name="example" style:list-style-name="List_20_1"/>
    <style:style style:name="P120" style:family="paragraph" style:parent-style-name="example" style:list-style-name="L2"/>
    <style:style style:name="P121" style:family="paragraph" style:parent-style-name="example" style:list-style-name="L4"/>
    <style:style style:name="P122" style:family="paragraph" style:parent-style-name="example" style:list-style-name="L4">
      <style:text-properties officeooo:rsid="0028fc18" officeooo:paragraph-rsid="0028fc18"/>
    </style:style>
    <style:style style:name="P123" style:family="paragraph" style:parent-style-name="example">
      <style:text-properties officeooo:rsid="0049f4b4" officeooo:paragraph-rsid="0049f4b4"/>
    </style:style>
    <style:style style:name="P124" style:family="paragraph" style:parent-style-name="Heading_20_4">
      <style:text-properties officeooo:rsid="002eb1d7" officeooo:paragraph-rsid="002eb1d7"/>
    </style:style>
    <style:style style:name="P125" style:family="paragraph" style:parent-style-name="Heading_20_4">
      <style:text-properties fo:font-style="normal" fo:font-weight="normal" style:font-style-asian="normal" style:font-weight-asian="normal" style:font-style-complex="normal" style:font-weight-complex="normal"/>
    </style:style>
    <style:style style:name="P126" style:family="paragraph" style:parent-style-name="Heading_20_4">
      <style:text-properties officeooo:rsid="0049f4b4" officeooo:paragraph-rsid="0049f4b4"/>
    </style:style>
    <style:style style:name="P127" style:family="paragraph" style:parent-style-name="megjegyzes_20_cim">
      <style:text-properties officeooo:rsid="002cfd58"/>
    </style:style>
    <style:style style:name="P128" style:family="paragraph" style:parent-style-name="megjegyzes_20_cim">
      <style:text-properties officeooo:rsid="002cfd58" officeooo:paragraph-rsid="002cfd58"/>
    </style:style>
    <style:style style:name="P129" style:family="paragraph" style:parent-style-name="megjegyzes_20_cim">
      <style:text-properties officeooo:rsid="0043e9aa"/>
    </style:style>
    <style:style style:name="T1" style:family="text">
      <style:text-properties fo:font-style="italic" style:font-style-asian="italic" style:font-style-complex="italic"/>
    </style:style>
    <style:style style:name="T2" style:family="text">
      <style:text-properties fo:font-style="italic" officeooo:rsid="0031e1e6" style:font-style-asian="italic" style:font-style-complex="italic"/>
    </style:style>
    <style:style style:name="T3" style:family="text">
      <style:text-properties fo:font-style="italic" officeooo:rsid="0033879a"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15fde2" style:font-style-asian="italic" style:font-weight-asian="normal" style:font-style-complex="italic" style:font-weight-complex="normal"/>
    </style:style>
    <style:style style:name="T6" style:family="text">
      <style:text-properties fo:font-style="italic" fo:font-weight="normal" officeooo:rsid="001b3cee" style:font-style-asian="italic" style:font-weight-asian="normal" style:font-style-complex="italic" style:font-weight-complex="normal"/>
    </style:style>
    <style:style style:name="T7" style:family="text">
      <style:text-properties fo:font-style="italic" fo:font-weight="normal" officeooo:rsid="002e0aba" style:font-style-asian="italic" style:font-weight-asian="normal" style:font-style-complex="italic" style:font-weight-complex="normal"/>
    </style:style>
    <style:style style:name="T8" style:family="text">
      <style:text-properties fo:font-style="italic" fo:font-weight="normal" officeooo:rsid="00314790" style:font-style-asian="italic" style:font-weight-asian="normal" style:font-style-complex="italic" style:font-weight-complex="normal"/>
    </style:style>
    <style:style style:name="T9" style:family="text">
      <style:text-properties fo:font-style="italic" fo:font-weight="normal" officeooo:rsid="0033879a" style:font-style-asian="italic" style:font-weight-asian="normal" style:font-style-complex="italic" style:font-weight-complex="normal"/>
    </style:style>
    <style:style style:name="T10" style:family="text">
      <style:text-properties fo:font-style="italic" fo:font-weight="normal" officeooo:rsid="003566ed" style:font-style-asian="italic" style:font-weight-asian="normal" style:font-style-complex="italic" style:font-weight-complex="normal"/>
    </style:style>
    <style:style style:name="T11" style:family="text">
      <style:text-properties fo:font-style="italic" fo:font-weight="normal" officeooo:rsid="0038977b" style:font-style-asian="italic" style:font-weight-asian="normal" style:font-style-complex="italic" style:font-weight-complex="normal"/>
    </style:style>
    <style:style style:name="T12" style:family="text">
      <style:text-properties fo:font-style="italic" fo:font-weight="normal" officeooo:rsid="00392996" style:font-style-asian="italic" style:font-weight-asian="normal" style:font-style-complex="italic" style:font-weight-complex="normal"/>
    </style:style>
    <style:style style:name="T13" style:family="text">
      <style:text-properties fo:font-style="italic" fo:font-weight="normal" officeooo:rsid="0043e9aa" style:font-style-asian="italic" style:font-weight-asian="normal" style:font-style-complex="italic" style:font-weight-complex="normal"/>
    </style:style>
    <style:style style:name="T14" style:family="text">
      <style:text-properties fo:font-style="italic" fo:font-weight="normal" officeooo:rsid="00455736" style:font-style-asian="italic" style:font-weight-asian="normal" style:font-style-complex="italic" style:font-weight-complex="normal"/>
    </style:style>
    <style:style style:name="T15" style:family="text">
      <style:text-properties fo:font-style="italic" fo:font-weight="normal" officeooo:rsid="004b3af1" style:font-style-asian="italic" style:font-weight-asian="normal" style:font-style-complex="italic" style:font-weight-complex="normal"/>
    </style:style>
    <style:style style:name="T16" style:family="text">
      <style:text-properties fo:font-style="italic" fo:font-weight="normal" officeooo:rsid="004b27b5" style:font-style-asian="italic" style:font-weight-asian="normal" style:font-style-complex="italic" style:font-weight-complex="normal"/>
    </style:style>
    <style:style style:name="T17" style:family="text">
      <style:text-properties fo:font-style="italic" style:text-underline-style="none" fo:font-weight="normal" style:font-style-asian="italic" style:font-weight-asian="normal" style:font-style-complex="italic"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264e21" style:font-style-asian="italic" style:font-weight-asian="bold" style:font-style-complex="italic" style:font-weight-complex="bold"/>
    </style:style>
    <style:style style:name="T20" style:family="text">
      <style:text-properties fo:font-style="italic" fo:font-weight="bold" officeooo:rsid="004b3af1" style:font-style-asian="italic" style:font-weight-asian="bold" style:font-style-complex="italic" style:font-weight-complex="bold"/>
    </style:style>
    <style:style style:name="T21" style:family="text">
      <style:text-properties style:font-name="Courier New1" fo:font-size="9pt" style:font-size-asian="9pt" style:font-size-complex="9pt"/>
    </style:style>
    <style:style style:name="T22" style:family="text">
      <style:text-properties style:font-name="Courier New1" fo:font-size="9pt" fo:font-weight="bold" style:font-size-asian="9pt" style:font-weight-asian="bold" style:font-size-complex="9pt" style:font-weight-complex="bold"/>
    </style:style>
    <style:style style:name="T23" style:family="text">
      <style:text-properties style:font-name="Courier New1" fo:font-size="9pt" fo:font-weight="bold" officeooo:rsid="003cfc0e" style:font-size-asian="9pt" style:font-weight-asian="bold" style:font-size-complex="9pt" style:font-weight-complex="bold"/>
    </style:style>
    <style:style style:name="T24" style:family="text">
      <style:text-properties style:font-name="Courier New1" fo:font-size="9pt" fo:font-weight="bold" officeooo:rsid="004079c0" style:font-size-asian="9pt" style:font-weight-asian="bold" style:font-size-complex="9pt" style:font-weight-complex="bold"/>
    </style:style>
    <style:style style:name="T25" style:family="text">
      <style:text-properties style:font-name="Courier New1" fo:font-size="9pt" fo:font-style="italic" style:font-size-asian="9pt" style:font-style-asian="italic" style:font-size-complex="9pt" style:font-style-complex="italic"/>
    </style:style>
    <style:style style:name="T26" style:family="text">
      <style:text-properties style:font-name="Courier New1" fo:font-size="9pt" fo:font-style="italic" officeooo:rsid="003cfc0e" style:font-size-asian="9pt" style:font-style-asian="italic" style:font-size-complex="9pt" style:font-style-complex="italic"/>
    </style:style>
    <style:style style:name="T27" style:family="text">
      <style:text-properties style:font-name="Courier New1" fo:font-size="9pt" fo:font-style="italic" fo:font-weight="bold" style:font-size-asian="9pt" style:font-style-asian="italic" style:font-weight-asian="bold" style:font-size-complex="9pt" style:font-style-complex="italic" style:font-weight-complex="bold"/>
    </style:style>
    <style:style style:name="T28" style:family="text">
      <style:text-properties style:font-name="Courier New1" fo:font-size="9pt" fo:font-style="italic" fo:font-weight="normal" style:font-size-asian="9pt" style:font-style-asian="italic" style:font-weight-asian="normal" style:font-size-complex="9pt" style:font-style-complex="italic" style:font-weight-complex="normal"/>
    </style:style>
    <style:style style:name="T29" style:family="text">
      <style:text-properties style:font-name="Courier New1" fo:font-size="9pt" fo:font-style="italic" fo:font-weight="normal" officeooo:rsid="003cfc0e" style:font-size-asian="9pt" style:font-style-asian="italic" style:font-weight-asian="normal" style:font-size-complex="9pt" style:font-style-complex="italic" style:font-weight-complex="normal"/>
    </style:style>
    <style:style style:name="T30" style:family="text">
      <style:text-properties style:font-name="Courier New1" fo:font-size="9pt" fo:font-style="italic" style:text-underline-style="none" fo:font-weight="normal" style:font-size-asian="9pt" style:font-style-asian="italic" style:font-weight-asian="normal" style:font-size-complex="9pt" style:font-style-complex="italic" style:font-weight-complex="normal"/>
    </style:style>
    <style:style style:name="T31" style:family="text">
      <style:text-properties style:font-name="Courier New1" fo:font-size="9pt" fo:font-style="italic" style:text-underline-style="none" fo:font-weight="normal" officeooo:rsid="004079c0" style:font-size-asian="9pt" style:font-style-asian="italic" style:font-weight-asian="normal" style:font-size-complex="9pt" style:font-style-complex="italic" style:font-weight-complex="normal"/>
    </style:style>
    <style:style style:name="T32" style:family="text">
      <style:text-properties style:font-name="Courier New1" fo:font-size="9pt" fo:font-style="normal" fo:font-weight="bold" style:font-size-asian="9pt" style:font-style-asian="normal" style:font-weight-asian="bold" style:font-size-complex="9pt" style:font-style-complex="normal" style:font-weight-complex="bold"/>
    </style:style>
    <style:style style:name="T33" style:family="text">
      <style:text-properties style:font-name="Courier New1" fo:font-size="9pt" fo:font-style="normal" fo:font-weight="bold" officeooo:rsid="003566ed" style:font-size-asian="9pt" style:font-style-asian="normal" style:font-weight-asian="bold" style:font-size-complex="9pt" style:font-style-complex="normal" style:font-weight-complex="bold"/>
    </style:style>
    <style:style style:name="T34" style:family="text">
      <style:text-properties style:font-name="Courier New1" fo:font-size="9pt" fo:font-style="normal" style:text-underline-style="none" fo:font-weight="bold" style:font-size-asian="9pt" style:font-style-asian="normal" style:font-weight-asian="bold" style:font-size-complex="9pt" style:font-style-complex="normal" style:font-weight-complex="bold"/>
    </style:style>
    <style:style style:name="T35" style:family="text">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T36" style:family="text">
      <style:text-properties fo:font-weight="bold" style:font-weight-asian="bold" style:font-weight-complex="bold"/>
    </style:style>
    <style:style style:name="T37" style:family="text">
      <style:text-properties fo:font-weight="bold" officeooo:rsid="0013c3a7" style:font-weight-asian="bold" style:font-weight-complex="bold"/>
    </style:style>
    <style:style style:name="T38" style:family="text">
      <style:text-properties fo:font-weight="bold" officeooo:rsid="0019b4fd" style:font-weight-asian="bold" style:font-weight-complex="bold"/>
    </style:style>
    <style:style style:name="T39" style:family="text">
      <style:text-properties fo:font-weight="bold" officeooo:rsid="001ec78f" style:font-weight-asian="bold" style:font-weight-complex="bold"/>
    </style:style>
    <style:style style:name="T40" style:family="text">
      <style:text-properties fo:font-weight="bold" officeooo:rsid="0028fc18" style:font-weight-asian="bold" style:font-weight-complex="bold"/>
    </style:style>
    <style:style style:name="T41" style:family="text">
      <style:text-properties fo:font-weight="bold" officeooo:rsid="002f3467" style:font-weight-asian="bold" style:font-weight-complex="bold"/>
    </style:style>
    <style:style style:name="T42" style:family="text">
      <style:text-properties fo:font-weight="bold" officeooo:rsid="002f5458" style:font-weight-asian="bold" style:font-weight-complex="bold"/>
    </style:style>
    <style:style style:name="T43" style:family="text">
      <style:text-properties fo:font-weight="bold" officeooo:rsid="002f597a" style:font-weight-asian="bold" style:font-weight-complex="bold"/>
    </style:style>
    <style:style style:name="T44" style:family="text">
      <style:text-properties fo:font-weight="bold" officeooo:rsid="002eb1d7" style:font-weight-asian="bold" style:font-weight-complex="bold"/>
    </style:style>
    <style:style style:name="T45" style:family="text">
      <style:text-properties fo:font-weight="bold" officeooo:rsid="0031e1e6" style:font-weight-asian="bold" style:font-weight-complex="bold"/>
    </style:style>
    <style:style style:name="T46" style:family="text">
      <style:text-properties fo:font-weight="bold" officeooo:rsid="0033879a" style:font-weight-asian="bold" style:font-weight-complex="bold"/>
    </style:style>
    <style:style style:name="T47" style:family="text">
      <style:text-properties fo:font-weight="bold" officeooo:rsid="0036e660" style:font-weight-asian="bold" style:font-weight-complex="bold"/>
    </style:style>
    <style:style style:name="T48" style:family="text">
      <style:text-properties fo:font-weight="bold" officeooo:rsid="00392996" style:font-weight-asian="bold" style:font-weight-complex="bold"/>
    </style:style>
    <style:style style:name="T49" style:family="text">
      <style:text-properties fo:font-weight="bold" officeooo:rsid="003acbac" style:font-weight-asian="bold" style:font-weight-complex="bold"/>
    </style:style>
    <style:style style:name="T50" style:family="text">
      <style:text-properties fo:font-weight="bold" officeooo:rsid="004b3af1" style:font-weight-asian="bold" style:font-weight-complex="bold"/>
    </style:style>
    <style:style style:name="T51" style:family="text">
      <style:text-properties fo:font-weight="bold" officeooo:rsid="004b27b5" style:font-weight-asian="bold" style:font-weight-complex="bold"/>
    </style:style>
    <style:style style:name="T52" style:family="text">
      <style:text-properties fo:font-style="normal" style:text-underline-style="none" fo:font-weight="bold" style:font-style-asian="normal" style:font-weight-asian="bold" style:font-style-complex="normal" style:font-weight-complex="bold"/>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fo:font-style="normal" fo:font-weight="bold" officeooo:rsid="0033879a" style:font-style-asian="normal" style:font-weight-asian="bold" style:font-style-complex="normal" style:font-weight-complex="bold"/>
    </style:style>
    <style:style style:name="T55" style:family="text">
      <style:text-properties fo:font-style="normal" fo:font-weight="bold" officeooo:rsid="0038977b" style:font-style-asian="normal" style:font-weight-asian="bold" style:font-style-complex="normal" style:font-weight-complex="bold"/>
    </style:style>
    <style:style style:name="T56" style:family="text">
      <style:text-properties fo:font-style="normal" fo:font-weight="bold" officeooo:rsid="00392996" style:font-style-asian="normal" style:font-weight-asian="bold" style:font-style-complex="normal" style:font-weight-complex="bold"/>
    </style:style>
    <style:style style:name="T57" style:family="text">
      <style:text-properties fo:font-style="normal" fo:font-weight="bold" officeooo:rsid="003acbac" style:font-style-asian="normal" style:font-weight-asian="bold" style:font-style-complex="normal" style:font-weight-complex="bold"/>
    </style:style>
    <style:style style:name="T58" style:family="text">
      <style:text-properties fo:font-style="normal" fo:font-weight="bold" officeooo:rsid="0043e9aa" style:font-style-asian="normal" style:font-weight-asian="bold" style:font-style-complex="normal" style:font-weight-complex="bold"/>
    </style:style>
    <style:style style:name="T59" style:family="text">
      <style:text-properties fo:font-style="normal" style:font-style-asian="normal" style:font-style-complex="normal"/>
    </style:style>
    <style:style style:name="T60" style:family="text">
      <style:text-properties fo:font-style="normal" officeooo:rsid="00455736" style:font-style-asian="normal"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fo:font-weight="normal" officeooo:rsid="0020a0e4" style:font-style-asian="normal" style:font-weight-asian="normal" style:font-style-complex="normal" style:font-weight-complex="normal"/>
    </style:style>
    <style:style style:name="T63" style:family="text">
      <style:text-properties fo:font-style="normal" fo:font-weight="normal" officeooo:rsid="0032db25" style:font-style-asian="normal" style:font-weight-asian="normal" style:font-style-complex="normal" style:font-weight-complex="normal"/>
    </style:style>
    <style:style style:name="T64" style:family="text">
      <style:text-properties fo:font-style="normal" fo:font-weight="normal" officeooo:rsid="003566ed" style:font-style-asian="normal" style:font-weight-asian="normal" style:font-style-complex="normal" style:font-weight-complex="normal"/>
    </style:style>
    <style:style style:name="T65" style:family="text">
      <style:text-properties fo:font-style="normal" fo:font-weight="normal" officeooo:rsid="0036e660" style:font-style-asian="normal" style:font-weight-asian="normal" style:font-style-complex="normal" style:font-weight-complex="normal"/>
    </style:style>
    <style:style style:name="T6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7" style:family="text">
      <style:text-properties fo:font-weight="normal" style:font-weight-asian="normal" style:font-weight-complex="normal"/>
    </style:style>
    <style:style style:name="T68" style:family="text">
      <style:text-properties fo:font-weight="normal" officeooo:rsid="0019b4fd" style:font-weight-asian="normal" style:font-weight-complex="normal"/>
    </style:style>
    <style:style style:name="T69" style:family="text">
      <style:text-properties fo:font-weight="normal" officeooo:rsid="0036e660" style:font-weight-asian="normal" style:font-weight-complex="normal"/>
    </style:style>
    <style:style style:name="T70" style:family="text">
      <style:text-properties fo:font-weight="normal" officeooo:rsid="00392996" style:font-weight-asian="normal" style:font-weight-complex="normal"/>
    </style:style>
    <style:style style:name="T71" style:family="text">
      <style:text-properties fo:font-weight="normal" officeooo:rsid="004b27b5" style:font-weight-asian="normal" style:font-weight-complex="normal"/>
    </style:style>
    <style:style style:name="T72" style:family="text">
      <style:text-properties style:text-underline-style="solid" style:text-underline-width="auto" style:text-underline-color="font-color"/>
    </style:style>
    <style:style style:name="T73" style:family="text">
      <style:text-properties style:font-name="Times New Roman" fo:font-size="10.5pt" style:font-size-asian="10.5pt" style:font-size-complex="10.5pt"/>
    </style:style>
    <style:style style:name="T74" style:family="text">
      <style:text-properties style:font-name="Times New Roman" fo:font-size="10.5pt" officeooo:rsid="00359c2d" style:font-size-asian="10.5pt" style:font-size-complex="10.5pt"/>
    </style:style>
    <style:style style:name="T75" style:family="text">
      <style:text-properties fo:font-size="8pt" fo:font-weight="bold" style:font-size-asian="8pt" style:font-weight-asian="bold" style:font-size-complex="8pt" style:font-weight-complex="bold"/>
    </style:style>
    <style:style style:name="T76" style:family="text">
      <style:text-properties officeooo:rsid="00120962"/>
    </style:style>
    <style:style style:name="T77" style:family="text">
      <style:text-properties officeooo:rsid="0013c3a7"/>
    </style:style>
    <style:style style:name="T78" style:family="text">
      <style:text-properties officeooo:rsid="00159b8d"/>
    </style:style>
    <style:style style:name="T79" style:family="text">
      <style:text-properties officeooo:rsid="0015fde2"/>
    </style:style>
    <style:style style:name="T80" style:family="text">
      <style:text-properties officeooo:rsid="00183bd6"/>
    </style:style>
    <style:style style:name="T81" style:family="text">
      <style:text-properties officeooo:rsid="001cfea7"/>
    </style:style>
    <style:style style:name="T82" style:family="text">
      <style:text-properties officeooo:rsid="001e9400"/>
    </style:style>
    <style:style style:name="T83" style:family="text">
      <style:text-properties officeooo:rsid="001ec78f"/>
    </style:style>
    <style:style style:name="T84" style:family="text">
      <style:text-properties officeooo:rsid="00201777"/>
    </style:style>
    <style:style style:name="T85" style:family="text">
      <style:text-properties officeooo:rsid="0020a0e4"/>
    </style:style>
    <style:style style:name="T86" style:family="text">
      <style:text-properties officeooo:rsid="0021bf9d"/>
    </style:style>
    <style:style style:name="T87" style:family="text">
      <style:text-properties officeooo:rsid="00226d41"/>
    </style:style>
    <style:style style:name="T88" style:family="text">
      <style:text-properties officeooo:rsid="00255904"/>
    </style:style>
    <style:style style:name="T89" style:family="text">
      <style:text-properties officeooo:rsid="0027f9ac"/>
    </style:style>
    <style:style style:name="T90" style:family="text">
      <style:text-properties officeooo:rsid="0028fc18"/>
    </style:style>
    <style:style style:name="T91" style:family="text">
      <style:text-properties officeooo:rsid="002b2564"/>
    </style:style>
    <style:style style:name="T92" style:family="text">
      <style:text-properties officeooo:rsid="002cfd58"/>
    </style:style>
    <style:style style:name="T93" style:family="text">
      <style:text-properties officeooo:rsid="002de59e"/>
    </style:style>
    <style:style style:name="T94" style:family="text">
      <style:text-properties officeooo:rsid="002e0aba"/>
    </style:style>
    <style:style style:name="T95" style:family="text">
      <style:text-properties officeooo:rsid="002f3467"/>
    </style:style>
    <style:style style:name="T96" style:family="text">
      <style:text-properties officeooo:rsid="0031e1e6"/>
    </style:style>
    <style:style style:name="T97" style:family="text">
      <style:text-properties officeooo:rsid="0033879a"/>
    </style:style>
    <style:style style:name="T98" style:family="text">
      <style:text-properties officeooo:rsid="003566ed"/>
    </style:style>
    <style:style style:name="T99" style:family="text">
      <style:text-properties officeooo:rsid="00359c2d"/>
    </style:style>
    <style:style style:name="T100" style:family="text">
      <style:text-properties officeooo:rsid="0036e660"/>
    </style:style>
    <style:style style:name="T101" style:family="text">
      <style:text-properties officeooo:rsid="0038977b"/>
    </style:style>
    <style:style style:name="T102" style:family="text">
      <style:text-properties officeooo:rsid="00392996"/>
    </style:style>
    <style:style style:name="T103" style:family="text">
      <style:text-properties officeooo:rsid="003acbac"/>
    </style:style>
    <style:style style:name="T104" style:family="text">
      <style:text-properties officeooo:rsid="003b7430"/>
    </style:style>
    <style:style style:name="T105" style:family="text">
      <style:text-properties officeooo:rsid="003cfc0e"/>
    </style:style>
    <style:style style:name="T106" style:family="text">
      <style:text-properties officeooo:rsid="003f5f0a"/>
    </style:style>
    <style:style style:name="T107" style:family="text">
      <style:text-properties officeooo:rsid="0042138a"/>
    </style:style>
    <style:style style:name="T108" style:family="text">
      <style:text-properties officeooo:rsid="0043e9aa"/>
    </style:style>
    <style:style style:name="T109" style:family="text">
      <style:text-properties officeooo:rsid="00455736"/>
    </style:style>
    <style:style style:name="T110" style:family="text">
      <style:text-properties officeooo:rsid="004930d1"/>
    </style:style>
    <style:style style:name="T111" style:family="text">
      <style:text-properties officeooo:rsid="0049f4b4"/>
    </style:style>
    <style:style style:name="T112" style:family="text">
      <style:text-properties officeooo:rsid="004b27b5"/>
    </style:style>
    <style:style style:name="T113" style:family="text">
      <style:text-properties officeooo:rsid="004b3af1"/>
    </style:style>
    <text:list-style style:name="L1">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 import funkciója</text:h>
      <text:p text:style-name="Text_20_body">A LanView2 adatbázisának a feltöltésére nem interaktív lehetőséget kínál az import program. Annak érdekében, hogy minél egyszerűbben és tömörebben le lehessen írni egy egyedi nyelv lett tervezve a feladathoz, <text:span text:style-name="T76">ami aztán idővel jelentősen túlnőtt az eredeti feladaton. Mára a parser az API része lett, és egy egyre álltalánosabb neyelvi interfész a rendszerhez.</text:span></text:p>
      <text:p text:style-name="Text_20_body">Az import program kétféle üzemmódban tud működni, parancs módban közvetlenül feldolgozza a megadott szöveges állományt. Daemon módban viszont várakozik, az adatbázisban kiadott „NOTIFY import;” parancsra, akkor az imports adattáblában elhelyezett kódot hajtja végre.</text:p>
      <text:p text:style-name="Text_20_body">Az import parancs opciói:</text:p>
      <text:p text:style-name="P1">-u<text:tab/>--user-id &lt;id&gt;<text:tab/>Beállítja az user id-t (lanView user !)</text:p>
      <text:p text:style-name="P1">-U<text:tab/>--user-name &lt;name&gt;<text:tab/>Beállítja az nevet id-t (lanView user !)</text:p>
      <text:p text:style-name="P1">-i<text:tab/>--input-file &lt;path&gt;<text:tab/>A feldolgozandó forrás fájl megadása.</text:p>
      <text:p text:style-name="P1">-I<text:tab/>--input-stdin<text:tab/>Az stdin-röl várja a feldolgozandó adatfolyamot.</text:p>
      <text:p text:style-name="P1">-D<text:tab/>--daemon-mode<text:tab/>Daemon módú indítás</text:p>
      <text:p text:style-name="P1">-d<text:tab/>--debug-level &lt;level&gt; <text:s text:c="3"/>Nyomkövetési szint megadása</text:p>
      <text:p text:style-name="P1">-L<text:tab/>--log-file &lt;file name&gt;<text:tab/>Nyomkövetési kimenet megadása (alapértelmezetten az stderr)</text:p>
      <text:p text:style-name="P1">-v<text:tab/>--version<text:tab/>Az import verzióját írja ki, és kilép</text:p>
      <text:p text:style-name="P1">-V<text:tab/>--lib-version<text:tab/>Az API verzióját írja ki. És kilép.</text:p>
      <text:p text:style-name="P1">-h<text:tab/>--help<text:tab/>Kiírja a segítséget, és kilép.</text:p>
      <text:h text:style-name="Heading_20_2" text:outline-level="2">Daemon mód</text:h>
      <text:p text:style-name="Text_20_body">Az import daemon módban csak egy példányban futtatható. Bár a futtató környezet támogatja az elosztott működési módokat, de az import nem, mivel több példány esetén nem lehet különbséget tenni a példányok között a feldolgozás indításakor.</text:p>
      <text:p text:style-name="Text_20_body">Ebben az üzemmódban a feldolgozandó szöveget az adatbázis <text:span text:style-name="T18">imports</text:span> táblájából veszi a program. <text:span text:style-name="T91">Lsd.: database/imports.sql -t.</text:span></text:p>
      <text:p text:style-name="Text_20_body">Az import minden daemon módú indításkor hibával ('aborted') lezárja az összes függő rekordot. Ezután várakozik, a várakozási állapotból egy</text:p>
      <text:p text:style-name="example">NOTIFY import;</text:p>
      <text:p text:style-name="Text_20_body">SQL paranccsal lehet kibillenteni. Ekkor beolvassa a várakozó (<text:span text:style-name="T18">exec_state</text:span> = 'wait') rekordot, és forrásként feldolgozza az <text:span text:style-name="T18">impor</text:span><text:span text:style-name="T19">t_</text:span><text:span text:style-name="T18">text</text:span> mezőben kapott szöveget. A feldolgozás kezdetekor kitölti a pid, <text:span text:style-name="T18">started</text:span> mezőket, és az <text:span text:style-name="T18">exec_state</text:span> mezőt 'executed'-re állítja. A feldolgozás befejeztével kitölti az <text:span text:style-name="T18">ended</text:span> mezőt is, ha nem volt hiba akkor az <text:span text:style-name="T18">exec_state</text:span>, és <text:span text:style-name="T18">result_msg</text:span> 'ok'-ra lesz állítva, ha viszont hiba történt, akkor <text:span text:style-name="T18">exec_state</text:span> értéke 'faile' lesz, a <text:span text:style-name="T18">result_msg</text:span>-be kerül a részletes hiba üzenet, és ha keletkezett a hibáról log rekord, akkor azt a <text:span text:style-name="T18">applog_id</text:span>-be írja. A feldolgozás után az eredménytől függetlenül az import kilép.</text:p>
      <text:p text:style-name="Text_20_body">Az import nem számít arra, hogy egyszerre több imports rekord vár feldolgozásra. Ha ez mégis előfordulna, akkor csak egyet fog feldolgozni, a többi pedig a legközelebbi indításkor 'aborted' státuszt fog kapni. Ha az import esetleg nem kezelt hiba miatt lépne ki, akkor az újraindításkor az emiatt 'executed' státuszú rekord is 'aborted' státuszt kap, ekkor az eseményre a <text:span text:style-name="T18">pid</text:span>, és <text:span text:style-name="T18">started</text:span> mező nem NULL értékéből lehet következtetni.</text:p>
      <text:h text:style-name="Heading_20_2" text:outline-level="2">Hibakezelés</text:h>
      <text:p text:style-name="Text_20_body">Szintaktikai, adatbázis kezelési vagy bármilyen más hiba esetén az import befejezi működését. Azon túl hogy a hiba üzenetet kiírja a konzolra, megkísérel arról az adatbázisban egy hiba rekordot rögzíteni. Ezt a hiba rekordot egy külön tranzakcióban kísérli meg kiírni. (Lsd.: database/errlog.sql app_errs tábla).</text:p>
      <text:p text:style-name="Text_20_body">Továbbá az adatbázis logikának is van hiba táblája, amit akkor hoz létre, ha adatkezelés közben hibára fut (a tranzakciókezeléstől függetlenül). (Lsd.: database/errlog.sql db_errs tábla).</text:p>
      <text:h text:style-name="Heading_20_2" text:outline-level="2"><text:soft-page-break/>Az import szintaxisa</text:h>
      <text:h text:style-name="Heading_20_3" text:outline-level="3">Kulcsszavak</text:h>
      <text:p text:style-name="P112">ADD ADDRESS ALARM ALERT ALL ARP ARPS ATTACHED ATTEMPTS BACK BEGIN BOOLEAN BY BYTEA CACHE CASE CHANGE CHECK CLEAR COMMAND COMMUNITY CONFIG CONVERTER COPY DATA DATE DAY DEFAULT DEFAULTS DELEGATE DELETE DELETED DHCPD DISABLE DO <text:span text:style-name="T110">DOMAIN</text:span> DYNAMIC EDIT ENABLE END ENUM EXCEPT EXCLUDE EXEC EXPRESSION EXTERNAL FALSE FEATURES FIELD FILE FILTER FILTERS FIXIP FLAPPING FLOAT FOR FRAME FROM FRONT GATEWAY GROUP GUI HIDE HOST HUB IANA ICMP ID IFDEF IFNDEF IFTYPE IMAGE INCLUDE INHERIT INSERT INTEGER INTERVAL IP IPADDRESS LEFT LINE LINK LINKS LIST LLDP LOCAL LOOKUP MAC MACRO MASK MAX MENU MESSAGE NAME NAMES NC NIL NO NODE NORMAL NOTE NOTIF NULL OF OFF OFFS ON ONLY ORD OWN PARAM PARAMS PARENT PARSER PATCH PERIOD PERIODS PING PLACE PORT PORTS POST PREFIX PREP PRIME PRINTER PRIVATE PROC PROTOCOL PSEUDO QUERY RANGE RE READ REAL RECTANGLE REFINE REMOVE REPLACE RESET RETRY RIGHT RIGHTS ROLLBACK SAVE SCAN SENSORS SEQUENCE SERVER SERVICE SET SHAPE SHARED SNMP SSH STATE STEP STRING SUB SUBNET SUPERIOR SWITCH SYS TABLE TAG TCP TEL TEMPLATE TERM THIS TIME TIP TITLE TO TOOL TRUE TYPE UDP UPDATE USER VALUE VIEW VIRTUAL VLAN VLANS WHATS WORKSTATION WRITE YES</text:p>
      <text:h text:style-name="Heading_20_3" text:outline-level="3">Megjegyzések</text:h>
      <text:p text:style-name="Text_20_body">C++ stílusú (/* ... */ vagy // ...) megjegyzéseket lehet használni.</text:p>
      <text:h text:style-name="Heading_20_3" text:outline-level="3">Adatok</text:h>
      <text:list xml:id="list1670112496282592471" text:style-name="List_20_1">
        <text:list-item>
          <text:p text:style-name="P113">64 bites előjeles egész szám.</text:p>
          <text:list>
            <text:list-item text:start-value="1">
              <text:p text:style-name="P113">Ha 0-val kezdődik, nem tartalmazhat csak 0-7 számjegyeket, ekkor oktális számjegy.</text:p>
            </text:list-item>
            <text:list-item>
              <text:p text:style-name="P113">Ha nem nullával, de számjeggyel kezdődik és csak számjegyeket tartalmaz, akkor decimális szám.</text:p>
            </text:list-item>
            <text:list-item>
              <text:p text:style-name="P113">Ha 0x-el kezdődik, akkor hexadecimális számjegy</text:p>
            </text:list-item>
            <text:list-item>
              <text:p text:style-name="P113">A negatív értékek a '-' unáris operátorral adhatóak meg.</text:p>
            </text:list-item>
            <text:list-item>
              <text:p text:style-name="P60">Néhány objektum esetén lehetőség van egy függvényhívás szerű kifejezéssel a rekord <text:span text:style-name="T89">ID</text:span> lekérdezésére a név alapján, és ennek használatára egész értékként:</text:p>
              <text:list>
                <text:list-item>
                  <text:p text:style-name="P62"><text:span text:style-name="T36">ID NODE (</text:span><text:span text:style-name="T1">&lt;név&gt;</text:span><text:span text:style-name="T36">)</text:span><text:tab/>Patch panel, fali csatlakozó, hálózati elem</text:p>
                </text:list-item>
                <text:list-item>
                  <text:p text:style-name="P64"><text:span text:style-name="T36">ID PORT</text:span> <text:span text:style-name="T36">(</text:span><text:span text:style-name="T4">&lt;node név&gt;</text:span><text:span text:style-name="T36">:</text:span><text:span text:style-name="T1">&lt;port név&gt;</text:span><text:span text:style-name="T36">)</text:span><text:tab/>Node név, és port név alapján a port_id.</text:p>
                </text:list-item>
                <text:list-item>
                  <text:p text:style-name="P64"><text:span text:style-name="T36">ID PORT (</text:span><text:span text:style-name="T1">&lt;node név&gt;</text:span><text:span text:style-name="T53">:</text:span><text:span text:style-name="T1">&lt;port index&gt;</text:span><text:span text:style-name="T36">)</text:span><text:tab/>Node név, és port index alapján a port_id.</text:p>
                </text:list-item>
                <text:list-item>
                  <text:p text:style-name="P64"><text:span text:style-name="T36">ID SERVICE (</text:span><text:span text:style-name="T1">&lt;név&gt;</text:span><text:span text:style-name="T36">)</text:span><text:tab/>A <text:span text:style-name="T89">s</text:span>ervice név alapján a service_id</text:p>
                </text:list-item>
                <text:list-item>
                  <text:p text:style-name="P65"><text:span text:style-name="T36">ID SERVICE TYPE (</text:span><text:span text:style-name="T1">&lt;bév&gt;</text:span><text:span text:style-name="T36">)</text:span><text:tab/><text:span text:style-name="T77">A </text:span>s<text:span text:style-name="T77">ervice </text:span>typus<text:span text:style-name="T77"> név alapján a service_</text:span>type<text:span text:style-name="T77">_id</text:span></text:p>
                </text:list-item>
                <text:list-item>
                  <text:p text:style-name="P62"><text:span text:style-name="T36">ID PLACE (</text:span><text:span text:style-name="T1">&lt;név&gt;</text:span><text:span text:style-name="T36">)</text:span><text:tab/>Hely vagy helyiség.</text:p>
                </text:list-item>
                <text:list-item>
                  <text:p text:style-name="P63"><text:span text:style-name="T36">ID PLACE </text:span><text:span text:style-name="T37">GROUP</text:span><text:span text:style-name="T36"> (</text:span><text:span text:style-name="T1">&lt;név&gt;</text:span><text:span text:style-name="T36">)</text:span><text:tab/>Hely vagy helyiség <text:span text:style-name="T77">csoport</text:span>.</text:p>
                </text:list-item>
                <text:list-item>
                  <text:p text:style-name="P62"><text:span text:style-name="T36">ID TIME PERIOD (</text:span><text:span text:style-name="T1">&lt;név&gt;</text:span><text:span text:style-name="T72">)</text:span><text:tab/>Idő intervallum.</text:p>
                </text:list-item>
                <text:list-item>
                  <text:p text:style-name="P62"><text:span text:style-name="T36">ID SUBNET (</text:span><text:span text:style-name="T1">&lt;név&gt;</text:span><text:span text:style-name="T72">)</text:span><text:tab/>Idő alhálózati cím.</text:p>
                </text:list-item>
                <text:list-item>
                  <text:p text:style-name="P62"><text:span text:style-name="T36">ID IFTYPE (</text:span><text:span text:style-name="T1">&lt;név&gt;</text:span><text:span text:style-name="T72">)</text:span><text:tab/>Interfész (port) típus.</text:p>
                </text:list-item>
                <text:list-item>
                  <text:p text:style-name="P62"><text:span text:style-name="T36">ID VLAN (</text:span><text:span text:style-name="T1">&lt;név&gt;</text:span><text:span text:style-name="T72">)</text:span><text:tab/>Virtuális hálózat.</text:p>
                </text:list-item>
                <text:list-item>
                  <text:p text:style-name="P64"><text:span text:style-name="T36">ID USER (</text:span><text:span text:style-name="T4">&lt;név&gt;</text:span><text:span text:style-name="T36">)</text:span><text:tab/>Felhasználó</text:p>
                </text:list-item>
                <text:list-item>
                  <text:p text:style-name="P64"><text:span text:style-name="T36">ID USER GROUP (</text:span><text:span text:style-name="T4">&lt;név&gt;</text:span><text:span text:style-name="T36">)</text:span><text:tab/>Felhasználói csoport.</text:p>
                </text:list-item>
                <text:list-item>
                  <text:p text:style-name="P64"><text:span text:style-name="T36">ID GROUP (</text:span><text:span text:style-name="T4">&lt;név&gt;</text:span><text:span text:style-name="T36">)</text:span><text:tab/>Felhasználói csoport.</text:p>
                </text:list-item>
                <text:list-item>
                  <text:p text:style-name="P65"><text:span text:style-name="T36">ID TABLE SHAPE (</text:span><text:span text:style-name="T1">&lt;név&gt;</text:span><text:span text:style-name="T36">)</text:span></text:p>
                </text:list-item>
                <text:list-item>
                  <text:p text:style-name="P65"><text:span text:style-name="T36">ID TABLE SHAPE(</text:span><text:span text:style-name="T1">&lt;tábla&gt;</text:span><text:span text:style-name="T36">.</text:span><text:span text:style-name="T1">&lt;mező&gt;</text:span><text:span text:style-name="T36">)</text:span></text:p>
                </text:list-item>
                <text:list-item>
                  <text:p text:style-name="P66">ID HOST SERVICE (<text:span text:style-name="T61">&lt;host-service azonosító&gt;</text:span>)</text:p>
                </text:list-item>
              </text:list>
            </text:list-item>
          </text:list>
        </text:list-item>
      </text:list>
      <text:p text:style-name="P43">A <text:span text:style-name="T1">&lt;host-service azonosító&gt;</text:span> a következőképpen adható meg ( a fenti kifejezésekben az azonosító csak akkor lesz elfogadva, ha <text:s/>csak egy és csakis egy service példányt azonosít):</text:p>
      <text:list xml:id="list3728496883604831117" text:style-name="L1">
        <text:list-item>
          <text:p text:style-name="P72"><text:span text:style-name="T1">&lt;host név&gt;</text:span><text:span text:style-name="T36">.</text:span><text:span text:style-name="T1">&lt;service név&gt;</text:span><text:tab/></text:p>
        </text:list-item>
        <text:list-item>
          <text:p text:style-name="P72"><text:span text:style-name="T1">&lt;host név&gt;</text:span><text:span text:style-name="T53">:</text:span><text:span text:style-name="T1">&lt;port név&gt;</text:span><text:span text:style-name="T36">.</text:span><text:span text:style-name="T1">&lt;service név&gt;</text:span><text:tab/></text:p>
        </text:list-item>
        <text:list-item>
          <text:p text:style-name="P72"><text:soft-page-break/><text:span text:style-name="T1">&lt;host név&gt;</text:span><text:span text:style-name="T36">.</text:span><text:span text:style-name="T1">&lt;service név&gt; </text:span><text:span text:style-name="T36">(</text:span><text:span text:style-name="T1">[&lt;protokol&gt;]</text:span><text:span text:style-name="T53">:</text:span><text:span text:style-name="T1">[&lt;mód&gt;]</text:span><text:span text:style-name="T36">)</text:span></text:p>
        </text:list-item>
        <text:list-item>
          <text:p text:style-name="P72"><text:span text:style-name="T1">&lt;host név&gt;</text:span><text:span text:style-name="T53">:</text:span><text:span text:style-name="T1">&lt;port név&gt;</text:span><text:span text:style-name="T36">.</text:span><text:span text:style-name="T1">&lt;service név&gt; </text:span><text:span text:style-name="T36">(</text:span><text:span text:style-name="T1">[&lt;protokol&gt;]</text:span><text:span text:style-name="T53">:</text:span><text:span text:style-name="T1">[&lt;mód&gt;]</text:span><text:span text:style-name="T36">)</text:span></text:p>
        </text:list-item>
      </text:list>
      <text:list xml:id="list130656208976421" text:continue-list="list1670112496282592471" text:style-name="List_20_1">
        <text:list-item>
          <text:list>
            <text:list-item>
              <text:p text:style-name="P73">Definiálhatóak változók, melynek az értékére a <text:span text:style-name="T36">#</text:span><text:span text:style-name="T1">változó</text:span> formában hivatkozhatunk. A <text:span text:style-name="T36">#+</text:span><text:span text:style-name="T1">változó</text:span> kifejezéssel a változó értékét eggyel növeljük, a kifejezés értéke pedig a változó új értéke.</text:p>
              <text:p text:style-name="P73">Egész típusú változót értékadással hozhatunk létre pl.: <text:span text:style-name="T75">#V=12</text:span> kifejezés létrehoz egy V nevű egész típusú változót, aminek a 12 értéket adja. Ha nem létező változóra hivatkozunk, akkor hibajelzést kapunk.</text:p>
            </text:list-item>
            <text:list-item>
              <text:p text:style-name="P73">Továbbá a <text:span text:style-name="T36">#[</text:span><text:span text:style-name="T1">&lt;egész kifejezés&gt;</text:span><text:span text:style-name="T36">]</text:span> formában megadhatunk egész kifejezéseket. A használható aritmetikai operátorok: +, –, *, /, |, &amp;. Ahol a | a bitenkénti vagy, az &amp; a bitenkénti és.</text:p>
            </text:list-item>
          </text:list>
        </text:list-item>
        <text:list-item>
          <text:p text:style-name="P113">Valós szám: Mint a decimális szám, de tartalmazhat egy db. pont (tizedespont) karaktert. nem kezdődhet '.' karakterrel, a pont előtt kell legalább egy 0 karakter. A negatív értékek a '-' unáris operátorral adhatóak meg.</text:p>
        </text:list-item>
        <text:list-item>
          <text:p text:style-name="P113">String (karakter sorozat)</text:p>
          <text:list>
            <text:list-item>
              <text:p text:style-name="P113">Egy stringet nem kell idézőjelbe tenni, ha nem számjeggyel kezdődik, csak alfanumerikus karaktereket tartalmaz, és nem kulcsszó. Az ilyen stringekre név típusként is fogok hivatkozni.</text:p>
            </text:list-item>
            <text:list-item>
              <text:p text:style-name="P113">Kétféle idézőjel használható. Egyik a szokásos kettős aposztróf.</text:p>
            </text:list-item>
            <text:list-item>
              <text:p text:style-name="P113">A másik idézőjel forma a $&lt;kulcs&gt;$, ahol a kulcs üres, vagy alfanumerikus karakterek sorozata: pl.:</text:p>
            </text:list-item>
          </text:list>
        </text:list-item>
      </text:list>
      <text:p text:style-name="example">$$Ez egy idézőjeles szöveg, amiben lehet "-jel.$$</text:p>
      <text:p text:style-name="example">$aa$Ez egy idézőjeles szöveg $bb$és benne egy másik.$bb$$aa$</text:p>
      <text:list xml:id="list130657256272534" text:continue-numbering="true" text:style-name="List_20_1">
        <text:list-item>
          <text:list>
            <text:list-header>
              <text:p text:style-name="P113">A kettős felülvonás idézőjel használatakor feldolgozásra kerülnek az un. escape szekvenciák. A $$ idézőjelek esetén nem. Így a "\n" egy soremelést tartalmaz, a $$\n$$ pedig a két megadott karakter.</text:p>
            </text:list-header>
            <text:list-item>
              <text:p text:style-name="P113">A <text:span text:style-name="T36">NULL</text:span> kulcsszó egy „NULL” stringet jelent.</text:p>
            </text:list-item>
            <text:list-item>
              <text:p text:style-name="P113"><text:span text:style-name="T36">STRING(</text:span><text:span text:style-name="T1">&lt;egész kifejezés&gt;</text:span><text:span text:style-name="T36">)</text:span><text:tab/>Szám, stri<text:span text:style-name="T78">n</text:span>ggé konvertálva.</text:p>
            </text:list-item>
            <text:list-item>
              <text:p text:style-name="P113"><text:span text:style-name="T36">MASK(</text:span><text:span text:style-name="T1">&lt;string kifejezés&gt;</text:span><text:span text:style-name="T53">,</text:span><text:span text:style-name="T1"> &lt;egész kifejezés&gt;</text:span><text:span text:style-name="T36">)</text:span><text:tab/>Konverzió egy maszk alapján: Ha a minta tartalmaz '?' helyettesítő karaktereket <text:span text:style-name="T86">(több helyettesítő karakter, csak egybefüggő területet jelölhet)</text:span>,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p>
            </text:list-item>
            <text:list-item>
              <text:p text:style-name="P113"><text:span text:style-name="T36">MACRO</text:span> (&lt;név&gt;)<text:tab/>A makró törzsét adja vissza a név alapján. Ha nem definiált a megadott nevű makró, akkor hibaüzenetet kapunk.</text:p>
            </text:list-item>
          </text:list>
          <text:list>
            <text:list-item>
              <text:p text:style-name="P113"><text:span text:style-name="T4">&lt;obj. name&gt;</text:span><text:span text:style-name="T18"> </text:span><text:span text:style-name="T36">TEMPLATE</text:span> <text:span text:style-name="T36">(</text:span><text:span text:style-name="T1">&lt;név&gt;</text:span><text:span text:style-name="T36">)<text:tab/></text:span><text:span text:style-name="T67">A megadott objektum típushoz ( </text:span><text:span text:style-name="T36">PATCH</text:span><text:span text:style-name="T67">, </text:span><text:span text:style-name="T36">NODE</text:span><text:span text:style-name="T67">) tartozó minta tartalmát adja vissza.</text:span></text:p>
            </text:list-item>
          </text:list>
        </text:list-item>
        <text:list-item>
          <text:p text:style-name="P113">IPV4<text:tab/>hálózati címet a szokásos módon adhatunk meg <text:span text:style-name="T78">pl.:</text:span> 172.20.1.3</text:p>
        </text:list-item>
        <text:list-item>
          <text:p text:style-name="P113">IPV6<text:tab/>Szintén a szokásos módon adható meg.</text:p>
        </text:list-item>
        <text:list-item>
          <text:p text:style-name="P113">MAC<text:tab/>Ethernet cím. A szokásos formátumok támogatottak</text:p>
        </text:list-item>
        <text:list-item>
          <text:p text:style-name="P113">subnet<text:tab/>Mindkét szokásos forma megengedett: 172.20.1.0/24 vagy 172.20.1.0/255.255.255.0</text:p>
        </text:list-item>
        <text:list-item>
          <text:p text:style-name="P113">polygon<text:tab/>Koordináták sorozata : <text:span text:style-name="T36">{ [</text:span><text:span text:style-name="T1">x1</text:span><text:span text:style-name="T36">,</text:span> <text:span text:style-name="T1">y1</text:span><text:span text:style-name="T36">], [</text:span><text:span text:style-name="T1">x2</text:span><text:span text:style-name="T36">,</text:span> <text:span text:style-name="T1">y2</text:span><text:span text:style-name="T36">]</text:span> ... <text:span text:style-name="T36">}</text:span>, ahol x és y lebegőpontos, vagy egész előjeles értékek, <text:span text:style-name="T78">ill. kifejezés</text:span>. <text:span text:style-name="T89">Ha csak két pont van megadva, az egy négyzetet reprezentál.</text:span></text:p>
        </text:list-item>
        <text:list-item>
          <text:p text:style-name="P113">Kábel megosztások. Nyolc lehetséges értéke van (nem számolva azt az esetet, amikor nincs megosztás, <text:span text:style-name="T89">ill. nincs bekötve a port</text:span>) az értékek név, ill. stringként adhatóak meg:</text:p>
          <text:list>
            <text:list-item>
              <text:p text:style-name="P113">A<text:tab/>Az 1., 2., 3. és 6. erek használata, 2 érpár.</text:p>
            </text:list-item>
            <text:list-item>
              <text:p text:style-name="P113">B<text:tab/>A 4., 5., 7. és 8. erek használata, 2 érpár.</text:p>
            </text:list-item>
            <text:list-item>
              <text:p text:style-name="P113">AA<text:tab/>Az 1. és 2. erek használata, 1 érpár.</text:p>
            </text:list-item>
            <text:list-item>
              <text:p text:style-name="P113">AB<text:tab/>A 3. és 6. erek használata, 1 érpár.</text:p>
            </text:list-item>
            <text:list-item>
              <text:p text:style-name="P113">BA<text:tab/>A 4. és 5. erek használata, 1 érpár.</text:p>
            </text:list-item>
            <text:list-item>
              <text:p text:style-name="P113">BB<text:tab/>A 7. és 8. erek használata, 1 érpár.</text:p>
            </text:list-item>
            <text:list-item>
              <text:p text:style-name="P113">C<text:tab/>A 3. és 4. erek használata.</text:p>
            </text:list-item>
            <text:list-item>
              <text:p text:style-name="P113">D<text:tab/>A 5. és 6. erek használata.</text:p>
            </text:list-item>
            <text:list-item>
              <text:p text:style-name="P115">NC<text:tab/>Nincs bekötve</text:p>
            </text:list-item>
          </text:list>
        </text:list-item>
        <text:list-item>
          <text:p text:style-name="P113">Logikai érték: Az <text:span text:style-name="T36">ON</text:span><text:span text:style-name="T67">,</text:span><text:span text:style-name="T36"> YES</text:span><text:span text:style-name="T67"> és </text:span><text:span text:style-name="T36">TRUE</text:span> kulcsszavak igaz értéket, az <text:span text:style-name="T36">OFF</text:span>, <text:span text:style-name="T36">NO</text:span> és <text:span text:style-name="T36">FALSE</text:span> kulcsszavak pedig hamis értéket jelentenek.</text:p>
        </text:list-item>
        <text:list-item>
          <text:p text:style-name="P113">Egyes helyeken megadható a fentebb felsorolt típusok bármelyike, ezeken a helyeken kifejezések is megadhatóak a megfelelő zárójelezéssel.</text:p>
        </text:list-item>
        <text:list-item>
          <text:p text:style-name="P113">Listák</text:p>
          <text:list>
            <text:list-item>
              <text:p text:style-name="P113">string listák. Stringek felsorolása, ahol az elválasztó karakter a vessző. A lista, vagy annak egy része generálható a <text:span text:style-name="T36">LIST</text:span> <text:soft-page-break/>kulcsszó használatával:</text:p>
            </text:list-item>
          </text:list>
        </text:list-item>
      </text:list>
      <text:p text:style-name="example">LIST <text:span text:style-name="T4">&lt;egész kifejezés&gt;</text:span> TO <text:span text:style-name="T4">&lt;egész kifejezés&gt;</text:span> MASK <text:span text:style-name="T4">&lt;string&gt;</text:span></text:p>
      <text:p text:style-name="example">LIST <text:span text:style-name="T4">&lt;egész kifejezés&gt;</text:span> TO <text:span text:style-name="T4">&lt;egész kifejezés&gt;</text:span> STEP <text:span text:style-name="T4">&lt;egész kifejezés&gt;</text:span> MASK <text:span text:style-name="T61">&lt;string&gt;</text:span></text:p>
      <text:list xml:id="list130657243216021" text:continue-numbering="true" text:style-name="List_20_1">
        <text:list-item>
          <text:list>
            <text:list-header>
              <text:p text:style-name="P113">A <text:span text:style-name="T36">LIST</text:span> utáni kifejezés értékétől a <text:span text:style-name="T36">TO</text:span> utáni kifejezés értékéig növelünk egy ciklusváltozót, és minden elemel generálunk egy stringet a fentebb leírt <text:span text:style-name="T36">MASK</text:span> stílusú string konverzióval. Ha a ciklusváltózó értéke egyenlő lesz a <text:span text:style-name="T36">TO</text:span> utáni <text:span text:style-name="T79">kifejezéssel</text:span>, akkor az azzal konvertált érték mé<text:span text:style-name="T79">g</text:span> eleme lesz a listának. Ha megadjuk a <text:span text:style-name="T36">STEP</text:span> kulcsszót, akkor 1 helyett az utána megadott érték lesz a lépésköz. Pl.:</text:p>
            </text:list-header>
          </text:list>
        </text:list-item>
      </text:list>
      <text:p text:style-name="example">LIST 1 TO 8 MASK ”p??”</text:p>
      <text:list xml:id="list130657181621761" text:continue-numbering="true" text:style-name="List_20_1">
        <text:list-item>
          <text:list>
            <text:list-header>
              <text:p text:style-name="P114">kifejezés eredménye a:</text:p>
              <text:p text:style-name="P119">p01, p02,p03,p04,p05,p06,p07,p08</text:p>
              <text:p text:style-name="P114">lista.</text:p>
            </text:list-header>
          </text:list>
        </text:list-item>
      </text:list>
      <text:p text:style-name="P127">Megjegyzés:</text:p>
      <text:p text:style-name="P46"><text:span text:style-name="T92">Mivel a lista elemek a fenti példában betűvel kezdődnek, és csak alfanumerikus karaktereket tartalmaznak, nem kulcsszavak, nem kell idézőjelbe tenni az elemeket, ha az előző feltételek nem teljesülnek az idézőjelekről is gondoskodni kell!</text:span>. <text:span text:style-name="T80">A LIST működése makró jellegű, a makró feldolgozás pedig rekurzív.</text:span></text:p>
      <text:p text:style-name="P51">Ha ki kell kényszeríteni a lista elemek idézőjelezését, akkor használhatjuk az alternatív idézőjeleket:</text:p>
      <text:p text:style-name="example">LIST 1 TO 8 MASK <text:span text:style-name="T100">$$</text:span>”??”<text:span text:style-name="T100">$$</text:span></text:p>
      <text:p text:style-name="P52">kifejezés eredménye a:</text:p>
      <text:p text:style-name="example">”01”,”02”, ”03”,”04”,”05”,”06”,”07”,”08”</text:p>
      <text:p text:style-name="P52">lista.</text:p>
      <text:list xml:id="list130656380581455" text:continue-numbering="true" text:style-name="List_20_1">
        <text:list-item>
          <text:list>
            <text:list-item>
              <text:p text:style-name="P113">Egész számok listája. Szintén a vessző az elválasztó jel, és a lista vagy annak egy része szintén generálható a <text:span text:style-name="T36">LIST</text:span> kulcsszó használatával:</text:p>
            </text:list-item>
          </text:list>
        </text:list-item>
      </text:list>
      <text:p text:style-name="example">LIST <text:span text:style-name="T4">&lt;egész kifejezés&gt;</text:span> TO <text:span text:style-name="T4">&lt;egész kifejezés&gt;</text:span></text:p>
      <text:p text:style-name="example"><text:span text:style-name="T53">LIST</text:span><text:span text:style-name="T4"> &lt;egész kifejezés&gt;</text:span><text:span text:style-name="T53"> TO </text:span><text:span text:style-name="T4">&lt;egész kifejezés&gt;</text:span><text:span text:style-name="T53"> STEP </text:span><text:span text:style-name="T4">&lt;egész kifejezés&gt;</text:span></text:p>
      <text:list xml:id="list130657590714105" text:continue-numbering="true" text:style-name="List_20_1">
        <text:list-item>
          <text:list>
            <text:list-item>
              <text:p text:style-name="P113">Változó típusú elemek listája. A lista elem bármilyen (fentebb felsorolt nem lista) típusú lehet. Itt is lehetőség van a lista egészének vagy egy részének a <text:span text:style-name="T36">LIST</text:span> kulcsszóval való legenerálására a fentebb említett kifejezések bármelyikével, természetesen a legenerált lista elemek típusa csak string, vagy egész típus lehet.</text:p>
            </text:list-item>
          </text:list>
        </text:list-item>
      </text:list>
      <text:h text:style-name="Heading_20_3" text:outline-level="3">Makrók</text:h>
      <text:p text:style-name="Text_20_body">Makrók a MACRO kulcsszóval definiálhatóak:</text:p>
      <text:list xml:id="list5276003999742945154" text:style-name="L2">
        <text:list-item>
          <text:p text:style-name="P120">MACRO <text:span text:style-name="T4">&lt;makro név&gt; &lt;makró törzs&gt;</text:span>;</text:p>
        </text:list-item>
      </text:list>
      <text:p text:style-name="Text_20_body">Ahol a makró neve és a törzse is string. A makró névnek meg kell felelnie a név típusnál megadott feltételeknek, és nem szabad idézőjelbe tenni. A makró törzsében <text:span text:style-name="T79">opcionális</text:span> paraméterek is megadhatók : %1, %2 … formában. Ezek a híváskor megadott paraméterekkel helyettesítődnek. A makró hívása a $&lt;név&gt;, vagy a $&lt;név&gt;(&lt;paraméterek&gt;) formában történhet, a paraméterek szeparátora a vessző. Ha a paraméter tartalmaz vesszőt, akkor a paramétert kettős aposztróf idézőjelek közé kell tenni, ami a paraméter értékében nem fog megjelenni. A makró kifejtés rekurzív, vagyis ha a makró által kifejtett szöveg makró hivatkozást tartalmaz, akkor az is kifejtődik, és így tovább. Pl.:</text:p>
      <text:p text:style-name="example">MACRO Sw <text:s/>$$ SNMPDEV "%1.xyz.local" LOOKUP ARP "%2" { PORTS BY SNMP; } $$;</text:p>
      <text:p text:style-name="example">MACRO P24 $$ PATCH <text:s text:c="2"/>"%1" "%2" COPY FROM patch24; $$;</text:p>
      <text:p text:style-name="example">MACRO P48 $$ PATCH <text:s text:c="2"/>"%1" "%2" COPY FROM patch48; $$;</text:p>
      <text:p text:style-name="example">$Sw(sw1,”Az első switch”)</text:p>
      <text:p text:style-name="example">$P24(P1,”Els<text:span text:style-name="T86">ő</text:span> patch panel”)</text:p>
      <text:p text:style-name="Text_20_body">Egy makró felüldefiniálható.</text:p>
      <text:p text:style-name="Text_20_body">Lehetséges egy makró definíciót az adatbázisban rögzíteni:</text:p>
      <text:p text:style-name="example"><text:s/>MACRO <text:span text:style-name="T4">&lt;makro név&gt; &lt;makró törzs&gt; [&lt;leírás&gt;] </text:span><text:span text:style-name="T53">SAVE;</text:span></text:p>
      <text:p text:style-name="Text_20_body">Ekkor a makrót nem kell minden alkalommal definiálni. Az adatbázisban rögzített makrót az első forma szerint felüldefiniálhatjuk, ekkor az új makró definíció lesz az aktuális (ideiglenesen), de az adatbázisban lévő makró definíció nem változik. A mentett makrót csak úgy tudjuk az adatbázisban módosítani, ha előtte töröljük, mert az adatbázisban elmentett makróra megadva a fenti definíciót hibaüzenetet kapunk.</text:p>
      <text:p text:style-name="Text_20_body">Egy makró a</text:p>
      <text:p text:style-name="example">DELETE MACRO <text:span text:style-name="T4">&lt;makro név&gt;</text:span><text:span text:style-name="T53">;</text:span></text:p>
      <text:p text:style-name="Text_20_body">paranccsal törölhető. Ha nincs ilyen makró, akkor nem kapunk semmilyen hibaüzenetet. A parancs mind az adatbázisból mind az ideiglenes táblából törli a megadott nevű makrót, ha létezik.</text:p>
      <text:p text:style-name="Text_20_body">Egy definiált makrónak lehetséges többszöri meghívása egy paraméter listával:</text:p>
      <text:p text:style-name="example">FOR <text:span text:style-name="T4">&lt;változó </text:span><text:span text:style-name="T5">típusú</text:span><text:span text:style-name="T4"> lista&gt;</text:span> DO MACRO <text:span text:style-name="T17">&lt;macro név&gt;</text:span>;</text:p>
      <text:p text:style-name="Text_20_body">Magyarázat helyett egy példa:</text:p>
      <text:p text:style-name="example">MACRO Sw $$ <text:span text:style-name="T79">HOST </text:span>SNMP "%1.xyz.local" LOOKUP ARP "%2" { PORTS BY SNMP; } $$;</text:p>
      <text:p text:style-name="example">FOR </text:p>
      <text:p text:style-name="example"><text:s text:c="4"/>"xx1,xx rendező 1. switch",</text:p>
      <text:p text:style-name="example"><text:s text:c="4"/>"xx2,xx rendező 2. switch",</text:p>
      <text:p text:style-name="example"><text:s text:c="4"/>"xx3,xx rendező 3. switch"</text:p>
      <text:p text:style-name="example"><text:soft-page-break/>DO Sw;</text:p>
      <text:p text:style-name="Text_20_body">A fenti néhány sor egyenértékű a következő sorokkal:</text:p>
      <text:p text:style-name="example"><text:span text:style-name="T79">HOST </text:span>SNMP "xx1.xyz.local" LOOKUP ARP "xx rendező 1. switch" { PORTS BY SNMP; }</text:p>
      <text:p text:style-name="example"><text:span text:style-name="T79">HOST </text:span>SNMP "xx2.xyz.local" LOOKUP ARP "xx rendező 2. switch" { PORTS BY SNMP; }</text:p>
      <text:p text:style-name="example"><text:span text:style-name="T79">HOST S</text:span>NMP "xx3.xyz.local" LOOKUP ARP "xx rendező 3. switch" { PORTS BY SNMP; }</text:p>
      <text:p text:style-name="Text_20_body">A FOR -ban nem szükséges előre definiált makrót használni, megadhatjuk közvetlenül a makró törzset is:</text:p>
      <text:p text:style-name="example">FOR <text:span text:style-name="T4">&lt;változó </text:span><text:span text:style-name="T5">típusú</text:span><text:span text:style-name="T4"> lista&gt;</text:span> DO <text:span text:style-name="T17">&lt;macro törzs&gt;</text:span>;</text:p>
      <text:p text:style-name="Text_20_body">Ez egyenértékű azzal, hogy definiálunk egy '__' nevű makrót a fenti makró <text:span text:style-name="T79">törzzsel</text:span>, és aztán ezt hívjuk a fentebb megadott formában. (Az így definiált makró nem törlődik, ha létezett felülíródik).</text:p>
      <text:p text:style-name="P42">Speciális makróknak tekinthetőek a template-k is, melyek a PATCH és NODE típusú objektumok definiálását könnyítik meg, leírásukat lásd később.</text:p>
      <text:h text:style-name="P118" text:outline-level="3">Vezérlés jellegű utasítások</text:h>
      <text:p text:style-name="Text_20_body">Az INCLUDE kulcsszó segítségével más szöveges fájlok feldogozását tudjuk beilleszteni:</text:p>
      <text:p text:style-name="example">INCLUDE <text:span text:style-name="T4">&lt;path&gt;</text:span>;</text:p>
      <text:h text:style-name="Heading_20_3" text:outline-level="3">Tranzakciókezelés</text:h>
      <text:p text:style-name="Text_20_body">Három kulcsszó használatával valósítható meg a tranzakciókezelés: <text:span text:style-name="T36">BEGIN</text:span>, <text:span text:style-name="T36">END</text:span>, és <text:span text:style-name="T36">ROLLBACK</text:span>.</text:p>
      <text:p text:style-name="Text_20_body">Az import a feldogozását mindig egy tranzakció indítással kezd<text:span text:style-name="T79">i</text:span>, amit a feldolgozás után, ha nem volt hiba, egy end tranzakció, ill. hiba esetén egy rollback-al zár le.</text:p>
      <text:h text:style-name="P116" text:outline-level="3">Globális jelentésű kulcsszavakat</text:h>
      <text:p text:style-name="P29">Minden új objektum megadásakor, ha az objektum már létezik, hibajelzést kapunk (és megszakad a feldolgozás). A legtöbb objektum esetén a definícióban megadhatjuk a <text:span text:style-name="T36">REPLACE </text:span><text:span text:style-name="T69">vagy</text:span><text:span text:style-name="T47"> INSERT</text:span> kulcsszót, aminek hatására, ha az objektum már létezik, akkor az felülírásra kerül. Ebben az esetben az objektum azonosító (ID) nem változik, és az objektum kapcsolata egyéb objektumokkal változatlan marad, csak az adat tartalom változik. Ugyan ez igaz az így felülírt objektumok <text:span text:style-name="T92">al-</text:span>objektumaira is (pl. hálózati elemek portjai), ha az al-objektumot megadtuk azonos névvel, akkor annak az ID-je és kapcsolatai megmaradnak, amit nem <text:span text:style-name="T92">adtunk meg,</text:span> azok <text:span text:style-name="T92">az al-objektumok</text:span> törlődnek.</text:p>
      <text:p text:style-name="P30">Ha a fenti működést alapértelmezetté akarjuk tenni, akkor a következő parancsot kell kiadni:</text:p>
      <text:p text:style-name="P12">SET REPLACE;</text:p>
      <text:p text:style-name="P30">Ezután minden objektum definíciónál (melyeknél a <text:span text:style-name="T36">REPLACE</text:span> megadható), ha olyan objektumot adunk meg ami már létezik, akkor a fenti módon felülírás történik.</text:p>
      <text:p text:style-name="P30">Ezzel ellentétes hatású a</text:p>
      <text:p text:style-name="example">SET INSERT;</text:p>
      <text:p text:style-name="P30">utasítás. Objektum definíciókban a felülírás letiltható az <text:span text:style-name="T36">INSERT</text:span> kulcsszóval.</text:p>
      <text:p text:style-name="P31">Azt, hogy az INSERT vagy REPLACE mód legyen érvényben, a „global_replaxe_flag” boolean típusú rendszerváltozó értéke határozza meg. Ha értéke igaz, akkor a REPLACE, ha hamis, vagy nem létezik, akkor az INSERT van érvényben alapértelmezés szerint.</text:p>
      <text:p text:style-name="P31">Hálózati elemek esetén az objektum helyét, ill. helyiség definíciókban a parent-et, nem kell minden esetben megadni, megadhatjuk globálisan is, ha kiadjuk a:</text:p>
      <text:p text:style-name="example">SET PLACE <text:span text:style-name="T4">&lt;név&gt;</text:span>;</text:p>
      <text:p text:style-name="P31">parancsot. Ezután, ha nem adtuk meg a helyet, akkor az alapértelmezett <text:span text:style-name="T93">hely</text:span> „unknown”, <text:span text:style-name="T93">ill. alapértelmezett parent a „root”</text:span> helyett a fenti helyiségnév lesz az alapértelmezett<text:span text:style-name="T93">en</text:span>.</text:p>
      <text:h text:style-name="Heading_20_3" text:outline-level="3">Objektumok törlése</text:h>
      <text:p text:style-name="Text_20_body">A <text:span text:style-name="T36">DELETE</text:span> kulcsszóval lehetőség van egyes objektumok törlésére: </text:p>
      <text:p text:style-name="example">DELETE <text:span text:style-name="T4">&lt;object type&gt; &lt;név/minta lista&gt;</text:span>;</text:p>
      <text:p text:style-name="Text_20_body">Ahol:</text:p>
      <text:list xml:id="list813453973861496949" text:style-name="L3">
        <text:list-item>
          <text:p text:style-name="P75">&lt;object type&gt;<text:tab/>A törölni kíván objektum típusa : <text:span text:style-name="T40">MACRO</text:span><text:span text:style-name="T90">, </text:span><text:span text:style-name="T36">PLACE, </text:span><text:span text:style-name="T38">PLACE GROUP, USER, </text:span><text:span text:style-name="T68">[</text:span><text:span text:style-name="T38">USER</text:span><text:span text:style-name="T68">]</text:span><text:span text:style-name="T38"> GROUP </text:span>, <text:span text:style-name="T36">PATCH</text:span>, <text:span text:style-name="T36">NODE, VLAN</text:span>, <text:span text:style-name="T36">SUBNET, </text:span><text:span text:style-name="T40">SERVICE</text:span><text:span text:style-name="T36">, TABLE SHAPE, ENUM TITLE</text:span>.</text:p>
        </text:list-item>
        <text:list-item>
          <text:p text:style-name="P74">&lt;név/minta lista&gt;<text:tab/>A törölni kívánt objektumok nevei, <text:span text:style-name="T79">ill.</text:span> egy az SQL LIKE operátoránál használt minták, az összes mintára illeszkedő objektum törölve lesz.</text:p>
        </text:list-item>
      </text:list>
      <text:p text:style-name="Text_20_body">A node típusú objektumoknál megadott mentett minták törlése a következő paranccsal történhet:</text:p>
      <text:p text:style-name="P9">DELETE TEMPLATE <text:span text:style-name="T4">&lt;object type&gt;</text:span> <text:span text:style-name="T4">&lt;név&gt;</text:span>;</text:p>
      <text:p text:style-name="Text_20_body">Ahol:</text:p>
      <text:list xml:id="list130657707507185" text:continue-numbering="true" text:style-name="L3">
        <text:list-item>
          <text:p text:style-name="P74"><text:soft-page-break/>&lt;object type&gt;<text:tab/>Az objektum típusa : <text:span text:style-name="T36">PATCH</text:span>, vagy <text:span text:style-name="T36">NODE</text:span>.</text:p>
        </text:list-item>
        <text:list-item>
          <text:p text:style-name="P74">&lt;név&gt;<text:tab/>A törölni kívánt objektum minta neve.</text:p>
        </text:list-item>
      </text:list>
      <text:p text:style-name="Text_20_body">Egyes objektumok esetén egy kicsit eltérő a szintaxis:</text:p>
      <text:list xml:id="list2020778292850817709" text:style-name="L4">
        <text:list-item>
          <text:p text:style-name="P106">A host_services rekord törlése:</text:p>
          <text:p text:style-name="P121">DELETE HOST <text:span text:style-name="T4">&lt;n</text:span><text:span text:style-name="T6">év/minta lista</text:span><text:span text:style-name="T4">&gt; </text:span><text:span text:style-name="T53">SERVICE</text:span><text:span text:style-name="T4"> &lt;név/minta lista&gt;</text:span>;</text:p>
          <text:p text:style-name="P77">vagy<text:line-break/><text:span text:style-name="T36">DELETE HOST</text:span> <text:span text:style-name="T53">SERVICE</text:span><text:span text:style-name="T4"> &lt;azonosító lista&gt;</text:span>;<text:line-break/>Ahol az azonosító lista elemeinek az értelmezése hasonló az ID HOST SERVICE(&lt;azonosító&gt;) -nál fentebb leírtakhoz, azzal a különbséggel, hogy itt elfogadott az olyan azonosító is, mely több objektumot azonosít. Nincs hibaüzenet akkor sem, ha az azonosító nem illik egyik objektumra sem.</text:p>
        </text:list-item>
        <text:list-item>
          <text:p text:style-name="P78"><text:span text:style-name="T36">ENUM TITLE </text:span><text:span text:style-name="T4">&lt;típus név&gt; &lt;érték lista&gt;</text:span><text:span text:style-name="T36">;</text:span><text:line-break/>Az egyszerű alak az enumerációs típushoz tartozó összes érték megnevezést törli. A fenti esetben csak a megadott értékek törlődnek.</text:p>
        </text:list-item>
        <text:list-item>
          <text:p text:style-name="P76">Fizikai linkek törlése (phs_links_<text:span text:style-name="T81">t</text:span>able rekordok törlése<text:span text:style-name="T90">)</text:span>:</text:p>
          <text:p text:style-name="P121">DELETE LINK <text:span text:style-name="T4">&lt;node neve&gt; &lt;port név/minta lista&gt;</text:span>;</text:p>
          <text:p text:style-name="P121">DELETE LINK <text:span text:style-name="T4">&lt;node név lista&gt; </text:span>;</text:p>
          <text:p text:style-name="P121">DELETE LINK <text:span text:style-name="T4">&lt;node neve&gt; &lt;port index kezdő&gt; [&lt;port index záró&gt;</text:span>;</text:p>
          <text:p text:style-name="P76">Az első esetben a megadott hálózati elemének a megadott nevű port név mintához tartozó linkeket törli. A második esetben a megadott összes elem összes linkje törlődik. A harmadik esetben a portot az indexe azonosítja, és ha két index értéket adunk meg akkor a kezdeti és vég érték szerinti és az azok közötti portokhoz tartozó linkeket törli.</text:p>
        </text:list-item>
        <text:list-item>
          <text:p text:style-name="P76">Végül a GUI menük törlése csak az olvashatóság miatt eltérő szintaxisú, itt. A menü elemek egyenkénti törlése nem lehetséges:</text:p>
          <text:p text:style-name="P121">DELETE GUI<text:span text:style-name="T4"> &lt;név/minta lista&gt; </text:span><text:span text:style-name="T53">MENU;</text:span></text:p>
        </text:list-item>
        <text:list-item>
          <text:p text:style-name="P122"><text:span text:style-name="T61">A query_parsers rekor</text:span><text:span text:style-name="T65">d</text:span><text:span text:style-name="T61">ok a szolgáltatás név alapján törölhetőek:</text:span><text:span text:style-name="T53"><text:line-break/>DELETE QUERY PARSER </text:span><text:span text:style-name="T4">&lt;nevek&gt;</text:span><text:span text:style-name="T53">;</text:span></text:p>
        </text:list-item>
      </text:list>
      <text:h text:style-name="Heading_20_3" text:outline-level="3">Lekérdezés jellegű funkciók</text:h>
      <text:p text:style-name="Text_20_body">Annak érdekében, hogy ne keljen megadni Az<text:span text:style-name="T81"> aktív</text:span> <text:span text:style-name="T36">NODE</text:span> objektumoknál, és interfészeknél (<text:span text:style-name="T36">PORT</text:span>) a Név, IP cím, MAC cím hármasból mindegyiket. Lehetőség van ennek felderítésére.</text:p>
      <text:p text:style-name="Text_20_body">Ha az eszköz neve a cím alapján, vagy fordítva, felderíthető a DNS szolgáltatással, akkor a két adatból elég csak az egyiket megadni, és a másiknál a <text:span text:style-name="T36">LOOKUP</text:span> kulcsszóval jelezni, hogy azt a DNS szolgáltatáson keresztül kell lekérdezni. Az import program a DNS lekérdezéseket a rendszer beállítások alapján végzi.</text:p>
      <text:p text:style-name="Text_20_body">Lehetőség van az IP címből a MAC cím kiderítésére, ill. a MAC-ból az IP cím kiderítésére:</text:p>
      <text:p text:style-name="example">ADD ARP LOCAL BY PROC FILE ”/proc/net/arp”;</text:p>
      <text:p text:style-name="example">ADD ARP LOCAL BY DHCPD CONFIG "/etc/dhcp3/dhcpd.conf";</text:p>
      <text:p text:style-name="example">ADD ARP SERVER 172.20.11.1 BY SNMP COMMUNITY "public";</text:p>
      <text:p text:style-name="example">ADD ARP SERVER 172.20.11.3 BY SSH PROC FILE ”/proc/net/arp”;</text:p>
      <text:p text:style-name="example">ADD ARP SERVER 172.20.12.5 BY SSH DHCPD CONFIG "/etc/dhcp3/dhcpd.conf";</text:p>
      <text:p text:style-name="example">// …</text:p>
      <text:p text:style-name="example"><text:span text:style-name="T81">RE UPDATE</text:span> ARPS;</text:p>
      <text:p text:style-name="P28">A Lanview2 adatbázisában nyilvántartja a lekérdezett ARP táblákat (ill. azok tartalmát). A fenti utasításokkal kezdeményezhetjük az ARP táblák, ill. a DHCP konfigurációs állományok lekérdezését, hogy biztosítsuk az adattábla feltöltését.</text:p>
      <text:p text:style-name="P49">Megjegyzés:</text:p>
      <text:p text:style-name="P45">Egy működő rendszerben, ha a lekérdező funkciók már kellő ideig működtek, a hivatkozott adattáblák már fel lehetnek töltve. Ekkor a fejezetben tárgyalt parancsok kiadása felesleges.</text:p>
      <text:p text:style-name="Text_20_body">A<text:span text:style-name="T81">z</text:span> <text:span text:style-name="T81">első</text:span> sor akkor használható, ha az importot Linux operációs rendszer alatt futtatjuk, a parancs hatására a futtató gép ARP táblája kerül beolvasásra a belső táblába. Az utolsó paraméter a fájl név elhagyható, ha a példában is szereplő alapértelmezés megfelelő. <text:span text:style-name="T82">A parser egy belső konténerben feljegyzi a lekérdezés paramétereit is.</text:span></text:p>
      <text:p text:style-name="Text_20_body">Az import az aktuális és a beolvasott táblázatot összefésüli. Egy IP cím két különböző MAC-hez való hozzárendelése esetén, az utolsó felülírja az előzőt. Ha egy MAC-hez több IP cím tartozik, akkor mindegyik bekerül a táblázatba, de ekkor az IP címnek a MAC-ból történő megállapítása sikertelen lesz, mert nem egyértelmű az eredmény.</text:p>
      <text:p text:style-name="Text_20_body">A <text:span text:style-name="T82">második</text:span> sor szintén Linux operációs rendszer esetén használható, és akkor, ha a futtató gépen DHCPD szolgáltatás is üzemel. Ekkor az import beolvassa a DHCPD konfig állományát, és abból a FIX IP cím hozzárendeléseket is hozzáadja a belső táblázathoz. A fájlnév paraméter ebben az esetben is elhagyható, ha az alapértelmezett érték megfelelő, ennek értéke : /etc/dhcp3/dhcpd.conf .</text:p>
      <text:p text:style-name="Text_20_body">A <text:span text:style-name="T82">harmadik</text:span> sorban szintén egy aktív eszköz ARP tábláját kérdezhetjük le, de az SNMP protokollal.</text:p>
      <text:p text:style-name="Text_20_body">Az <text:span text:style-name="T82">negyedik</text:span> és <text:span text:style-name="T82">ötödik</text:span> sorban lévő parancs abban különbözik a második, harmadik sortól, hogy nem a lokális gépre vonatkoznak, hanem a megadott IP címre, és ezeken a lekérdezés SSH protokollon keresztül valósítja meg. Ekkor a megadott gépekre jelszó nélküli bejelentkezést kell biztosítani. Ha a parancssorból futtatjuk az importot és az ssh jelszót kér, akkor a promptot <text:span text:style-name="T82">ugyan</text:span> megkapjuk, de azt már nekünk kell<text:span text:style-name="T82">ene</text:span> kitalálni melyik ssh híváshoz tartozik.</text:p>
      <text:p text:style-name="Text_20_body"><text:soft-page-break/>Abban az esetben, ha a belső IP-MAC táblát akarjuk használni az egyik paraméter kiderítésére, akkor a kiderítendő paraméter helyén az ARP kulcsszót kell használni. </text:p>
      <text:p text:style-name="P26">Ha biztosítani szeretnénk, hogy a lekérdezett ARP táblában valóban szerepeljen egy cím, és ezt a hálózati topológia lehetővé teszi, kiadhatunk egy ping-et:</text:p>
      <text:p text:style-name="P10">PING <text:span text:style-name="T4">&lt;ip&gt;</text:span>;</text:p>
      <text:p text:style-name="P26">és vagy ez után adjuk meg az ARP táblát lekérdező parancsot, vagy kiadjuk a <text:span text:style-name="T39">RE UPDATE ARPS;</text:span><text:span text:style-name="T83"> mely végrehajtja az összes eddig kiadott ARP lekérdezést.</text:span></text:p>
      <text:p text:style-name="megjegyzes_20_cim">Megjegyzés:</text:p>
      <text:p text:style-name="megjegyzes">A fordító az IP cím helyén nem tesz különbséget az ARP és LOOKUP kulcsszavak között, mindig ugyanazzal a stratégiával próbálja kideríteni a hiányzó adatokat..</text:p>
      <text:p text:style-name="P37">Lehetőség van egy SNMP és LLDP képes hálózati elem megadásával az összes...</text:p>
      <text:p text:style-name="P21">SCAN LLDP <text:span text:style-name="T4">&lt;név&gt;</text:span>;</text:p>
      <text:p text:style-name="P37">...</text:p>
      <text:h text:style-name="P117" text:outline-level="3">Rendszer paraméterek</text:h>
      <text:h text:style-name="Heading_20_4" text:outline-level="4">Paraméter típusok</text:h>
      <text:p text:style-name="P32">A paraméter típusok definíciója:</text:p>
      <text:p text:style-name="P13">PARAM TYPE <text:span text:style-name="T4">&lt;név&gt; </text:span><text:span text:style-name="T7">[&lt;leírás&gt;] &lt;adat típus&gt; [&lt;dimenzió&gt;]</text:span><text:span text:style-name="T94">;</text:span></text:p>
      <text:p text:style-name="P33">Ahol a:</text:p>
      <text:list xml:id="list4348765601833597689" text:style-name="L5">
        <text:list-item>
          <text:p text:style-name="P79">&lt;név&gt;<text:tab/>A típus objektum neve, egy string.</text:p>
        </text:list-item>
        <text:list-item>
          <text:p text:style-name="P79">&lt;leírás&gt;<text:tab/>Opcionális leírás, vagy megjegyzés, ami egy string.</text:p>
        </text:list-item>
        <text:list-item>
          <text:p text:style-name="P79">&lt;adat típus&gt;<text:tab/>A típushoz tartozó paraméter adat típusát definiálja, a lehetséges értékek:</text:p>
        </text:list-item>
        <text:list-item>
          <text:p text:style-name="P107"><text:span text:style-name="T36">BOOLEAN</text:span><text:tab/>Logikai érték</text:p>
        </text:list-item>
      </text:list>
      <text:list xml:id="list4893389935634608183" text:style-name="L6">
        <text:list-item>
          <text:p text:style-name="P108"><text:span text:style-name="T36">INTEGER</text:span><text:tab/>Egész<text:span text:style-name="T94"> szám (64 bites)</text:span></text:p>
        </text:list-item>
        <text:list-item>
          <text:p text:style-name="P108"><text:span text:style-name="T36">REAL</text:span><text:tab/><text:tab/><text:span text:style-name="T94">Dupla pontos lebegőpontos szám</text:span></text:p>
        </text:list-item>
        <text:list-item>
          <text:p text:style-name="P108"><text:span text:style-name="T36">STRING</text:span><text:tab/><text:tab/><text:span text:style-name="T94">string</text:span></text:p>
        </text:list-item>
        <text:list-item>
          <text:p text:style-name="P108"><text:span text:style-name="T36">INTERVAL</text:span><text:tab/><text:span text:style-name="T94">időintervallum</text:span></text:p>
        </text:list-item>
        <text:list-item>
          <text:p text:style-name="P108"><text:span text:style-name="T36">IPADDRESS</text:span><text:tab/><text:span text:style-name="T94">IP cím</text:span></text:p>
        </text:list-item>
        <text:list-item>
          <text:p text:style-name="P108"><text:span text:style-name="T36">DATE</text:span><text:tab/><text:tab/><text:span text:style-name="T94">Dátum.</text:span></text:p>
        </text:list-item>
        <text:list-item>
          <text:p text:style-name="P108"><text:span text:style-name="T36">TIME</text:span><text:tab/><text:tab/><text:span text:style-name="T94">Időpont egy napon bellül.</text:span></text:p>
        </text:list-item>
        <text:list-item>
          <text:p text:style-name="P108"><text:span text:style-name="T36">DATE</text:span> <text:span text:style-name="T36">TIME</text:span><text:tab/><text:span text:style-name="T94">Időpont dátummal.</text:span></text:p>
        </text:list-item>
        <text:list-item>
          <text:p text:style-name="P108"><text:span text:style-name="T36">BYTEA</text:span><text:tab/><text:tab/><text:span text:style-name="T94">Bináris adat.</text:span></text:p>
        </text:list-item>
      </text:list>
      <text:list xml:id="list130658280201470" text:continue-list="list4348765601833597689" text:style-name="L5">
        <text:list-item>
          <text:p text:style-name="P111">&lt;dimenzió&gt;<text:tab/>Egy opcionális dimenzió, ami egy string lehet.</text:p>
        </text:list-item>
      </text:list>
      <text:p text:style-name="P50">Megjegyzés:</text:p>
      <text:p text:style-name="P48">A paraméter típus objektum nem csak a rendszerparaméterek típusát, de a port és node objektumokhoz rendelhető paraméterek típusát is leírja.</text:p>
      <text:p text:style-name="P34">A rendszerben a következő alapértelmezett paraméter típusok vannak előre definiálva:</text:p>
      <text:p text:style-name="P14">PARAM TY<text:span text:style-name="T95">P</text:span>E <text:span text:style-name="T95">boolean</text:span> <text:span text:style-name="T36">BOOLEAN;</text:span></text:p>
      <text:p text:style-name="P15"><text:span text:style-name="T36">PARAM TY</text:span><text:span text:style-name="T41">P</text:span><text:span text:style-name="T36">E </text:span><text:span text:style-name="T42">bigint</text:span><text:span text:style-name="T41"> INTEGER;</text:span></text:p>
      <text:p text:style-name="P16"><text:span text:style-name="T41">PARAM TYPE „</text:span><text:span text:style-name="T42">double precision” REAL;</text:span></text:p>
      <text:p text:style-name="P16"><text:span text:style-name="T42">PARAM TY</text:span><text:span text:style-name="T41">P</text:span><text:span text:style-name="T42">E text STRING;</text:span></text:p>
      <text:p text:style-name="P16"><text:span text:style-name="T42">PARAM TY</text:span><text:span text:style-name="T41">P</text:span><text:span text:style-name="T42">E interval INTERVAL;</text:span></text:p>
      <text:p text:style-name="P16"><text:span text:style-name="T36">PARAM TY</text:span><text:span text:style-name="T41">P</text:span><text:span text:style-name="T36">E </text:span><text:span text:style-name="T42">date DATE;</text:span></text:p>
      <text:p text:style-name="P16"><text:span text:style-name="T42">PARAM TY</text:span><text:span text:style-name="T41">P</text:span><text:span text:style-name="T42">E time TIME;</text:span></text:p>
      <text:p text:style-name="P16"><text:span text:style-name="T42">PARAM TY</text:span><text:span text:style-name="T41">P</text:span><text:span text:style-name="T42">E timestamp DATE TIME;</text:span></text:p>
      <text:p text:style-name="P16"><text:span text:style-name="T42">PARAM TY</text:span><text:span text:style-name="T41">P</text:span><text:span text:style-name="T42">E inet IPADDRESS;</text:span></text:p>
      <text:p text:style-name="P16"><text:span text:style-name="T42">PARAM TY</text:span><text:span text:style-name="T41">P</text:span><text:span text:style-name="T42">E bytea BYTEA;</text:span></text:p>
      <text:p text:style-name="P17"><text:span text:style-name="T42">PARAM TY</text:span><text:span text:style-name="T41">P</text:span><text:span text:style-name="T42">E </text:span><text:span text:style-name="T43">search_domain STRING ”System paraméter: Search domain names(s)”;</text:span></text:p>
      <text:p text:style-name="P17"><text:span text:style-name="T42">PARAM TY</text:span><text:span text:style-name="T41">P</text:span><text:span text:style-name="T42">E </text:span><text:span text:style-name="T43">suspected_uplink BOOLEAN ”Port paraméter: Feltételezhetően egy uplink, a portnak a mactab táblába való felvétele tiltott.”;</text:span></text:p>
      <text:p text:style-name="P17"><text:span text:style-name="T43">PARAM TY</text:span><text:span text:style-name="T41">P</text:span><text:span text:style-name="T43">E inventory_number STRING ”Leltári szám” ;</text:span></text:p>
      <text:p text:style-name="P19"><text:span text:style-name="T44">PARAM TY</text:span><text:span text:style-name="T41">P</text:span><text:span text:style-name="T44">E </text:span><text:span text:style-name="T43">serial_number </text:span><text:span text:style-name="T36">STRING ”</text:span><text:span text:style-name="T43">Gyári szám”;</text:span></text:p>
      <text:h text:style-name="P124" text:outline-level="4">Rendszer paraméter értékek</text:h>
      <text:p text:style-name="P35">Új rendszerparamétereket definiálhatunk, ill. értéküket felülírhatjuk a következő paranccsal:</text:p>
      <text:p text:style-name="P18"><text:soft-page-break/>SYS PARAM <text:span text:style-name="T4">&lt;típus&gt; &lt;név&gt;</text:span> = <text:span text:style-name="T4">&lt;érték </text:span><text:span text:style-name="T8">mint string</text:span><text:span text:style-name="T4">&gt;</text:span>;</text:p>
      <text:p text:style-name="P20">SYS SRING <text:span text:style-name="T4">&lt;név&gt;</text:span> = <text:span text:style-name="T4">&lt;string érték&gt;</text:span>;</text:p>
      <text:p text:style-name="P20">SYS BOOLEAN <text:span text:style-name="T4">&lt;név&gt;</text:span> = <text:span text:style-name="T4">&lt;logikai érték&gt;</text:span>;</text:p>
      <text:p text:style-name="P20">SYS INTEGER <text:span text:style-name="T4">&lt;név&gt;</text:span> = <text:span text:style-name="T4">&lt;egész érték&gt;</text:span>;</text:p>
      <text:p text:style-name="P20">SYS INTERVAL <text:span text:style-name="T4">&lt;név&gt;</text:span> = <text:span text:style-name="T4">&lt;időintervallum, mint string&gt;</text:span>;</text:p>
      <text:p text:style-name="P20">SYS INTERVAL <text:span text:style-name="T4">&lt;név&gt;</text:span> = <text:span text:style-name="T4">&lt;időintervallum, mint egész szám msec-ben&gt;</text:span>;</text:p>
      <text:p text:style-name="P36">Az első alaknál a paraméter típust név szerint adhatjuk meg, melynek léteznie kell. Az értéket pedig stringként kell megadni, paraméter típustol függetlenül.</text:p>
      <text:p text:style-name="P36">A többi alaknál a paraméter típus a fentebb említett előre definiáltak közül kerül ki (csak a lentebb felsorolt típusok esetén), és itt az érték típusa igazodik a paraméter típushoz. Az intervallum estén hasonlóan mint a későbbi definícióknál, megadhatjuk az időintervallumoz string-ként a [&lt;napok száma&gt; day] &lt;ora&gt;:&lt;perc&gt;:&lt;másodperc&gt; alakban, ahol a másodperc érték lehet lebegőpontos szám (3 tizedes), vagy egész értékként, ekkor az egész érték ezredmásodpercben értendő.</text:p>
      <text:h text:style-name="Heading_20_3" text:outline-level="3">Objektum definíciók</text:h>
      <text:h text:style-name="P126" text:outline-level="4">Felhasználók</text:h>
      <text:p text:style-name="P104">Új felhasználó felvétele, vagy modosítása:</text:p>
      <text:p text:style-name="P123">USER <text:span text:style-name="T4">[{</text:span>REPLACE<text:span text:style-name="T4">|</text:span>INSERT<text:span text:style-name="T4">}] &lt;név&gt; [&lt;leírás&gt;]</text:span>;</text:p>
      <text:p text:style-name="P123">USER <text:span text:style-name="T4">[{</text:span>REPLACE<text:span text:style-name="T4">|</text:span>INSERT<text:span text:style-name="T4">}] &lt;név&gt; [&lt;leírás&gt;]</text:span> { <text:span text:style-name="T4">&lt;paraméterek&gt;</text:span> }</text:p>
      <text:p text:style-name="P105">Ahol:</text:p>
      <text:list xml:id="list1852099586039932855" text:style-name="L8">
        <text:list-item>
          <text:p text:style-name="P83">&lt;név&gt;<text:tab/>A <text:span text:style-name="T111">felhasználó bejelentkezésnél használt egyedi azonosítója</text:span>, egy string.</text:p>
        </text:list-item>
        <text:list-item>
          <text:p text:style-name="P83">&lt;leírás&gt;<text:tab/>Opcionális leírása.</text:p>
        </text:list-item>
      </text:list>
      <text:p text:style-name="P105">A paraméterek lehetnek a következőek:</text:p>
      <text:list xml:id="list633573790766453146" text:style-name="L16">
        <text:list-item>
          <text:p text:style-name="P56"><text:span text:style-name="T36">NOTE</text:span> <text:span text:style-name="T1">&lt;leírás&gt;</text:span> <text:span text:style-name="T36">;</text:span><text:line-break/>A leírás alternatívan így is beállítható, ha kétszer adjuk meg, akkor az utolsó lesz az érvényes.</text:p>
        </text:list-item>
        <text:list-item>
          <text:p text:style-name="P56"><text:span text:style-name="T15">[</text:span><text:span text:style-name="T36">ADD</text:span><text:span text:style-name="T15">]</text:span><text:span text:style-name="T36"> DOMAIN USER</text:span> <text:span text:style-name="T1">&lt;string lista&gt;</text:span><text:span text:style-name="T36">;</text:span><text:line-break/>A lista elemeket <text:span text:style-name="T1">&lt;felhaszbálónév&gt;</text:span>@<text:span text:style-name="T1">&lt;domain név&gt;</text:span> ala<text:span text:style-name="T113">k</text:span>ban kell megadni.</text:p>
        </text:list-item>
        <text:list-item>
          <text:p text:style-name="P59">HOST NOTIF PERIOD <text:span text:style-name="T4">&lt;idő intervallum azon.&gt;</text:span>;</text:p>
        </text:list-item>
        <text:list-item>
          <text:p text:style-name="P59">SERVICE NOTIF PERIOD <text:span text:style-name="T4">&lt;idő intervallum azon.&gt;</text:span>;</text:p>
        </text:list-item>
        <text:list-item>
          <text:p text:style-name="P59">HOST NOTIF SWITCH <text:span text:style-name="T4">&lt;állapotok&gt;</text:span>;</text:p>
        </text:list-item>
        <text:list-item>
          <text:p text:style-name="P59">SERVICE NOTIF SWITCH <text:span text:style-name="T4">&lt;állpotok&gt;</text:span>;</text:p>
        </text:list-item>
        <text:list-item>
          <text:p text:style-name="P59">HOST NOTIF COMMAND <text:span text:style-name="T4">&lt;cmd&gt;</text:span>;</text:p>
        </text:list-item>
        <text:list-item>
          <text:p text:style-name="P59">SERVICE NOTIF COMMAND<text:span text:style-name="T4"> &lt;cmd&gt;</text:span>;</text:p>
        </text:list-item>
        <text:list-item>
          <text:p text:style-name="P58"><text:span text:style-name="T15">[</text:span><text:span text:style-name="T36">ADD</text:span><text:span text:style-name="T15">]</text:span><text:span text:style-name="T36"> TEL</text:span> &lt;lista&gt;;</text:p>
        </text:list-item>
        <text:list-item>
          <text:p text:style-name="P58"><text:span text:style-name="T15">[</text:span><text:span text:style-name="T36">ADD</text:span><text:span text:style-name="T15">]</text:span><text:span text:style-name="T36"> ADDRESS</text:span> <text:span text:style-name="T1">&lt;lista&gt;</text:span><text:span text:style-name="T36">;</text:span></text:p>
        </text:list-item>
        <text:list-item>
          <text:p text:style-name="P56"><text:span text:style-name="T36">PLACE</text:span><text:span text:style-name="T4"> [&lt;hely azonosító&gt;]</text:span><text:span text:style-name="T36">;</text:span></text:p>
        </text:list-item>
        <text:list-item>
          <text:p text:style-name="P59">DISABLE;</text:p>
        </text:list-item>
        <text:list-item>
          <text:p text:style-name="P59">ENABLE;</text:p>
        </text:list-item>
        <text:list-item>
          <text:p text:style-name="P56"><text:span text:style-name="T36">CLEAR</text:span> <text:span text:style-name="T1">[&lt;paraméter azonosítók&gt;]</text:span><text:span text:style-name="T36">;</text:span></text:p>
        </text:list-item>
        <text:list-item>
          <text:p text:style-name="P57"><text:span text:style-name="T36">C</text:span><text:span text:style-name="T51">OPY</text:span> <text:span text:style-name="T4">[[</text:span><text:span text:style-name="T36">EXCEPT</text:span><text:span text:style-name="T4">] &lt;paraméter azonosítók&gt;] </text:span><text:span text:style-name="T16">[</text:span><text:span text:style-name="T51">FROM</text:span><text:span text:style-name="T16"> &lt;név&gt;]</text:span><text:span text:style-name="T36">;</text:span></text:p>
        </text:list-item>
      </text:list>
      <text:p text:style-name="P104"/>
      <text:h text:style-name="Heading_20_4" text:outline-level="4">Idő intervallumok</text:h>
      <text:p text:style-name="Text_20_body">A Nagios-ból átvett fogalom : <text:span text:style-name="T36">TIME PERIOD</text:span>. <text:s/>Lsd.: database/users.sql fájl tpows, tmeperiods és timeperiodpows tábák definíciói.</text:p>
      <text:p text:style-name="Text_20_body">Egy példa az objektumnak az import nyelvén történő megadására:</text:p>
      <text:p text:style-name="example">TIME PERIOD worktime "Munkaidőben";</text:p>
      <text:p text:style-name="example">TIME OF DAY wrk_mon monday <text:s text:c="3"/>FROM 8:00 TO 16:30 ADD TIME PERIOD worktime;</text:p>
      <text:p text:style-name="example">TIME OF DAY wrk_<text:span text:style-name="T87">t</text:span>ue tuesday <text:s text:c="2"/>FROM 8:00 TO 16:30 ADD TIME PERIOD worktime;</text:p>
      <text:p text:style-name="example">TIME OF DAY wrk_wed wednesday FROM 8:00 TO 16:30 ADD TIME PERIOD worktime;</text:p>
      <text:p text:style-name="example">TIME OF DAY wrk_<text:span text:style-name="T87">t</text:span>hu thursday <text:s/>FROM 8:00 TO 16:30 "Munkaidőben csütörtök"</text:p>
      <text:p text:style-name="example"><text:tab/>ADD TIME PERIOD worktime;</text:p>
      <text:p text:style-name="example">TIME OF DAY wrk_fri friday <text:s text:c="3"/>FROM 8:00 TO 13:30 "Munkaidőben péntek";</text:p>
      <text:p text:style-name="example">TIME OF DAY wrk_fri ADD TIME PERIOD worktime;</text:p>
      <text:p text:style-name="Text_20_body">A fenti példában egy lehetséges munkaidő van definiálva. A worktime, wrk_mon … wrk_fri szavak nevek, egy név egy objektum típus esetén csak egyszer használható, mert egyedi azonosító.</text:p>
      <text:p text:style-name="Text_20_body">Először az heti időintervallum gyűjtő objektumot kell definiálni, aztán definiálni és hozzáadni a rész idő intervallumokat. A rész idő intervallumoknál a fenti öt nap néven túl természetesen megadható a saturday és sunday napok is. A leírás (ez az összes objektumra igaz) opcionális, ill. elhagyható ( ez az első sorban pl.: a "Munkaidőben" string).</text:p>
      <text:p text:style-name="Text_20_body"><text:soft-page-break/>Két előre definiált időintervallum van az „always” és a „never”.</text:p>
      <text:h text:style-name="Heading_20_4" text:outline-level="4">VLAN-ok és szubnet-ek</text:h>
      <text:p text:style-name="Text_20_body">A két objektum típust egy-egy tábla reprezentálja. Lsd.: database/nodes.sql fájl vlans és subnets tábla definíciók.</text:p>
      <text:p text:style-name="Text_20_body">Egyben tárgyalom, mivel egyben is lehet definiálni a két objektum típust:</text:p>
      <text:p text:style-name="example">VLAN <text:span text:style-name="T4">&lt;vlan id&gt; &lt;név&gt; [&lt;leírás&gt;]</text:span> { <text:span text:style-name="T4">&lt;subnet address&gt; [ &lt;név&gt; [&lt;leírás&gt;] ]</text:span>; <text:span text:style-name="T4">[ ... ]</text:span> }</text:p>
      <text:p text:style-name="Text_20_body">Ahol:</text:p>
      <text:list xml:id="list2795911853596835882" text:style-name="L7">
        <text:list-item>
          <text:p text:style-name="P80"><text:span text:style-name="T1">&lt;vlan id&gt;</text:span> nem negatív numerikus egész (802.1q ID: 1 &lt;= ID &lt; 4096)</text:p>
        </text:list-item>
        <text:list-item>
          <text:p text:style-name="P80"><text:s/><text:span text:style-name="T1">&lt;név&gt;</text:span> egy szöveges adat, a VLAN vagy subnet neve</text:p>
        </text:list-item>
        <text:list-item>
          <text:p text:style-name="P80"><text:s/><text:span text:style-name="T1">&lt;leírás&gt;</text:span> szöveges adat, a VLAN vagy subnet leírása/megjegyzés</text:p>
        </text:list-item>
      </text:list>
      <text:p text:style-name="P128">Megjegyzés:</text:p>
      <text:p text:style-name="P47">A legtőbb objektum esetén az ID-t az adatbázis automatikusan generálj, a VLAN típusú objektumoknál az ID-t explicit meg kell adni, mely valós VLAN-ok esetén a 802.11q VLAN ID-vel egyezik meg.</text:p>
      <text:p text:style-name="Text_20_body">Ha nincs megadva a subnet definíciónál csak a cím, akkor a név és leírás ugyanaz, mint a vlan-nál. Ha a VLAN-hoz több szubnet is tartozik, akkor a név megadása kötelező.</text:p>
      <text:p text:style-name="Text_20_body">Szubnet külön, <text:span text:style-name="T84">csak két esetben </text:span>definiálható. <text:span text:style-name="T84">L</text:span>ehetőség van un. pseudo subnet definiálására, ez felhasználható nem IP protokollal kommunikáló eszközök címzésére, és nem rendelhetőek VLAN-hoz:</text:p>
      <text:p text:style-name="example">PSEUDO SUBNET 26.1.0.0/255.255.0.0 "PSN:SENS" "Pseudo Subnet : sensors";</text:p>
      <text:p text:style-name="P44">Definiálhatóak un. Private címtartományok is, melyek <text:span text:style-name="T93">szintén </text:span>nem rendelhetőek VLAN-hoz, és feltételezve lokális használatukat, ezek esetében megengedettek az ip cím ütközések.</text:p>
      <text:p text:style-name="P11">PRIVATE SUBNET 192.168.254.0/255.255.255.0 "croslink1" "";</text:p>
      <text:p text:style-name="megjegyzes_20_cim">Megjegyzés:</text:p>
      <text:p text:style-name="megjegyzes">Ha egy később megadott fix IP címhez nincs subnet, akkor az adatbázistól hibaüzenetet fogunk kapni. A subnetek az adatbázis logika alapján ugyan átfedhetik egymást, de ha olyan IP címet adunk meg, ami több subnet-be is tartozhat, akkor a subnet-et explicit kell megadni, mert egyébként <text:span text:style-name="T93">szintén </text:span>hibaüzenetet kapunk kétértelműség miatt.</text:p>
      <text:h text:style-name="Heading_20_4" text:outline-level="4">Helyiségek/helyek definíciója</text:h>
      <text:p text:style-name="Text_20_body">A helyeket és helyiségeket egy adattábla írja le, és két tábla alapján csoportba (GROUP) rendezhetőek Lsd.: database/locations.sql fájlban a places, place_groups, és place_group_places definíciókat.</text:p>
      <text:p text:style-name="Text_20_body">Ha nem adunk meg szülőt, akkor a root lesz a szülő az adatbázis logika szerint, <text:span text:style-name="T96">hacsak nem adtuk ki a </text:span><text:span text:style-name="T45">SET PLACE</text:span><text:span text:style-name="T96"> </text:span><text:span text:style-name="T2">&lt;név&gt;</text:span><text:span text:style-name="T45">;</text:span>. <text:span text:style-name="T96">parancsot. </text:span>Lokalizációval nem rendelkező objektumoknál az alapértelmezés a place_id = 0 (unknown).</text:p>
      <text:p text:style-name="Text_20_body">Egy hely ill. helyiség a következőképpen definiálható.</text:p>
      <text:p text:style-name="P23">PLACE <text:span text:style-name="T11">[</text:span><text:span text:style-name="T12">{</text:span><text:span text:style-name="T55">REPLACE</text:span><text:span text:style-name="T11">|</text:span><text:span text:style-name="T55">INSERT</text:span><text:span text:style-name="T12">}</text:span><text:span text:style-name="T11">]</text:span> <text:span text:style-name="T17">&lt;név&gt; [&lt;leírás&gt;]</text:span> { <text:span text:style-name="T4">&lt;paraméterek&gt;</text:span> }</text:p>
      <text:p text:style-name="P23">PLACE <text:span text:style-name="T11">[</text:span><text:span text:style-name="T12">{</text:span><text:span text:style-name="T55">REPLACE</text:span><text:span text:style-name="T11">|</text:span><text:span text:style-name="T55">INSERT</text:span><text:span text:style-name="T12">}</text:span><text:span text:style-name="T11">]</text:span> <text:span text:style-name="T17">&lt;név&gt; [&lt;leírás&gt;] </text:span><text:span text:style-name="T52">;</text:span></text:p>
      <text:p text:style-name="Text_20_body">Ahol:</text:p>
      <text:list xml:id="list130658122091914" text:continue-list="list1852099586039932855" text:style-name="L8">
        <text:list-item>
          <text:p text:style-name="P81">&lt;név&gt;<text:tab/>A helyiség neve, egy string.</text:p>
        </text:list-item>
        <text:list-item>
          <text:p text:style-name="P81">&lt;leírás&gt;<text:tab/>Opcionális leírása a helyiségnek, ill. megjegyzés,</text:p>
        </text:list-item>
      </text:list>
      <text:p text:style-name="Text_20_body">A paraméterek lehetnek a következőek:</text:p>
      <text:list xml:id="list5011254081225228262" text:style-name="L9">
        <text:list-item>
          <text:p text:style-name="P53"><text:span text:style-name="T36">NOTE</text:span> <text:span text:style-name="T1">&lt;leírás&gt;</text:span> <text:span text:style-name="T36">;</text:span><text:line-break/>A leírás alternatívan így is beállítható, ha kétszer adjuk meg, akkor az utolsó lesz az érvényes.</text:p>
        </text:list-item>
        <text:list-item>
          <text:p text:style-name="P53"><text:span text:style-name="T36">PARENT</text:span> <text:span text:style-name="T1">&lt;név&gt;</text:span> <text:span text:style-name="T36">;</text:span><text:line-break/>A definiált hely mely helyen belül található.</text:p>
        </text:list-item>
        <text:list-item>
          <text:p text:style-name="P53"><text:span text:style-name="T36">FRAME</text:span> <text:span text:style-name="T1">&lt;polygon&gt;</text:span> <text:span text:style-name="T36">;</text:span><text:line-break/>A hely, vagy helyiség befoglaló kerete a legközelebbi szülőn, amihez térkép van rendelve.</text:p>
        </text:list-item>
        <text:list-item>
          <text:p text:style-name="P53"><text:span text:style-name="T36">RECTANGLE</text:span> <text:span text:style-name="T4">&lt;polygon&gt;</text:span><text:span text:style-name="T53">;</text:span><text:span text:style-name="T4"><text:line-break/></text:span><text:span text:style-name="T63">Amennyiben a FRAME-</text:span><text:span text:style-name="T64">me</text:span><text:span text:style-name="T63">l egy négyzetet adnánk meg, abban az esetben megadhatjuk így is a keretet, ahol a &lt;polygon&gt; csak 2 pontot tartalmaz (pontosan két pontot), és a két pont a négyzet két ellentétes sarkának a koordinátája.</text:span></text:p>
        </text:list-item>
        <text:list-item>
          <text:p text:style-name="P53"><text:span text:style-name="T53">IMAGE</text:span> <text:span text:style-name="T1">&lt;image name&gt;</text:span> <text:span text:style-name="T36">;</text:span><text:line-break/>Egy kép (térkép) objektumra való hivatkozás.</text:p>
        </text:list-item>
        <text:list-item>
          <text:p text:style-name="P53"><text:span text:style-name="T36">TEL</text:span> <text:span text:style-name="T1">&lt;tel1, tel2, ...&gt;</text:span> <text:span text:style-name="T36">;</text:span><text:line-break/>Telefonszámok, a paraméter : string lista.</text:p>
        </text:list-item>
        <text:list-item>
          <text:p text:style-name="P84"><text:span text:style-name="T46">COPY</text:span><text:span text:style-name="T97"> </text:span><text:span text:style-name="T9">[[</text:span><text:span text:style-name="T54">EXCEPT</text:span><text:span text:style-name="T9">]</text:span><text:span text:style-name="T3">&lt;mező azonosítók&gt;]</text:span><text:span text:style-name="T97"> </text:span><text:span text:style-name="T46">FROM</text:span><text:span text:style-name="T97"> </text:span><text:span text:style-name="T3">&lt;név&gt;</text:span><text:span text:style-name="T46">;</text:span><text:span text:style-name="T97"> <text:line-break/></text:span></text:p>
        </text:list-item>
        <text:list-item>
          <text:p text:style-name="P85"><text:span text:style-name="T36">CLEAR</text:span> <text:span text:style-name="T4">[</text:span><text:span text:style-name="T1">&lt;mező azonosítók&gt;]</text:span><text:span text:style-name="T53">;<text:line-break/></text:span></text:p>
        </text:list-item>
      </text:list>
      <text:p text:style-name="Text_20_body">Példák:</text:p>
      <text:p text:style-name="example">PLACE D <text:s text:c="2"/>"D Épület";</text:p>
      <text:p text:style-name="example"><text:soft-page-break/>PLACE DF <text:s/>"D épület földszint" {</text:p>
      <text:p text:style-name="example"><text:s text:c="3"/>PARENT D;</text:p>
      <text:p text:style-name="example"><text:s text:c="3"/>IMAGE <text:s/>"DF";</text:p>
      <text:p text:style-name="example">}</text:p>
      <text:p text:style-name="example">PLACE D1 <text:s/>"D épület 1. emelet" {</text:p>
      <text:p text:style-name="example"><text:s text:c="4"/>PARENT D;</text:p>
      <text:p text:style-name="example"><text:s text:c="4"/>IMAGE <text:s/>"D1";</text:p>
      <text:p text:style-name="example">}</text:p>
      <text:p text:style-name="example">PLACE D177 <text:s/>"D1/77 szoba" {</text:p>
      <text:p text:style-name="example"><text:s text:c="4"/>PARENT D1;</text:p>
      <text:p text:style-name="example"><text:s text:c="4"/><text:span text:style-name="T97">RECTANGLE</text:span> <text:span text:style-name="T97">{[</text:span>958,28<text:span text:style-name="T97">]</text:span>,<text:span text:style-name="T97">[</text:span>1013,58<text:span text:style-name="T97">]}</text:span>;</text:p>
      <text:p text:style-name="example"><text:s text:c="4"/>TEL "/123", "+3612345678";</text:p>
      <text:p text:style-name="example">}</text:p>
      <text:p text:style-name="Text_20_body">Annak érdekében, hogy ne keljen minden alkalommal megadni a lokációt minden olyan objektumnál ahol ez opció (node-ok), meg lehet adni egy alapértelmezett helyiség objektumot:</text:p>
      <text:p text:style-name="example">SET PLACE <text:span text:style-name="T4">&lt;helyiség név&gt;</text:span>;</text:p>
      <text:p text:style-name="Text_20_body"><text:s/>Ez bármikor módosítható, ill. újra megadható, és törölhető :</text:p>
      <text:p text:style-name="example">CLEAR PALCE;</text:p>
      <text:p text:style-name="Text_20_body">Létrehozhatóak csoportok is a:</text:p>
      <text:p text:style-name="example">PLACE GROUP <text:span text:style-name="T17">&lt;név&gt; [&lt;leírás&gt;] </text:span><text:span text:style-name="T52">;</text:span></text:p>
      <text:p text:style-name="Text_20_body">sorral, és a következő sorokkal ki ill. betehető egy elem a már létrehozott csoportba:</text:p>
      <text:p text:style-name="example">PLACE GROUP<text:span text:style-name="T4"> &lt;csoport név&gt; </text:span>ADD<text:span text:style-name="T4"> &lt;elem név&gt; </text:span>;</text:p>
      <text:p text:style-name="example">PLACE GROUP<text:span text:style-name="T4"> &lt;csoport név&gt; </text:span><text:span text:style-name="T53">REMOVE</text:span><text:span text:style-name="T4"> &lt;elem név&gt; </text:span>;</text:p>
      <text:p text:style-name="Text_20_body">Ha olyan elemet próbálunk betenni egy csoportba, amely már eleme a csoportnak, ill. olyan elemet kísérelünk meg kivenni a csoportból, ami nem eleme a csoportnak, akkor nem kapunk hibaüzenetet.</text:p>
      <text:p text:style-name="P27">Egy csoportnak logikailag minden olyan helyiség objektum is a tagja, melynek bármely szintű szülője (parent) tagja a csoportnak, minden a szülő okán tag objektumhoz viszont nem keletkezik a tagságot jelző kapcsoló rekord.</text:p>
      <text:h text:style-name="Heading_20_4" text:outline-level="4">Bináris adatok (képek ill. térképek)</text:h>
      <text:p text:style-name="Text_20_body">Az adatbázisban az images táblában eltárolhatóak bináris adatok. A hely objektumokhoz ezen keresztül rendelhető térkép. Az images definíciója a database/locations.sql -ben.</text:p>
      <text:p text:style-name="Text_20_body">Egy kép ill. bináris adat a következőképpen definiálható:</text:p>
      <text:p text:style-name="example">IMAGE <text:span text:style-name="T17">&lt;név&gt; [&lt;leírás&gt;]</text:span> { <text:span text:style-name="T4">&lt;paraméterek&gt;</text:span> }</text:p>
      <text:p text:style-name="Text_20_body">Ahol:</text:p>
      <text:list xml:id="list130657095215300" text:continue-list="list130658122091914" text:style-name="L8">
        <text:list-item>
          <text:p text:style-name="P81">&lt;név&gt;<text:tab/>A név, egy string.</text:p>
        </text:list-item>
        <text:list-item>
          <text:p text:style-name="P81">&lt;leírás&gt;<text:tab/>Opcionális leírás ill. megjegyzés,</text:p>
        </text:list-item>
      </text:list>
      <text:p text:style-name="Text_20_body">A paraméterek lehetnek a következőek:</text:p>
      <text:list xml:id="list556007183654354785" text:style-name="L10">
        <text:list-item>
          <text:p text:style-name="P86"><text:span text:style-name="T22">TYPE</text:span><text:span text:style-name="T21"> </text:span><text:span text:style-name="T25">&lt;típus&gt;</text:span><text:span text:style-name="T21"> </text:span><text:span text:style-name="T22">;<text:line-break/></text:span>A következő típus nevek megengedettek:</text:p>
          <text:list>
            <text:list-item>
              <text:p text:style-name="P86">BMP<text:tab/>BMP típusú kép fájl.</text:p>
            </text:list-item>
            <text:list-item>
              <text:p text:style-name="P86">GIF<text:tab/>GIF típusú kép fájl.</text:p>
            </text:list-item>
            <text:list-item>
              <text:p text:style-name="P86">JPG<text:tab/>Jpeg típusú kép fájl.</text:p>
            </text:list-item>
            <text:list-item>
              <text:p text:style-name="P86">JPEG<text:tab/>Jpeg típusú kép fájl.</text:p>
            </text:list-item>
            <text:list-item>
              <text:p text:style-name="P86">PNG<text:tab/>PNG típusú kép fájl.</text:p>
            </text:list-item>
            <text:list-item>
              <text:p text:style-name="P86">PBM<text:tab/>PBM típusú kép fájl.</text:p>
            </text:list-item>
            <text:list-item>
              <text:p text:style-name="P86">PGM<text:tab/>PGM típusú kép fájl.</text:p>
            </text:list-item>
            <text:list-item>
              <text:p text:style-name="P86">PPM<text:tab/>PPM típusú kép fájl.</text:p>
            </text:list-item>
            <text:list-item>
              <text:p text:style-name="P86">XBM<text:tab/>XBM típusú kép fájl.</text:p>
            </text:list-item>
            <text:list-item>
              <text:p text:style-name="P86">XPM<text:tab/>XPM típusú kép fájl.</text:p>
            </text:list-item>
            <text:list-item>
              <text:p text:style-name="P86">BIN<text:tab/>Bináris állomány.</text:p>
            </text:list-item>
          </text:list>
        </text:list-item>
        <text:list-item>
          <text:p text:style-name="P86"><text:span text:style-name="T36">SUB TYPE</text:span> <text:span text:style-name="T1">&lt;string&gt;</text:span> <text:span text:style-name="T36">;<text:line-break/></text:span><text:span text:style-name="T67">BIN típus esetén egy opcionális típus azonosító.</text:span></text:p>
        </text:list-item>
        <text:list-item>
          <text:p text:style-name="P86"><text:span text:style-name="T36">IMAGE FILE</text:span><text:span text:style-name="T67"> </text:span><text:span text:style-name="T4">&lt;path&gt;</text:span><text:span text:style-name="T67"> </text:span><text:span text:style-name="T53">;<text:line-break/></text:span><text:span text:style-name="T61">A bináris adatot tartalmazó fájl elérési </text:span><text:span text:style-name="T62">ú</text:span><text:span text:style-name="T61">tja.</text:span></text:p>
        </text:list-item>
      </text:list>
      <text:h text:style-name="Heading_20_4" text:outline-level="4"><text:soft-page-break/>Patch panelek és fali csatlakozók</text:h>
      <text:p text:style-name="Text_20_body">A patch panelek és a fali csatlakozók adatbázis szinten nincsenek megkülönböztetve. Leírásuk két adattáblán keresztül történik (patchs és pports Lsd.: database/nodes.sql).</text:p>
      <text:p text:style-name="Text_20_body">A patch típusú objektumnak csak egyféle <text:s/>portja lehetséges, amit a pports <text:span text:style-name="T85">tábla</text:span> reprezentál.</text:p>
      <text:p text:style-name="Text_20_body">Patch panel és fali csatlakozó definíciója a következőek szerint lehetséges:</text:p>
      <text:p text:style-name="P23">PATCH <text:span text:style-name="T11">[</text:span><text:span text:style-name="T12">{</text:span><text:span text:style-name="T55">REPLACE</text:span><text:span text:style-name="T11">|</text:span><text:span text:style-name="T55">INSERT</text:span><text:span text:style-name="T12">}</text:span><text:span text:style-name="T11">]</text:span> <text:span text:style-name="T4">&lt;n</text:span><text:span text:style-name="T10">é</text:span><text:span text:style-name="T4">v&gt;</text:span> <text:span text:style-name="T4">[&lt;leírás&gt;]</text:span> { <text:span text:style-name="T4">&lt;paraméterek&gt;</text:span> }</text:p>
      <text:p text:style-name="P23">PATCH <text:span text:style-name="T11">[</text:span><text:span text:style-name="T12">{</text:span><text:span text:style-name="T55">REPLACE</text:span><text:span text:style-name="T11">|</text:span><text:span text:style-name="T55">INSERT</text:span><text:span text:style-name="T12">}</text:span><text:span text:style-name="T11">]</text:span><text:span text:style-name="T10"> </text:span><text:span text:style-name="T4">&lt;n</text:span><text:span text:style-name="T10">é</text:span><text:span text:style-name="T4">v&gt; [&lt;leírás&gt;]</text:span> <text:span text:style-name="T101">TEMPLATE</text:span> <text:span text:style-name="T4">&lt;minta&gt;</text:span> { <text:span text:style-name="T4">&lt;paraméterek&gt;</text:span> }</text:p>
      <text:p text:style-name="P23">PATCH <text:span text:style-name="T11">[</text:span><text:span text:style-name="T12">{</text:span><text:span text:style-name="T55">REPLACE</text:span><text:span text:style-name="T11">|</text:span><text:span text:style-name="T55">INSERT</text:span><text:span text:style-name="T12">}</text:span><text:span text:style-name="T11">]</text:span><text:span text:style-name="T10"> </text:span><text:span text:style-name="T4">&lt;n</text:span><text:span text:style-name="T10">é</text:span><text:span text:style-name="T4">v&gt; [&lt;leírás&gt;]</text:span> <text:span text:style-name="T101">TEMPLATE</text:span> <text:span text:style-name="T4">&lt;minta&gt;</text:span> ;</text:p>
      <text:p text:style-name="Text_20_body">Ahol:</text:p>
      <text:list xml:id="list130657778766834" text:continue-list="list130657095215300" text:style-name="L8">
        <text:list-item>
          <text:p text:style-name="P81">&lt;n<text:span text:style-name="T98">é</text:span>v&gt;<text:tab/>A patch panel, vagy fali csatlakozó neve, egy string.</text:p>
        </text:list-item>
        <text:list-item>
          <text:p text:style-name="P81">&lt;leírás&gt;<text:tab/>Opcionális leírás, ill. megjegyzés.</text:p>
        </text:list-item>
        <text:list-item>
          <text:p text:style-name="P81">&lt;minta&gt;<text:tab/>Egy előzőleg elmentett panel konfiguráció neve.</text:p>
        </text:list-item>
      </text:list>
      <text:p text:style-name="Text_20_body">A paraméterek lehetnek a következőek:</text:p>
      <text:list xml:id="list1543816951748501232" text:style-name="L11">
        <text:list-item>
          <text:p text:style-name="P87"><text:span text:style-name="T22">NOTE</text:span><text:span text:style-name="T21"> </text:span><text:span text:style-name="T25">&lt;leírás&gt;</text:span><text:span text:style-name="T21"> </text:span><text:span text:style-name="T22">;<text:line-break/></text:span>A leírás alternatívan így is beállítható, ha kétszer <text:span text:style-name="T85">(vagy többször)</text:span> adjuk meg, akkor az utolsó lesz az érvényes</text:p>
        </text:list-item>
        <text:list-item>
          <text:p text:style-name="P87"><text:span text:style-name="T22">PLACE</text:span><text:span text:style-name="T21"> </text:span><text:span text:style-name="T25">&lt;név&gt;</text:span> <text:span text:style-name="T22">;</text:span><text:span text:style-name="T36"><text:line-break/></text:span>A helyiség adható meg ahol az eszköz van. Ha nem adjuk meg ezt a paramétert, akkor a <text:span text:style-name="T36">SET PLACE</text:span> (lsd. fentebb) kulcsszavakkal adhatjuk meg az alapértelmezett helyiséget. Ha nincs alapértelmezett helyiség, és nem is adtuk meg, akkor az unknown nevű helyhez lesz rendelve az eszköz.</text:p>
        </text:list-item>
        <text:list-item>
          <text:p text:style-name="P87"><text:span text:style-name="T22">ADD PORT</text:span><text:span text:style-name="T21"> </text:span><text:span text:style-name="T25">&lt;sorszám&gt; &lt;név&gt; [&lt;leírás&gt;]</text:span><text:span text:style-name="T22">;<text:line-break/></text:span>Egy port definiálása. Ahol &lt;név&gt; a port neve, a &lt;leírás&gt; opcionálisan egy leírás, vagy megjegyzés a porthoz, a &lt;sorszám&gt; pedig a port sorszáma. A port név és a sorszám egy panelen ill. csatlakozón belül egyedi kell hogy legyen.</text:p>
        </text:list-item>
        <text:list-item>
          <text:p text:style-name="P87"><text:span text:style-name="T22">ADD PORTS</text:span><text:span text:style-name="T21"> </text:span><text:span text:style-name="T25">[</text:span><text:span text:style-name="T32">OFFS</text:span><text:span text:style-name="T25"> &lt;név offs.&gt;] </text:span><text:span text:style-name="T32">FROM</text:span><text:span text:style-name="T25"> &lt;tol&gt;</text:span><text:span text:style-name="T21"> </text:span><text:span text:style-name="T22">TO</text:span><text:span text:style-name="T21"> </text:span><text:span text:style-name="T25">&lt;ig&gt; [</text:span><text:span text:style-name="T32">OFFS</text:span><text:span text:style-name="T25"> &lt;sorszám offs.&gt;]</text:span><text:span text:style-name="T21"> </text:span><text:span text:style-name="T25">&lt;név minta&gt;</text:span><text:span text:style-name="T22">;</text:span><text:line-break/>Több port definiálása. Ahol: &lt;név prefix&gt; egy string, az összes többi pedig pozitív egész szám.<text:line-break/>Az utasítás hatására létre lesz hozva a következő sorozat: Az első port sorszáma &lt;tol&gt; + &lt;sorszám offs.&gt; lesz, neve pedig minta ként &lt;név minta&gt; -t, és numerikus értékként &lt;tol&gt; + &lt;név offs.&gt; -t használva a következőképpen áll elő:<text:line-break/>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lt;tol&gt; +1, el számolunk &lt;tol&gt; helyett, és így tovább, mindaddig, míg az utolsó felhasznált érték az &lt;ig&gt; nem lesz.</text:p>
        </text:list-item>
        <text:list-item>
          <text:p text:style-name="P87"><text:span text:style-name="T22">PORT</text:span><text:span text:style-name="T21"> </text:span><text:span text:style-name="T25">&lt;sorszám&gt;</text:span><text:span text:style-name="T21"> </text:span><text:span text:style-name="T32">NOTE</text:span><text:span text:style-name="T21"> </text:span><text:span text:style-name="T25">&lt;leírás&gt; [</text:span><text:span text:style-name="T32">,</text:span><text:span text:style-name="T25"> &lt;leírás2&gt; ...]</text:span><text:span text:style-name="T22">;<text:line-break/></text:span>A porthoz tartozó leírás alternatívan így is beállítható, ha kétszer adjuk meg, akkor az utolsó lesz az érvényes. A megadott sorszámú portnak léteznie kell. Ha NOTE kulcssó után több stringet adunk meg, akkor az rendre a következő sorszámú port leírása lesz.</text:p>
        </text:list-item>
        <text:list-item>
          <text:p text:style-name="P87"><text:span text:style-name="T22">PORT</text:span><text:span text:style-name="T21"> </text:span><text:span text:style-name="T25">&lt;név&gt;</text:span><text:span text:style-name="T21"> </text:span><text:span text:style-name="T32">NOTE</text:span><text:span text:style-name="T21"> </text:span><text:span text:style-name="T25">&lt;leírás&gt; </text:span><text:span text:style-name="T22">;<text:line-break/></text:span>A porthoz tartozó leírás alternatívan így is beállítható, ha kétszer adjuk meg, akkor az utolsó lesz az érvényes. A megadott nevű portnak léteznie kell.</text:p>
        </text:list-item>
        <text:list-item>
          <text:p text:style-name="P88"><text:span text:style-name="T22">PORT</text:span><text:span text:style-name="T21"> </text:span><text:span text:style-name="T25">&lt;sorszám&gt;</text:span><text:span text:style-name="T21"> </text:span><text:span text:style-name="T33">TAG</text:span><text:span text:style-name="T21"> </text:span><text:span text:style-name="T25">&lt;leírás&gt; [</text:span><text:span text:style-name="T32">,</text:span><text:span text:style-name="T25"> &lt;leírás2&gt; ...]</text:span><text:span text:style-name="T22">;<text:line-break/></text:span>A porthoz tartozó <text:span text:style-name="T98">címke megadása. A megadott sorszámú portnak léteznie kell. Ha TAG kulcssó után több stringet adunk meg, akkor az rendre a következő sorszámú port címkéje lesz.</text:span></text:p>
        </text:list-item>
        <text:list-item>
          <text:p text:style-name="P88"><text:span text:style-name="T22">PORT</text:span><text:span text:style-name="T21"> </text:span><text:span text:style-name="T25">&lt;név&gt;</text:span><text:span text:style-name="T21"> </text:span><text:span text:style-name="T33">TAG</text:span><text:span text:style-name="T21"> </text:span><text:span text:style-name="T25">&lt;leírás&gt; </text:span><text:span text:style-name="T22">;<text:line-break/></text:span>A porthoz tartozó <text:span text:style-name="T98">címke negadás</text:span>. A megadott nevű portnak léteznie kell.</text:p>
        </text:list-item>
        <text:list-item>
          <text:p text:style-name="P88"><text:span text:style-name="T22">PORT</text:span><text:span text:style-name="T21"> </text:span><text:span text:style-name="T25">&lt;sorszám&gt;</text:span><text:span text:style-name="T21"> </text:span><text:span text:style-name="T32">SET</text:span><text:span text:style-name="T21"> </text:span><text:span text:style-name="T25">&lt;mező név&gt; = &lt;érték1&gt; [&lt;érték2&gt; ...]</text:span><text:span text:style-name="T22">;<text:line-break/></text:span><text:span text:style-name="T73">Egy, vagy több már létező </text:span><text:span text:style-name="T74">sorszámmal azonosított</text:span><text:span text:style-name="T73"> port megadott nevű tulajdonságának a megadása.</text:span></text:p>
        </text:list-item>
        <text:list-item>
          <text:p text:style-name="P87"><text:span text:style-name="T22">PORT</text:span><text:span text:style-name="T21"> </text:span><text:span text:style-name="T25">&lt;név&gt;</text:span><text:span text:style-name="T21"> </text:span><text:span text:style-name="T32">SET</text:span><text:span text:style-name="T21"> </text:span><text:span text:style-name="T25">&lt;mező név&gt; = &lt;érték&gt; </text:span><text:span text:style-name="T22">;<text:line-break/></text:span><text:span text:style-name="T73">Egy már létező </text:span><text:span text:style-name="T74">névvel azonosított</text:span><text:span text:style-name="T73"> port megadott nevű tulajdonságának a megadása.</text:span></text:p>
        </text:list-item>
        <text:list-item>
          <text:p text:style-name="P87"><text:span text:style-name="T22">PORT</text:span><text:span text:style-name="T21"> </text:span><text:span text:style-name="T25">&lt;ix1&gt;</text:span><text:span text:style-name="T32">,</text:span><text:span text:style-name="T25"> &lt;ix2&gt; [</text:span><text:span text:style-name="T32">,</text:span><text:span text:style-name="T25">&lt;ix3&gt; [</text:span><text:span text:style-name="T32">,</text:span><text:span text:style-name="T25">ix4]]</text:span><text:span text:style-name="T21"> </text:span><text:span text:style-name="T22">SHARED</text:span><text:span text:style-name="T21"> </text:span><text:span text:style-name="T25">&lt;sh1&gt;</text:span><text:span text:style-name="T32">,</text:span><text:span text:style-name="T25"> &lt;sh2&gt; [</text:span><text:span text:style-name="T32">,</text:span><text:span text:style-name="T25">&lt;sh3&gt; [</text:span><text:span text:style-name="T32">,</text:span><text:span text:style-name="T25">&lt;sh4&gt;]</text:span><text:span text:style-name="T21"> </text:span><text:span text:style-name="T22">;</text:span><text:line-break/>A patch panel, vagy csatlakozó hátoldalán megosztott kábel bekötésének a definiálása. A sor azt adja meg, hogy egy kábel (4 érpár) hogyan lett megosztva a portok között. Az &lt;ix1&gt;, &lt;ix2&gt;, &lt;ix3&gt; és &lt;ix4&gt; a port sorszámok, az &lt;sh1&gt;, &lt;sh2&gt;, &lt;sh3&gt; és &lt;sh4&gt; pedig a bekötést, a megosztás módját adja meg. A SHARED kulcsszó mindkét oldalán azonos számú értéknek kell szerepelnie. A megadott megosztások nem ütközhetnek. Egy port csak egyszer szerepelhet, és nem adhatóak meg egymást fedő megosztás típusok egy kábelre. A megosztások nem adhatóak meg tetszőleges sorrendben, a lehetséges sorrendek : (A,B), (B,A), (A, BA, BB), (AA, AB, B), (AA, AB, BA, BB) vagy (AA, C, D, BB).</text:p>
        </text:list-item>
        <text:list-item text:start-value="1">
          <text:p text:style-name="P89"><text:span text:style-name="T36">PORT</text:span> <text:span text:style-name="T1">&lt;port lista&gt;</text:span> <text:span text:style-name="T36">NC</text:span>;<text:line-break/><text:soft-page-break/><text:span text:style-name="T67">Nem bekötött portok megadása.</text:span></text:p>
        </text:list-item>
        <text:list-item>
          <text:p text:style-name="P67">CLEAR;</text:p>
        </text:list-item>
        <text:list-item>
          <text:p text:style-name="P67">CLEAR <text:span text:style-name="T4">&lt;mező azonosítók&gt;</text:span>;</text:p>
        </text:list-item>
        <text:list-item>
          <text:p text:style-name="P67">COPY <text:span text:style-name="T4">[[</text:span>EXCEPT<text:span text:style-name="T4">]</text:span> <text:span text:style-name="T4">&lt;mező azonosítók&gt;]</text:span> FROM <text:span text:style-name="T4">&lt;név&gt;</text:span>;</text:p>
        </text:list-item>
      </text:list>
      <text:p text:style-name="Text_20_body">A port hivatkozásoknál lehetőség van két belső változó használatára. A &amp;@ karakterpár az utoljára <text:span text:style-name="T85">módosított</text:span> vagy létrehozott port neve, a #@ pedig a sorszáma. A port megosztások definiálásakor használhatjuk a második változó #+@ alakját is. Pl. az első és a következő vagyis a második portra való hivatkozás a következőképpen néz ki: 1,#+@ . A paraméterek sorok között lehetőség van változó értékadásra, és a FOR makró jellegű <text:span text:style-name="T85">kifejezés</text:span> használatára (ezek bárhol nem használhatóak). <text:span text:style-name="T100">Az, hogy a port név, vagy sorszám szerint lesz azonosítva, az adat típusából derül ki, ha a név számjeggyel kezdődik, akkor idézőjelbe kell tenni.</text:span></text:p>
      <text:p text:style-name="P38">Port listák esetén használhatjuk több port azonosításának a megadására a <text:span text:style-name="T36">LIST</text:span> által generált listákat is.</text:p>
      <text:p text:style-name="Text_20_body">A patch típusú objektumokhoz definiálhatóak minták, ezek makró jellegű definíciók, a makrókhoz hasonlóan lehetnek ideiglenesek, és állandóak:</text:p>
      <text:p text:style-name="example">PATCH TEMPLATE <text:span text:style-name="T4">&lt;név&gt; &lt;definíció&gt;</text:span>;</text:p>
      <text:p text:style-name="example">PATCH TEMPLATE <text:span text:style-name="T4">&lt;név&gt; &lt;definíció&gt; [&lt;leírás&gt;]</text:span> SAVE;</text:p>
      <text:p text:style-name="Text_20_body">Az ideiglenes minták bármikor felüldefiniálhatóak, az állandó mintát egy azonos nevű állandó mintával csak akkor lehet felüldefiniálni, ha azt előtte töröljük. Az állandó minta egy ideiglenesen bármikor felüldefiniálható. A minták nevének típusonként kell egyedinek lennie. Egy mintában az objektum definíció kapcsos zárójelek között megadott paraméterdefiníciók helyezhetőek el (a kapcsos zárójel nélkül).</text:p>
      <text:p text:style-name="Text_20_body">Néhány példa:</text:p>
      <text:p text:style-name="example">PATCH TEMPLATE patch24d1r $$ PORTS FROM 1 TO 24 "J??"; PLACE D1R; $$;</text:p>
      <text:p text:style-name="example">PATCH D1R_P1 "D1 rendező 1. panel (24xCat5e)" COPY FROM patch24d1r;</text:p>
      <text:p text:style-name="example">PATCH D1R_P2 "D1 rendező 2. panel (24xCat5)" <text:s/>COPY FROM patch24d1r;</text:p>
      <text:p text:style-name="example">PATCH D1R_P3 COPY FROM patch24d1r {</text:p>
      <text:p text:style-name="example"><text:tab/>NOTE "D1 rendező 3. panel (24xCat5)";</text:p>
      <text:p text:style-name="example"><text:tab/>PORT 1, 2 SHARED A, B;</text:p>
      <text:p text:style-name="example"><text:tab/>PORT 1 NOTE "ez egy megosztott port: A";</text:p>
      <text:p text:style-name="example"><text:tab/>PORT 2 NOTE "ez egy megosztott port: B";</text:p>
      <text:p text:style-name="example"><text:tab/><text:span text:style-name="T99">PORT LIST 21 TO 24 NC; // 21,22,23,24 nincs bekötve</text:span></text:p>
      <text:p text:style-name="example">}</text:p>
      <text:h text:style-name="Heading_20_4" text:outline-level="4">Aktív és nem aktív eszközök</text:h>
      <text:p text:style-name="Text_20_body">Állapottal rendelkező hálózati eszközök, Az objektumnak megfelelő adattábla a nodes <text:span text:style-name="T100">vagy snmpdevices</text:span>, lsd.: <text:s/>database/nodes.sql.</text:p>
      <text:p text:style-name="Text_20_body"><text:span text:style-name="T101">Passzív elemek definiálása </text:span>az importban:</text:p>
      <text:p text:style-name="P8">NODE <text:span text:style-name="T11">[</text:span><text:span text:style-name="T12">{</text:span><text:span text:style-name="T55">REPLACE</text:span><text:span text:style-name="T11">|</text:span><text:span text:style-name="T55">INSERT</text:span><text:span text:style-name="T12">}</text:span><text:span text:style-name="T11">]</text:span><text:span text:style-name="T101"> </text:span><text:span text:style-name="T11">&lt;típus&gt;</text:span><text:span text:style-name="T101"> </text:span><text:span text:style-name="T4">&lt;n</text:span><text:span text:style-name="T11">é</text:span><text:span text:style-name="T4">v&gt;</text:span> <text:span text:style-name="T4">[&lt;leírás&gt;]</text:span> <text:span text:style-name="T55">TEMPLATE</text:span><text:span text:style-name="T4"> &lt;minta név&gt;]</text:span><text:span text:style-name="T53">;</text:span></text:p>
      <text:p text:style-name="P8">NODE <text:span text:style-name="T11">[</text:span><text:span text:style-name="T12">{</text:span><text:span text:style-name="T55">REPLACE</text:span><text:span text:style-name="T11">|</text:span><text:span text:style-name="T55">INSERT</text:span><text:span text:style-name="T12">}</text:span><text:span text:style-name="T11">]</text:span><text:span text:style-name="T101"> </text:span><text:span text:style-name="T11">&lt;típus&gt;</text:span><text:span text:style-name="T101"> </text:span><text:span text:style-name="T4">&lt;n</text:span><text:span text:style-name="T11">é</text:span><text:span text:style-name="T4">v&gt;</text:span> <text:span text:style-name="T4">[&lt;leírás&gt;]</text:span> <text:span text:style-name="T4">[</text:span><text:span text:style-name="T55">TEMPLATE</text:span><text:span text:style-name="T4"> &lt;minta név&gt;]<text:line-break/> </text:span><text:span text:style-name="T53">{ </text:span><text:span text:style-name="T4">&lt;paraméterek&gt;</text:span><text:span text:style-name="T53"> };</text:span></text:p>
      <text:p text:style-name="P22"><text:span text:style-name="T53">ATTACHED </text:span><text:span text:style-name="T4">[</text:span><text:span text:style-name="T12">{</text:span><text:span text:style-name="T53">REPLACE</text:span><text:span text:style-name="T4">|</text:span><text:span text:style-name="T53">INSERT</text:span><text:span text:style-name="T12">}</text:span><text:span text:style-name="T4">]</text:span><text:span text:style-name="T53"> </text:span><text:span text:style-name="T4">&lt;név&gt;</text:span><text:span text:style-name="T53"> </text:span><text:span text:style-name="T4">[&lt;leírás&gt;]</text:span><text:span text:style-name="T53">;</text:span></text:p>
      <text:p text:style-name="P22"><text:span text:style-name="T53">ATTACHED</text:span><text:span text:style-name="T4"> [</text:span><text:span text:style-name="T12">{</text:span><text:span text:style-name="T53">REPLACE</text:span><text:span text:style-name="T4">|</text:span><text:span text:style-name="T53">INSERT</text:span><text:span text:style-name="T12">}</text:span><text:span text:style-name="T4">] &lt;név minta&gt; [&lt;leírás minta&gt;] </text:span><text:span text:style-name="T53">FROM</text:span><text:span text:style-name="T4"> &lt;tól&gt; </text:span><text:span text:style-name="T53">TO</text:span><text:span text:style-name="T4"> &lt;ig&gt;</text:span><text:span text:style-name="T53">;</text:span></text:p>
      <text:p text:style-name="P90">Aktív elemek definiálása az importban:</text:p>
      <text:p text:style-name="P7">HOST<text:tab/><text:span text:style-name="T11">[</text:span><text:span text:style-name="T12">{</text:span><text:span text:style-name="T101">REPLACE</text:span><text:span text:style-name="T11">|</text:span><text:span text:style-name="T101">INSERT</text:span><text:span text:style-name="T12">}]</text:span><text:span text:style-name="T101"> </text:span><text:span text:style-name="T11">&lt;típus&gt;</text:span><text:span text:style-name="T4"><text:tab/>{&lt;név&gt;|</text:span><text:span text:style-name="T53">LOOKUP</text:span><text:span text:style-name="T4">} &lt;ip hiv.&gt; &lt;mac hiv.&gt;</text:span> <text:span text:style-name="T4">[&lt;leírás&gt;]</text:span></text:p>
      <text:p text:style-name="P6"><text:span text:style-name="T4"><text:tab/></text:span><text:span text:style-name="T56">TEMPLATE</text:span><text:span text:style-name="T4"> &lt;minta név&gt;</text:span><text:span text:style-name="T53">;</text:span></text:p>
      <text:p text:style-name="P8"><text:span text:style-name="T53">HOST</text:span><text:span text:style-name="T4"><text:tab/></text:span><text:span text:style-name="T11">[</text:span><text:span text:style-name="T12">{</text:span><text:span text:style-name="T55">REPLACE</text:span><text:span text:style-name="T11">|</text:span><text:span text:style-name="T55">INSERT</text:span><text:span text:style-name="T12">}]</text:span><text:span text:style-name="T11"> &lt;típus&gt;</text:span><text:span text:style-name="T4"><text:tab/>{&lt;név&gt;|</text:span><text:span text:style-name="T53">LOOKUP</text:span><text:span text:style-name="T4">} &lt;ip hiv.&gt; &lt;mac hiv.&gt; [&lt;leírás&gt;]</text:span></text:p>
      <text:p text:style-name="P6"><text:span text:style-name="T4"><text:tab/>[</text:span><text:span text:style-name="T56">TEMPLATE</text:span><text:span text:style-name="T4"> &lt;minta név&gt;] </text:span><text:span text:style-name="T53">{ </text:span><text:span text:style-name="T4">&lt;paraméterek&gt;</text:span><text:span text:style-name="T53"> }</text:span></text:p>
      <text:p text:style-name="P23"><text:span text:style-name="T53">WORKSTATION </text:span><text:span text:style-name="T11">[</text:span><text:span text:style-name="T12">{</text:span><text:span text:style-name="T55">REPLACE</text:span><text:span text:style-name="T11">|</text:span><text:span text:style-name="T55">INSERT</text:span><text:span text:style-name="T12">}]</text:span><text:span text:style-name="T4"> &lt;név&gt; &lt;mac&gt; [&lt;leírás&gt;];</text:span></text:p>
      <text:p text:style-name="Text_20_body">Ahol:</text:p>
      <text:list xml:id="list130657306702018" text:continue-list="list130657778766834" text:style-name="L8">
        <text:list-item>
          <text:p text:style-name="P81">&lt;n<text:span text:style-name="T102">é</text:span>v&gt;<text:tab/>Az eszköz neve, egy string.</text:p>
        </text:list-item>
        <text:list-item>
          <text:p text:style-name="P81">&lt;leírás&gt;<text:tab/>Opcionális leírás, ill. megjegyzés.</text:p>
        </text:list-item>
        <text:list-item>
          <text:p text:style-name="P82"><text:span text:style-name="T11">&lt;típus&gt;</text:span><text:tab/><text:span text:style-name="T102">Típus azonosítók felsorolása (elválasztójel a vessző):</text:span></text:p>
        </text:list-item>
        <text:list-item>
          <text:p text:style-name="P109">CONVERTER</text:p>
        </text:list-item>
        <text:list-item>
          <text:p text:style-name="P110"><text:span text:style-name="T36">GATEWAY</text:span><text:tab/>Csak aktív eszköz esetén (<text:span text:style-name="T36">HOST</text:span>). <text:span text:style-name="T49">GATE</text:span><text:span text:style-name="T103"> -nak rövidíthető.</text:span></text:p>
        </text:list-item>
        <text:list-item>
          <text:p text:style-name="P110"><text:span text:style-name="T36">HUB</text:span><text:tab/><text:tab/>Csak passzív eszköz esetén (<text:span text:style-name="T36">NODE</text:span>).</text:p>
        </text:list-item>
        <text:list-item>
          <text:p text:style-name="P109">PRINTER</text:p>
        </text:list-item>
        <text:list-item>
          <text:p text:style-name="P110"><text:span text:style-name="T36">SNMP</text:span><text:tab/><text:tab/>Csak aktív eszköz esetén (<text:span text:style-name="T36">HOST</text:span>).</text:p>
        </text:list-item>
        <text:list-item>
          <text:p text:style-name="P110"><text:span text:style-name="T36">SWITCH</text:span><text:tab/></text:p>
        </text:list-item>
        <text:list-item>
          <text:p text:style-name="P109">VIRTUAL</text:p>
        </text:list-item>
      </text:list>
      <text:p text:style-name="P39">Aktív eszközök esetén ha megadjuk a típus felsorolásban az SNMP kulcsszót, akkor a létrejött rekord típusa snmpdevices, ha nem (és passzív eszköz esetén) nodes. A felülírás opció csak akkor használható, ha a rekord típusa nem változik, vagyis ezzel a módszerrel nem lehet egy nem SNMP eszközt SNMP eszközzé alakítani, és fordítva. Ha ezt megkíséreljük, akkor hibaüzenetet <text:soft-page-break/>kapunk. <text:span text:style-name="T105">i</text:span>lyen esetekben a hálózati eszközt törölni kell, és újra felvenni.</text:p>
      <text:p text:style-name="Text_20_body">Az <text:span text:style-name="T36">ATTACHED </text:span><text:span text:style-name="T70">és</text:span><text:span text:style-name="T48"> WORKSTAION</text:span> kulcsszó esetben további paraméterek megadására nincsen lehetőség. E<text:span text:style-name="T102">zekben</text:span> <text:span text:style-name="T102">az</text:span> esete<text:span text:style-name="T102">kben</text:span> egy fix konfigurációjú eszköz jön létre, melynek egy „attach” <text:span text:style-name="T103">ill. „ethernet”</text:span> típusú és ugyanilyen nevű portja lesz, és a portnak nem lesz sorszáma. <text:span text:style-name="T103">A</text:span> <text:span text:style-name="T49">WORKSTATION</text:span><text:span text:style-name="T103"> kulcsszó használata esetén az IP cím mindig dinamikus lesz, és csak akkor lesz beállítva a konkrét cím, ha az a MAC-böl, vagy a név alapján megállapítható.</text:span> Mivel paraméterek nem adhatóak meg, a helyiség megadását a definíció előtt <text:span text:style-name="T103">lehetséges,</text:span> egy „<text:span text:style-name="T36">SET PLACE</text:span>” paranccsal. <text:span text:style-name="T103">Az </text:span><text:span text:style-name="T49">ATTACHED</text:span><text:span text:style-name="T103"> eszköz csoportosan is megadható</text:span>. Az <text:span text:style-name="T36">ATTACHED</text:span> kulcsszó rövidíthető <text:span text:style-name="T36">ATT</text:span>-nek, <text:span text:style-name="T103">a </text:span><text:span text:style-name="T57">WORKSTATION</text:span><text:span text:style-name="T103"> pedig </text:span><text:span text:style-name="T49">WST</text:span><text:span text:style-name="T103">-nek</text:span>.</text:p>
      <text:p text:style-name="Text_20_body">A<text:span text:style-name="T104">ktív eszközök esetén</text:span> név, ip cím, és MAC adatok közül nem szükséges mindet megadni, ha a megadott adatok alapján a többi kideríthető. A nevet lekérdezhetjük a DNS kiszolgálótól, ha a cím ismert, vagy kideríthető. Ehhez a név helyén a LOOKUP kulcsszót használjuk. Az ip cím szintén a DNS kiszolgálótól kérhető le az ip cím ismeretében, vagy az ARP táblákból ha a MAC ismert. Ekkor az ip cím helyén a <text:span text:style-name="T36">LOOKUP</text:span> vagy <text:span text:style-name="T36">ARP</text:span> kulcsszót használjuk. Végül a MAC is lekérdezhető az IP cím ismeretében. Ekkor a MAC helyén az ARP kulcsszót kell használni.</text:p>
      <text:p text:style-name="Text_20_body">Az ip cím hivatkozás (<text:span text:style-name="T1">&lt;ip hiv.&gt;</text:span><text:span text:style-name="T59">) a következőképpen nézhet ki:</text:span></text:p>
      <text:p text:style-name="P4">&lt;ip cím&gt;</text:p>
      <text:p text:style-name="example"><text:span text:style-name="T4">&lt;ip cím&gt;</text:span><text:span text:style-name="T59">/</text:span><text:span text:style-name="T4">&lt;ip típus&gt;</text:span></text:p>
      <text:p text:style-name="P3">DYNAMIC</text:p>
      <text:p text:style-name="P3">LOOKUP</text:p>
      <text:p text:style-name="P3">ARP</text:p>
      <text:p text:style-name="Text_20_body">Az ip cím után opcionálisan megadható az ip cím típusa: <text:span text:style-name="T53">FIXIP, PRIVATE, EXTERNAL, DYNAMIC</text:span> vagy <text:span text:style-name="T36">PSEUDO</text:span>. A <text:span text:style-name="T36">FIXIP</text:span> és <text:span text:style-name="T36">PSEUDO</text:span> típusú ip címnek egyedinek kell lennie. a <text:span text:style-name="T36">DYNAMIC </text:span><text:span text:style-name="T67">típus esetén</text:span>, az ip címet nem kell megadni, ekkor ip cím nem kerül az adatbázis rekordba (NULL értékű lesz). Ha az ip cím típusa <text:span text:style-name="T36">PSEUDO</text:span>, akkor a <text:span text:style-name="T36">LOOKUP</text:span> és <text:span text:style-name="T36">ARP</text:span> kulcsszavak nem használhatóak.</text:p>
      <text:p text:style-name="Text_20_body">A MAC cím hivatkozás a következő lehet:</text:p>
      <text:p text:style-name="P4">&lt;mac cím&gt;</text:p>
      <text:p text:style-name="example">MAC(&lt;string kifejezés&gt;)</text:p>
      <text:p text:style-name="example">ARP</text:p>
      <text:p text:style-name="Text_20_body">Egy eszköz esetén mindig létr<text:span text:style-name="T88">e</text:span>jön egy hozzárendelt port is, alapértelmezett tulajdonságokkal <text:span text:style-name="T105">(a port index 1 lesz)</text:span>. Ezeket természetesen megváltoztathatjuk. A par<text:span text:style-name="T88">a</text:span>métereknél, ha más portot még nem hoztunk létre, ill. más portra még nem hivatkoztunk, akkor a port nevére a &amp;@ , vagy indexére a #@ karakterpárral hivatkozh<text:span text:style-name="T88">a</text:span>tunk.</text:p>
      <text:p text:style-name="Text_20_body">A paraméterek lehetnek a következőek:</text:p>
      <text:list xml:id="list6618666451487508133" text:style-name="L12">
        <text:list-item>
          <text:p text:style-name="P94"><text:span text:style-name="T22">NOTE</text:span><text:span text:style-name="T21"> </text:span><text:span text:style-name="T25">&lt;leírás&gt;</text:span><text:span text:style-name="T21"> </text:span><text:span text:style-name="T22">;<text:line-break/></text:span>A leírás alternatívan így is beállítható, ha kétszer adjuk meg, akkor az utolsó lesz az érvényes</text:p>
        </text:list-item>
        <text:list-item>
          <text:p text:style-name="P94"><text:span text:style-name="T22">PLACE</text:span><text:span text:style-name="T21"> </text:span><text:span text:style-name="T25">&lt;név&gt;</text:span> <text:span text:style-name="T22">;</text:span><text:span text:style-name="T36"><text:line-break/></text:span>A helyiség adható meg ahol az eszköz van. Ha nem adjuk meg ezt a paramétert, akkor a SET PLACE (lásd. fentebb) kulcsszavakkal adhatjuk meg az alapértelmezett helyiséget. Ha nincs alapértelmezett helyiség, és nem is adtuk meg, akkor az unknown nevű helyhez lesz rendelve az eszköz.</text:p>
        </text:list-item>
        <text:list-item>
          <text:p text:style-name="P94"><text:span text:style-name="T22">SET</text:span><text:span text:style-name="T21"> </text:span><text:span text:style-name="T25">&lt;mező név&gt;</text:span><text:span text:style-name="T21"> </text:span><text:span text:style-name="T22">=</text:span><text:span text:style-name="T21"> </text:span><text:span text:style-name="T25">&lt;érték&gt;</text:span><text:span text:style-name="T22">;</text:span><text:line-break/>Az eszköz paramétereinek egy alternatív megadási lehetősége. Ahol a &lt;mező név&gt; az adatbázisban a paramétert reprezentáló mező neve, az érték pedig a paraméter új értéke. Az értéknél bármilyen adattípus elfogadott, de illeszkednie kell a mező típusához.</text:p>
        </text:list-item>
        <text:list-item>
          <text:p text:style-name="P97"><text:span text:style-name="T36">PARAM</text:span> <text:span text:style-name="T1">&lt;típus&gt;</text:span> <text:span text:style-name="T36">=</text:span> <text:span text:style-name="T1">&lt;érték&gt;</text:span><text:span text:style-name="T36">;</text:span><text:line-break/>Egy paraméter hozzárendelése az eszközhöz. A port és eszköz paramétereket a típusuk azonosítja, a rendszerparaméterekkel ellentétben nincsenek külön nevesítve.</text:p>
        </text:list-item>
        <text:list-item>
          <text:p text:style-name="P94"><text:span text:style-name="T32">ADD PORT </text:span><text:span text:style-name="T28">[&lt;index&gt;]</text:span><text:span text:style-name="T25"> &lt;típus&gt; &lt;név&gt; [&lt;leírás&gt;]</text:span><text:span text:style-name="T22">;<text:line-break/></text:span>Egy port definiálása. Ahol &lt;név&gt; a port neve, a &lt;leírás&gt; opcionálisan egy leírás, vagy megjegyzés a porthoz, a &lt;típus&gt; pedig a port típusa. <text:s/>A port név egy eszközön belül egyedi kell hogy legyen. Egy portnak van ugyan sorszáma, de <text:span text:style-name="T104">nem SNMP eszköz esetén az</text:span> nem kötelező, <text:span text:style-name="T104">de</text:span> ha megadjuk egyedinek kell lennie egy eszközre. A port indexnél megadhatjuk a #+@ kifejezést is, ekkor az index az előző index +1 lesz.</text:p>
        </text:list-item>
        <text:list-item>
          <text:p text:style-name="P94"><text:span text:style-name="T22">ADD PORTS </text:span><text:span text:style-name="T28">&lt;típus&gt; [</text:span><text:span text:style-name="T32">OFFS</text:span><text:span text:style-name="T28"> &lt;név offs.&gt;] </text:span><text:span text:style-name="T32">FROM</text:span><text:span text:style-name="T35"> &lt;tol&gt;</text:span><text:span text:style-name="T22"> TO </text:span><text:span text:style-name="T35">&lt;ig&gt;</text:span><text:span text:style-name="T27"> </text:span><text:span text:style-name="T28">[</text:span><text:span text:style-name="T32">OFFS</text:span><text:span text:style-name="T27"> </text:span><text:span text:style-name="T28">&lt;sorszám offs.&gt;]</text:span><text:span text:style-name="T27"><text:line-break/><text:tab/></text:span><text:span text:style-name="T35">&lt;név minta&gt;</text:span><text:span text:style-name="T27">;<text:line-break/></text:span>Egy port sorozat hozzáadása a node-hoz. A paraméterek értelmezését lásd. a <text:span text:style-name="T53">PATCH</text:span>-nál az <text:span text:style-name="T36">ADD PORTS</text:span> kulcsszavakat. <text:span text:style-name="T104">Itt egy plusz paraméter van a &lt;típus&gt; mely egy port típus név (Lásd: iftipes táblát ill. a ../database/nodes.sql fájltt).</text:span></text:p>
        </text:list-item>
        <text:list-item>
          <text:p text:style-name="P94"><text:span text:style-name="T22">ADD SENSORS </text:span><text:span text:style-name="T25">[</text:span><text:span text:style-name="T32">OFFS</text:span><text:span text:style-name="T25"> &lt;név offs.&gt;] </text:span><text:span text:style-name="T32">FROM</text:span><text:span text:style-name="T25"> &lt;tol&gt;</text:span><text:span text:style-name="T21"> </text:span><text:span text:style-name="T22">TO</text:span><text:span text:style-name="T21"> </text:span><text:span text:style-name="T25">&lt;ig&gt; [</text:span><text:span text:style-name="T32">OFFS</text:span><text:span text:style-name="T25"> &lt;sorszám offs.&gt;]<text:line-break/><text:tab/>&lt;név minta&gt; &lt;ip&gt;</text:span><text:span text:style-name="T22">;<text:line-break/></text:span>Egy port sorozat hozzáadása a host-hoz. A paraméterek értelmezését lásd. a <text:span text:style-name="T36">PATCH</text:span>-nál az <text:span text:style-name="T36">ADD PORTS</text:span> kulcsszavakat. A portok típusa 'sensors' lesz. Az utolsó paraméter az első port IP címét definiálja, amely a további definiált portoknál eggyel növekszik (a cím típusa <text:span text:style-name="T36">PSEUDO</text:span>).</text:p>
        </text:list-item>
        <text:list-item>
          <text:p text:style-name="P94"><text:span text:style-name="T22">PORT </text:span><text:span text:style-name="T28">&lt;index&gt;</text:span><text:span text:style-name="T22"> TYPE</text:span><text:span text:style-name="T28"> [&lt;üj index&gt;] &lt;típus&gt; &lt;név&gt; &lt;leírás&gt;</text:span><text:span text:style-name="T22">;<text:line-break/></text:span>A fenti sorral a portnak több tulajdonságát is megváltoztathatjuk, praktikusan a<text:span text:style-name="T105">z automatikusan felvett port esetén használható, ha az alapértelmezés nem felel meg.</text:span> <text:span text:style-name="T105">Az első portra hivatkozhatunk az 1-es indexel, vagy ha ez az </text:span>első port hivatkozás<text:span text:style-name="T105">unk</text:span>, <text:span text:style-name="T105">akkor</text:span> a port indexre a #@-al <text:span text:style-name="T105">is</text:span> hivatkozhatunk.</text:p>
        </text:list-item>
        <text:list-item>
          <text:p text:style-name="P95"><text:soft-page-break/><text:span text:style-name="T22">PORT </text:span><text:span text:style-name="T28">&lt;index&gt;</text:span><text:span text:style-name="T22"> </text:span><text:span text:style-name="T32">NAME</text:span><text:span text:style-name="T22"> </text:span><text:span text:style-name="T28">&lt;új név&gt;</text:span><text:span text:style-name="T22">;<text:line-break/></text:span>Praktikusan sz<text:span text:style-name="T105">intén az automatikusan felvett port esetén használható, ha az alapértelmezett nevet akarjuk megváltoztatni.</text:span></text:p>
        </text:list-item>
        <text:list-item>
          <text:p text:style-name="P95"><text:span text:style-name="T23">P</text:span><text:span text:style-name="T22">ORT</text:span><text:span text:style-name="T21"> </text:span><text:span text:style-name="T25">&lt;</text:span><text:span text:style-name="T26">port azonosító</text:span><text:span text:style-name="T25">&gt;</text:span><text:span text:style-name="T21"> </text:span><text:span text:style-name="T32">NOTE</text:span><text:span text:style-name="T21"> </text:span><text:span text:style-name="T25">&lt;leírás&gt;</text:span><text:span text:style-name="T22">;<text:line-break/>PORT </text:span><text:span text:style-name="T28">&lt;</text:span><text:span text:style-name="T29">port azonosító</text:span><text:span text:style-name="T28">&gt;</text:span><text:span text:style-name="T22"> SET </text:span><text:span text:style-name="T28">&lt;mező név&gt;</text:span><text:span text:style-name="T22"> = </text:span><text:span text:style-name="T30">&lt;érték&gt;</text:span><text:span text:style-name="T22">;<text:line-break/>PORT </text:span><text:span text:style-name="T28">&lt;</text:span><text:span text:style-name="T29">port azonosító</text:span><text:span text:style-name="T28">&gt;</text:span><text:span text:style-name="T22"> </text:span><text:span text:style-name="T24">TAG</text:span><text:span text:style-name="T22"> </text:span><text:span text:style-name="T30">&lt;</text:span><text:span text:style-name="T31">címke</text:span><text:span text:style-name="T30">&gt;</text:span><text:span text:style-name="T22">;<text:line-break/></text:span>A hivatkozott port megadott paraméterének a módosítása. <text:span text:style-name="T105">A port azonosító a port index, ha egy egész szám, vagy a port neve, amennyiben string. Ha a port neve egy szám, akkor idézőjelbe kell tenni, ellenkező esetben sorszámként lesz értelmezve.</text:span></text:p>
        </text:list-item>
        <text:list-item>
          <text:p text:style-name="P97"><text:span text:style-name="T36">PORT PARAM</text:span> <text:span text:style-name="T1">&lt;típus&gt;</text:span> <text:span text:style-name="T36">=</text:span> <text:span text:style-name="T1">&lt;érték&gt;</text:span><text:span text:style-name="T36">;</text:span><text:line-break/>Egy paraméter hozzárendelése a porthoz. A port és eszköz paramétereket a típusuk azonosítja, a rendszerparaméterekkel ellentétben nincsenek külön nevesítve.</text:p>
        </text:list-item>
      </text:list>
      <text:p text:style-name="P40">Csak aktív eszköz esetén magadható paraméterek:</text:p>
      <text:list xml:id="list130656316884324" text:continue-numbering="true" text:style-name="L12">
        <text:list-item>
          <text:p text:style-name="P94"><text:span text:style-name="T32">ADD PORT </text:span><text:span text:style-name="T28">[</text:span><text:span text:style-name="T25">&lt;index&gt;] &lt;típus&gt; &lt;név&gt; &lt;ip hiv.&gt; &lt;mac hiv.&gt; [&lt;leírás&gt;]</text:span><text:span text:style-name="T22">;<text:line-break/></text:span>Egy port definiálása. Ahol az &lt;index&gt; egy opcionális sorszám, &lt;név&gt; a port neve, a &lt;leírás&gt; opcionálisan egy leírás, vagy megjegyzés a porthoz, a &lt;típus&gt; pedig a port típusa :</text:p>
          <text:list>
            <text:list-item>
              <text:p text:style-name="P54">sensor<text:tab/>Sensor port</text:p>
            </text:list-item>
            <text:list-item>
              <text:p text:style-name="P54">rs485<text:tab/>RS-485 Serial bus interface</text:p>
            </text:list-item>
            <text:list-item>
              <text:p text:style-name="P54">iic<text:tab/>IIC Serial bus interface</text:p>
            </text:list-item>
            <text:list-item>
              <text:p text:style-name="P55">eport<text:tab/>Ethernet, nem menedzselhető.</text:p>
            </text:list-item>
            <text:list-item>
              <text:p text:style-name="P54">ethernet<text:tab/>Ethernet Interface (UTP)</text:p>
            </text:list-item>
            <text:list-item>
              <text:p text:style-name="P54">veth<text:tab/>Virtuális ethernet</text:p>
            </text:list-item>
            <text:list-item>
              <text:p text:style-name="P54">wireless<text:tab/>Wireless ethernet interface</text:p>
            </text:list-item>
            <text:list-item>
              <text:p text:style-name="P54">ppp<text:tab/>Point to Point protcol interface</text:p>
            </text:list-item>
            <text:list-item>
              <text:p text:style-name="P54">softwareloopback<text:tab/>Software loopback interface</text:p>
            </text:list-item>
            <text:list-item>
              <text:p text:style-name="P54">rs232<text:tab/>RS232 Interface</text:p>
            </text:list-item>
            <text:list-item>
              <text:p text:style-name="P54">virtual<text:tab/>Vlan interfész</text:p>
            </text:list-item>
            <text:list-item>
              <text:p text:style-name="P54">multiplexor<text:tab/>Trunk</text:p>
            </text:list-item>
            <text:list-item>
              <text:p text:style-name="P54">adsl<text:tab/>Asymmetric Digital Subscriber Loop</text:p>
            </text:list-item>
            <text:list-item>
              <text:p text:style-name="P54">tunnel<text:tab/>Encapsulation interface</text:p>
            </text:list-item>
            <text:list-item>
              <text:p text:style-name="P54">digitalPowerline<text:tab/>IP over Power Lines</text:p>
            </text:list-item>
            <text:list-item>
              <text:p text:style-name="P54">usb<text:tab/>USB Interface</text:p>
            </text:list-item>
          </text:list>
          <text:p text:style-name="P94">A lista bővíthető, de magát lista bővítést az import nem támogatja.<text:line-break/>Az ip hivatkozás a következőképpen nézhet ki:</text:p>
          <text:list text:continue-numbering="true">
            <text:list-item>
              <text:p text:style-name="P98"><text:span text:style-name="T1">&lt;ip cím&gt; [</text:span><text:span text:style-name="T53">/</text:span><text:span text:style-name="T1">&lt;ip typus&gt;</text:span>]<text:tab/>Az ip cím megadása az opcionális típussal</text:p>
            </text:list-item>
            <text:list-item>
              <text:p text:style-name="P98"><text:span text:style-name="T36">DINAMIC<text:tab/></text:span>Dinamikus ip cím, a cím nem ismert.</text:p>
            </text:list-item>
            <text:list-item>
              <text:p text:style-name="P98"><text:span text:style-name="T36">NULL<text:tab/></text:span>Dinamikus ip cím, a cím nem ismert.</text:p>
            </text:list-item>
            <text:list-item>
              <text:p text:style-name="P98"><text:span text:style-name="T36">ARP<text:tab/></text:span>Az ip cím a mac alapján a lekérdezett ARP táblákból.</text:p>
            </text:list-item>
          </text:list>
          <text:p text:style-name="P94">A mac cím hivatkozás a következőképpen nézhet ki:</text:p>
          <text:list text:continue-numbering="true">
            <text:list-item>
              <text:p text:style-name="P99"><text:span text:style-name="T1">&lt;mac cím&gt;<text:tab/></text:span>A mac cím közvetlen megadása.</text:p>
            </text:list-item>
            <text:list-item>
              <text:p text:style-name="P68">MAC(<text:span text:style-name="T4">&lt;string kifejezés&gt;</text:span>)<text:tab/><text:span text:style-name="T67">A string kifejezést mac-címmé konvertálja.</text:span></text:p>
            </text:list-item>
            <text:list-item>
              <text:p text:style-name="P99"><text:span text:style-name="T36">ARP<text:tab/></text:span>A mac cím az ip alapján a lekérdezett ARP táblákból.</text:p>
            </text:list-item>
            <text:list-item>
              <text:p text:style-name="P99"><text:span text:style-name="T36">NULL<text:tab/></text:span>Nincs megadva mac cím.</text:p>
            </text:list-item>
            <text:list-item>
              <text:p text:style-name="P99"><text:span text:style-name="T36">&lt;@</text:span><text:tab/>Az előző hivatkozott porttal azonos mac cím.</text:p>
            </text:list-item>
            <text:list-item>
              <text:p text:style-name="P99"><text:span text:style-name="T36">&lt;</text:span><text:span text:style-name="T1">&lt;port index&gt;</text:span><text:tab/>A megadott indexű porttal azonos mac cím.</text:p>
            </text:list-item>
          </text:list>
        </text:list-item>
        <text:list-item>
          <text:p text:style-name="P96"><text:span text:style-name="T22">PORT</text:span><text:span text:style-name="T21"> </text:span><text:span text:style-name="T25">&lt;</text:span><text:span text:style-name="T26">port azonosító</text:span><text:span text:style-name="T25">&gt;</text:span><text:span text:style-name="T21"> </text:span><text:span text:style-name="T22">ADD ADDRESS </text:span><text:span text:style-name="T28">&lt;ip hiv.&gt;</text:span><text:span text:style-name="T22"> </text:span><text:span text:style-name="T30">[&lt;leírás&gt;]</text:span><text:span text:style-name="T34">;</text:span><text:span text:style-name="T22"><text:line-break/></text:span>Egy előzőleg már létrehozott porthoz egy további cím hozzárendelése. Az ip hivatkozásban kötelező megadni egy ip címet, és az opcionális típusok a <text:span text:style-name="T36">FIXIP</text:span>, <text:span text:style-name="T36">PRIVATE</text:span> és <text:span text:style-name="T36">PSEUUDO</text:span> lehetnek, az alapértelmezés a <text:span text:style-name="T36">FIXIP</text:span>.</text:p>
        </text:list-item>
        <text:list-item>
          <text:p text:style-name="P96"><text:span text:style-name="T22">PORT</text:span><text:span text:style-name="T21"> </text:span><text:span text:style-name="T25">&lt;</text:span><text:span text:style-name="T26">port azonosító</text:span><text:span text:style-name="T25">&gt;</text:span><text:span text:style-name="T21"> </text:span><text:span text:style-name="T22">VLAN</text:span><text:span text:style-name="T21"> </text:span><text:span text:style-name="T25">&lt;vlan&gt; [&lt;típus&gt; [&lt;beállítás típusa&gt;]]</text:span><text:span text:style-name="T22">;</text:span><text:line-break/>Port -vlan összerendelések megadása. Ahol:</text:p>
          <text:list>
            <text:list-item>
              <text:p text:style-name="P94">&lt;vlan&gt;<text:tab/>Egy létező vlan neve</text:p>
            </text:list-item>
            <text:list-item>
              <text:p text:style-name="P94">&lt;típus&gt;<text:tab/>Összerendelés vagy viszony típusa:</text:p>
              <text:list>
                <text:list-item>
                  <text:p text:style-name="P100">no<text:tab/>Nincs hozzárendelés.</text:p>
                </text:list-item>
                <text:list-item>
                  <text:p text:style-name="P100">unknown<text:tab/>Ismeretlen</text:p>
                </text:list-item>
                <text:list-item>
                  <text:p text:style-name="P100">forbidden<text:tab/>Tiltott</text:p>
                </text:list-item>
                <text:list-item>
                  <text:p text:style-name="P100">autó<text:span text:style-name="T4">leírás</text:span><text:tab/>Automatikus</text:p>
                </text:list-item>
                <text:list-item>
                  <text:p text:style-name="P100"><text:soft-page-break/>tagged<text:tab/>cimkézett</text:p>
                </text:list-item>
                <text:list-item>
                  <text:p text:style-name="P100">untagged<text:tab/>nem cimkézett</text:p>
                </text:list-item>
                <text:list-item>
                  <text:p text:style-name="P100">virtual</text:p>
                </text:list-item>
                <text:list-item>
                  <text:p text:style-name="P100">hard<text:tab/>nem logikailag összerendelt (logikailag egyenértékű au. mint az untagged) alapértelmezett</text:p>
                </text:list-item>
              </text:list>
            </text:list-item>
            <text:list-item>
              <text:p text:style-name="P94"><text:span text:style-name="T25">&lt;beállítás típusa&gt;<text:tab/></text:span>Az összerendelés forrását adja meg.</text:p>
              <text:list>
                <text:list-item>
                  <text:p text:style-name="P94">auto<text:tab/>aut<text:span text:style-name="T106">o</text:span>matikus.</text:p>
                </text:list-item>
                <text:list-item>
                  <text:p text:style-name="P94">query<text:tab/>Az összerendelés egy lekérdezés eredménye.</text:p>
                </text:list-item>
                <text:list-item>
                  <text:p text:style-name="P94">manual<text:tab/>Az összerendelés manuálisan történt (ez az alapértelmezés)</text:p>
                </text:list-item>
              </text:list>
            </text:list-item>
          </text:list>
        </text:list-item>
        <text:list-item>
          <text:p text:style-name="P96"><text:span text:style-name="T27">PORT</text:span><text:span text:style-name="T25"> &lt;</text:span><text:span text:style-name="T26">port azonosító</text:span><text:span text:style-name="T25">&gt; </text:span><text:span text:style-name="T27">VLANS</text:span><text:span text:style-name="T25"> &lt;vlan lista&gt; </text:span><text:span text:style-name="T22">;</text:span><text:line-break/>Több vlan összerendelése ugyanazzal a portal. A típusok tagged és manual.</text:p>
        </text:list-item>
        <text:list-item>
          <text:p text:style-name="P94"><text:span text:style-name="T28">[</text:span><text:span text:style-name="T22">READ</text:span><text:span text:style-name="T28">]</text:span><text:span text:style-name="T22"> COMMUNITY </text:span><text:span text:style-name="T28">&lt;community&gt;</text:span><text:span text:style-name="T22"> ;<text:line-break/>WRITE COMMUNITY </text:span><text:span text:style-name="T28">&lt;community&gt;</text:span><text:span text:style-name="T22"> ;<text:line-break/></text:span>Csak SNMP képes eszközök esetén a community stringek megadása. Alapértelmezett a „public”.</text:p>
        </text:list-item>
        <text:list-item>
          <text:p text:style-name="P94"><text:span text:style-name="T22">PORTS BY SNMP </text:span><text:span text:style-name="T28">[&lt;read community&gt;]</text:span><text:span text:style-name="T22">;<text:line-break/></text:span>Csak SNMP képes eszközök esetén a portokat, vagyis a teljes konfigurációt lekérdezi SNMP-n keresztül. A loopback valamint az ismeretlen port típusokat figyelmen kívül hagyja. Ha nem adjuk meg a community-t akkor a „public”-al fog próbálkozni. Az alapértelmezett SNMP verzió a 2c.</text:p>
        </text:list-item>
      </text:list>
      <text:p text:style-name="megjegyzes_20_cim">Megjegyzés:</text:p>
      <text:p text:style-name="megjegyzes">A port hivatkozásoknál lehetőség van két belső változó használatára. A &amp;@ karakterpár az utoljára módosítótt vagy létrehozott port neve, a #@ pedig a sorszáma. A port megosztások definiálásakor használhatjuk a második változat #+@ alakját is. Pl. az első és a következő vagyis a második portra való hivatkozás a következőképpen néz ki: 1,#+@ . A paraméterek sorok között lehetőség van változó értékadásra, és a <text:span text:style-name="T36">FOR</text:span> makró jellegű kifejezés használatára (ezek bárhol nem használhatóak).</text:p>
      <text:p text:style-name="Text_20_body">Hasonlóan a patch panelekhez itt is lehetőség van minták definiálására:</text:p>
      <text:p text:style-name="example">NODE TEMPLATE <text:span text:style-name="T4">&lt;név&gt; &lt;definíció&gt;</text:span>;</text:p>
      <text:p text:style-name="example">NODE TEMPLATE <text:span text:style-name="T4">&lt;név&gt; &lt;definíció&gt; [&lt;leírás&gt;]</text:span> SAVE;</text:p>
      <text:p text:style-name="Text_20_body">Néhány példa:</text:p>
      <text:p text:style-name="example">HOST "moodle.xyz.local" LOOKUP ARP "MOODLE server" {</text:p>
      <text:p text:style-name="example"><text:s text:c="4"/>PORT #@ TYPE ethernet eth0;</text:p>
      <text:p text:style-name="example">}</text:p>
      <text:p text:style-name="example">HOST "virtsrv.xyz.local" 172.17.18.19 00:12:34:56:78:9a "Virtual szerver"</text:p>
      <text:p text:style-name="example"><text:s text:c="4"/>PORT #@ TYPE veth br0 "br0: eth0,tap0";</text:p>
      <text:p text:style-name="example"><text:s text:c="4"/>ADD PORT veth <text:s/>br1 172.17.12.1 <text:s/>00:23:45:67:89:ab "br1: vlan1, tap1";</text:p>
      <text:p text:style-name="example"><text:s text:c="4"/>ADD PORT veth <text:s/>br2 172.18.51.1 <text:s/>00:01:23:56:78:aa "br2: vlan2, tap2";</text:p>
      <text:p text:style-name="example"><text:s text:c="4"/>ADD PORT veth <text:s/>br3 193.123.45.7 00:04:23:a8:2f:ed "br3: eth1, tap3";</text:p>
      <text:p text:style-name="example"><text:s text:c="4"/>PORT br3 ADD ADDRESS 193.123.45.8;</text:p>
      <text:p text:style-name="example"><text:s text:c="4"/>PORT br3 ADD ADDRESS 193.123.45.9;</text:p>
      <text:p text:style-name="example"><text:s text:c="4"/>PORT br3 ADD ADDRESS 193.123.45.10;</text:p>
      <text:p text:style-name="example"><text:s text:c="4"/>PORT br3 ADD ADDRESS 193.123.45.11;</text:p>
      <text:p text:style-name="example"><text:s text:c="4"/>ADD PORT veth br4 NULL <text:s text:c="9"/>00:04:23:a8:8e:ff "br4: vlan3134, tap6";</text:p>
      <text:p text:style-name="example"><text:s text:c="4"/>ADD PORT veth br5 172.19.3.1 <text:s text:c="3"/>00:04:23:a8:8e:ff "br5: vlan3038, tap7";</text:p>
      <text:p text:style-name="example">}</text:p>
      <text:p text:style-name="example">SET PLACE Valahol;</text:p>
      <text:p text:style-name="example">WORKSTATION workst1 00:11:22:33:44:55;</text:p>
      <text:p text:style-name="example">HOST SNMP SWITCH "sw1.xyz.local" LOOKUP ARP "Switch 1." { PORTS BY SNMP; }</text:p>
      <text:h text:style-name="Heading_20_4" text:outline-level="4">Fizikai topológia</text:h>
      <text:p text:style-name="Text_20_body">Az objektum a különböző eszközök fizikai kapcsolódását írja le, más szóval minden objektum egy <text:s/>patch, vagy fali kábelt reprezentál. A tábla definíció lsd.: database/links.sql.</text:p>
      <text:p text:style-name="megjegyzes_20_cim">Megjegyzés:</text:p>
      <text:p text:style-name="megjegyzes">Bár a definícióknál, és a rekordok szintjén is az objektumok aszimmetrikusak, logikailag a kapcsolat szimmetrikus, felcserélhető, a jobb és bal oldalnak nincs jelentősége, ez csak a tárolást, és a definíciót segíti. A szimmetrikus kezelést könnyíti meg a tábla szimmetrikus „view”-je. <text:span text:style-name="T108">A view minden rekordot megismétel, az oldalak felcsrélésével.</text:span></text:p>
      <text:p text:style-name="Text_20_body">A kapcsolatok mindkét irányához egy típus van hozzá rendelve, mivel a patch panelek és fali csatlakozók két irányban is kapcsolódnak: a külvilág felé, ez a „FRONT” típus, és a fali kábelek irányában, ez a „BACK” típus. Minden más eszköznél a típus „<text:span text:style-name="T108">TERM</text:span>”. Nincs megkötés arra, hogy a kapcsolat két oldala milyen típusúnak kell lennie. Megosztás viszont csak a FRONT típusú kapcsolatnál megengedett, és csak akkor, ha ehhez a patch vagy falicsatlakozó porthoz hátoldali kábel megosztás nincs megadva. Akkor sem adható meg megosztás, ha mindkét oldal FRONT típusú.</text:p>
      <text:p text:style-name="P41">Szintén nem engedi meg az adatbázis logika hurkok létrehozását. Az adatbázis logika a fizikai kapcsolatok módosításával egy időben aktualizálja a logikai topológiát (ill. annak a fizikaiból levezethető változatát).</text:p>
      <text:p text:style-name="P129">Megjegyzés:</text:p>
      <text:p text:style-name="megjegyzes">A logikai topológiát létrehozó algoritmus, megelőzendő a hurkok miatti végtelen ciklusokat, csak maximum 10 fizikai kapcsolat láncolását <text:soft-page-break/>engedi meg két <text:span text:style-name="T108">TERM</text:span>-<text:span text:style-name="T108">TERM</text:span> végpont között. Az adatbázis logika által karbantartott a fizikai topológiából levezethető logikai topológia táblájához szintén tartozik egy szimmetrikus view.</text:p>
      <text:p text:style-name="Text_20_body">A kapcsolatok megadása blokkokban történik, megadva a két oldal típusát, és opcionálisan mindkét oldalhoz egy alapértelmezett eszközt (az egyszerűsített változat):</text:p>
      <text:p text:style-name="example">LINKS <text:span text:style-name="T4">{</text:span>BACK<text:span text:style-name="T4">|</text:span>FRONT<text:span text:style-name="T4">|</text:span><text:span text:style-name="T58">TERM</text:span><text:span text:style-name="T4">}</text:span> <text:span text:style-name="T4">[&lt;eszköz név 1&gt;]</text:span> TO <text:span text:style-name="T4">{</text:span>BACK<text:span text:style-name="T4">|</text:span>FRONT<text:span text:style-name="T4">|</text:span><text:span text:style-name="T58">TERM</text:span><text:span text:style-name="T4">} [&lt;eszköz név 1&gt;]</text:span> {</text:p>
      <text:p text:style-name="example"><text:s text:c="3"/><text:span text:style-name="T4">[&lt;n.név&gt;]</text:span><text:span text:style-name="T53">:</text:span><text:span text:style-name="T4">&lt;p.név&gt;[</text:span><text:span text:style-name="T53">/</text:span><text:span text:style-name="T4">&lt;sh.&gt;] <text:s text:c="2"/></text:span><text:span text:style-name="T53">&amp; </text:span><text:span text:style-name="T4">[&lt;n.név&gt;] </text:span><text:span text:style-name="T53">:</text:span><text:span text:style-name="T4"> &lt;p.név&gt;[</text:span><text:span text:style-name="T53">/</text:span><text:span text:style-name="T4">&lt;sh.&gt;] </text:span><text:span text:style-name="T28">[&lt;leírás&gt;]</text:span><text:span text:style-name="T53">;</text:span></text:p>
      <text:p text:style-name="example"><text:span text:style-name="T53"><text:s text:c="3"/></text:span><text:span text:style-name="T4">[&lt;n.név&gt;]</text:span><text:span text:style-name="T53">:</text:span><text:span text:style-name="T4">&lt;p.sorzs.&gt;[</text:span><text:span text:style-name="T53">/</text:span><text:span text:style-name="T4">&lt;sh.&gt;]</text:span><text:span text:style-name="T53">&amp; </text:span><text:span text:style-name="T4">[&lt;n.név&gt;] </text:span><text:span text:style-name="T53">:</text:span><text:span text:style-name="T4"> &lt;port sorsz.&gt;[</text:span><text:span text:style-name="T53">/</text:span><text:span text:style-name="T4">&lt;sh.&gt;] </text:span><text:span text:style-name="T28">[&lt;leírás&gt;]</text:span><text:span text:style-name="T53">;</text:span></text:p>
      <text:p text:style-name="example"><text:span text:style-name="T53"><text:s text:c="3"/></text:span><text:span text:style-name="T4">&lt;szám&gt;</text:span><text:span text:style-name="T53"> * </text:span><text:span text:style-name="T4">[&lt;eszköz név&gt;] </text:span><text:span text:style-name="T53">:</text:span><text:span text:style-name="T4"> &lt;port sorzs.&gt; </text:span><text:span text:style-name="T53">&amp;<text:tab/></text:span><text:span text:style-name="T4">[&lt;eszköz név&gt;] </text:span><text:span text:style-name="T53">:</text:span><text:span text:style-name="T4"> &lt;port sorsz.&gt;</text:span><text:span text:style-name="T53">;</text:span></text:p>
      <text:p text:style-name="example">}</text:p>
      <text:p text:style-name="Text_20_body">A kapcsolat jobb és bal oldalát egy &amp; jel választja el. Ahol. a &lt;n.név&gt; a blokk fejben megadott típushoz illeszkedő eszköz, neve. A &lt;p.név&gt; port név, a &lt;p.sorsz.&gt; pedig a port sorszáma.</text:p>
      <text:p text:style-name="Text_20_body">Az &lt;sh&gt; egy megosztási módot definiál.</text:p>
      <text:p text:style-name="Text_20_body">Mivel a port név eszközön belül mindig egyedi, ezért az a port azonosítására (ha csak egy kapcsolatot hozunk létre) midig használható. A kapcsolat definíció két oldalán nem kell ugyan azt az azonosítási módszert használni.</text:p>
      <text:p text:style-name="Text_20_body">A blokkon belüli harmadik sor szerint több kapcsolat hozható létre, ekkor &lt;szám&gt; darab kapcsolat jön létre minden kapcsolat létrehozáskor eggyel növelve mindkét oldalon az sorszámot/indexet. Ez a lehetőség csak akkor használható, ha a portok sorszám alapján azonosíthatóak. Továbbá ekkor nincs lehetőség a kapcsolatokhoz megosztást, valamint leírást ill. megjegyzést megadni.</text:p>
      <text:p text:style-name="Text_20_body">Példák:</text:p>
      <text:p text:style-name="example">LINKS BACK TO BACK {</text:p>
      <text:p text:style-name="example"><text:s text:c="4"/>12 * R0_AB:1<text:tab/>&amp; POLC_A:1;</text:p>
      <text:p text:style-name="example"><text:s text:c="4"/>12 * R0_AB:13<text:tab/>&amp; POLC_B:1;</text:p>
      <text:p text:style-name="example"><text:s text:c="4"/>12 * R0_CD:1<text:tab/>&amp; POLC_C:1;</text:p>
      <text:p text:style-name="example"><text:s text:c="4"/>12 * R0_CD:13<text:tab/>&amp; POLC_D:1;</text:p>
      <text:p text:style-name="example"><text:s text:c="4"/>24 * R0_P1:1 <text:tab/>&amp; R2_P1:1;</text:p>
      <text:p text:style-name="example">}</text:p>
      <text:p text:style-name="example">LINKS TERM "sw0" TO TERM {</text:p>
      <text:p text:style-name="example"><text:s text:c="4"/>:D7 <text:s/>&amp; "aaa.xyz.local":eth0;</text:p>
      <text:p text:style-name="example"><text:s text:c="4"/>:D8 <text:s/>&amp; "aaa.xyz.local":eth1;</text:p>
      <text:p text:style-name="example"><text:s text:c="4"/>:F13 &amp; "sw1":"50";<text:tab/><text:span text:style-name="T67">// Név szerint port hivatkozás a jobb oldalon is.</text:span></text:p>
      <text:p text:style-name="example"><text:s text:c="4"/>:F14 &amp; "sw1":49;<text:tab/><text:span text:style-name="T67">// Index szerinti port hivatkozás a jobb oldalon</text:span></text:p>
      <text:p text:style-name="example">}</text:p>
      <text:p text:style-name="example">LINKS FRONT "PATCH1" TO TERM "switch11" {</text:p>
      <text:p text:style-name="example"><text:s text:c="4"/>:1/A &amp; :1;<text:tab/><text:span text:style-name="T67">// A panel 1-es portja elosztón keresztül</text:span></text:p>
      <text:p text:style-name="example"><text:s text:c="4"/>:1/B &amp; :2;<text:tab/><text:span text:style-name="T67">// csatlakozik kér switch portba</text:span></text:p>
      <text:p text:style-name="example"><text:s text:c="4"/>:2/A &amp; :3;</text:p>
      <text:p text:style-name="example"><text:s text:c="4"/>:2/B &amp; :4;</text:p>
      <text:p text:style-name="example"><text:s text:c="4"/>:3 <text:s text:c="2"/>&amp; :5;</text:p>
      <text:p text:style-name="example"><text:s text:c="4"/>:4/A &amp; :6;</text:p>
      <text:p text:style-name="example"><text:s text:c="4"/>:4/B &amp; :7;</text:p>
      <text:p text:style-name="example">}</text:p>
      <text:p text:style-name="example"/>
      <text:p text:style-name="Text_20_body">Lehetőség van a jobb oldalon a kapcsolódó port megadásával egyidejűleg az eszköz definiálására is. Ilyenkor csak ATTACHED <text:span text:style-name="T107">vagy</text:span> WORKSTATION típusú definícióra van lehetőség. Továbbá <text:s/>ki lehet egészíteni <text:s/>a jobboldalt egy passzív szolgáltatás hozzárendelésével is, és ebben az esetben ehhez megadhatóak további paraméterek. A szintaktika példákon keresztül:</text:p>
      <text:p text:style-name="P2">SET ALERT SERVICE attached;</text:p>
      <text:p text:style-name="P2">LINKS FRONT TO TERM {</text:p>
      <text:p text:style-name="P2"><text:s text:c="2"/>DeskS1:1 &amp; WORKSTATION (W01 70:71:BC:A2:DB:46) <text:s/>ALERT ("megjegyzés a linkhez");</text:p>
      <text:p text:style-name="P2"><text:s text:c="2"/>DeskS1:2 &amp; ATTACHED <text:s text:c="3"/>(M01) <text:s text:c="19"/>ALERT ();</text:p>
      <text:p text:style-name="P2"><text:s text:c="2"/>DeskS1:3 &amp; WORKSTATION (W02 70:71:BC:A2:CF:AA)</text:p>
      <text:p text:style-name="P2"><text:s text:c="4"/>ALERT(,,”Figyelmeztető üzenet”) ”megjegyzés a linkhez”;</text:p>
      <text:p text:style-name="P2"><text:s text:c="2"/>DeskS1:4 &amp; M02:attach ALERT(, ”megj.a szolg.-hoz”);</text:p>
      <text:p text:style-name="P2"><text:s text:c="2"/>DeskR1:1 &amp; WORKSTAION (W03 70:71:BC:A2:CF:BB)</text:p>
      <text:p text:style-name="P2"><text:s text:c="4"/>ALERT(rlinkstat, ”megj.a szolg.-hoz”, ”riasztás üzenet”) ”megj.a linkhez”;</text:p>
      <text:p text:style-name="P2">}</text:p>
      <text:p text:style-name="Text_20_body">Az első sor ad egy alapértelmezett értéket a szolgáltatás típusra.</text:p>
      <text:p text:style-name="Text_20_body">A blokk törzs 1. sorában definiáltunk egy W01 nevű munkaállomást, ehhez definiáltunk egy „attached” passzív szolgáltatást, és az utolsó string egy megjegyzés a link objektumhoz.<text:line-break/>A második sorban egy védett nem aktív elemet definiáltunk M01 néven, ld.: node objektumok. Ugyanazzal a passzív szolgáltatással, megjegyzés nélkül.<text:line-break/>A harmadik sorban az ALERT után további paramétereket adtunk meg. Összesen még 3 paraméter megadása lehetséges: első a passzív szolgáltatás neve, vagy üres, ha az alapértelmezett meg van adva, és azt használjuk, második a konkrét szolgáltatás objektum példány hoz egy megjegyzés, vagy üres, míg a harmadik egy riasztási üzenet az eszközhöz. A vesszőket csak akkor kell kitenni, ha utána van paraméter, ha nincs akkor a vessző is elmaradhat.<text:line-break/>A negyedik sorban egy már az ATTACHED kulcsszóval definiált eszközhöz adunk meg linket, és definiáljuk egyben a szolgáltatást, az alapértelmezés szerintit, és megadjuk a konkrét szolgáltatáshoz tatozó leírást ill. megjegyzést.<text:line-break/>A blokk törzs utolsó sorában minden megadható paramétert megadtunk.</text:p>
      <text:h text:style-name="Heading_20_4" text:outline-level="4"><text:soft-page-break/>Szolgáltatás típusok </text:h>
      <text:p text:style-name="Text_20_body">Minden tevékenység szolgáltatásnak nevezett objektumokon (services) keresztül valósul meg. Lsd.: databases/services.sql</text:p>
      <text:p text:style-name="megjegyzes_20_cim">Megjegyzés:</text:p>
      <text:p text:style-name="megjegyzes">Nem biztos, hogy szerencsés a megnevezés. A Nagios-ból átvett szolgáltatás lett egy kicsit újragondolva, ill. kibővítve.</text:p>
      <text:p text:style-name="megjegyzes">Mára nem csak szolgáltatás jelent a felügyelt gépen, hanem egy módszert annak ellenőrzésére, vagy valamilyen adat gyűjtésre, vagy annak csak egy részét ill. paraméterét, mivel hierarchikusan egymásra épülhetnek.</text:p>
      <text:p text:style-name="Text_20_body">Az aktív szolgáltatások egy daemon-t vagy egy időzített tevékenységet definiálnak. A passzív szolgáltatások pedig ehhez szolgáltatnak egy utasítás készletet ill. listát. A szolgáltatás objektumok ezen módszerek ill. utasítások készletét definiálják. A konkrét szolgáltatásokat a host-szolgáltatás objektumok reprezentálják (host_services), egyrészt összerendelve a a szolgáltatás típust a megfelelő host-tal, másrészt paraméterezve azt. (Lsd.: database/services.sql).</text:p>
      <text:p text:style-name="Text_20_body">Az importban egy szolgáltatás típus definíciója a következőképpen néz ki (protokoll definícióját egyenlőre az import nem támogatja):</text:p>
      <text:p text:style-name="example">SERVICE <text:span text:style-name="T13">[{</text:span><text:span text:style-name="T108">REPLACE</text:span><text:span text:style-name="T13">|</text:span><text:span text:style-name="T108">INSERT</text:span><text:span text:style-name="T13">}]</text:span> <text:span text:style-name="T4">&lt;név&gt; [&lt;leírás&gt;]</text:span> {</text:p>
      <text:p text:style-name="example"><text:s text:c="4"/><text:span text:style-name="T4">&lt;paraméterek&gt;</text:span></text:p>
      <text:p text:style-name="example">}</text:p>
      <text:p text:style-name="Text_20_body">Ahol a &lt;név a szolgáltatás típus neve, a &lt;leírás&gt; pedig egy opcionális leírás, vagy megjegyzés.</text:p>
      <text:p text:style-name="Text_20_body">A paraméterek:</text:p>
      <text:list xml:id="list130658228479434" text:continue-list="list130657590714105" text:style-name="List_20_1">
        <text:list-item>
          <text:p text:style-name="P60"><text:span text:style-name="T1">{</text:span><text:span text:style-name="T36">TCP</text:span><text:span text:style-name="T4">|</text:span><text:span text:style-name="T36">UDP</text:span><text:span text:style-name="T1">}</text:span> <text:span text:style-name="T1">[&lt;port&gt;]</text:span><text:span text:style-name="T36">;</text:span><text:line-break/>A szolgáltatáshoz tartozó protokoll és az opcionális port szám megadása.</text:p>
        </text:list-item>
        <text:list-item>
          <text:p text:style-name="P60"><text:span text:style-name="T36">{ICMP</text:span><text:span text:style-name="T1">|</text:span><text:span text:style-name="T36">IP</text:span><text:span text:style-name="T1">|</text:span><text:span text:style-name="T36">NIL</text:span><text:span text:style-name="T1">|</text:span><text:span text:style-name="T36">PROTOCOL</text:span><text:span text:style-name="T1"> &lt;név&gt;}</text:span><text:span text:style-name="T53">;</text:span><text:span text:style-name="T1"><text:line-break/></text:span><text:span text:style-name="T59"> A szolgáltatáshoz tartozó protokoll megadása. Az előzővel alternatívan használható, ismételt, vagy az előző sorral együtt való megadásakor nincs hibaüzenet, a sorok felülírják egymást. Ha a szolgáltatás típus nem egy IP szolgáltatás, akkor a NIL-t kell használni, ill. ez az alapértelmezés, ha nem adjuk meg.</text:span></text:p>
        </text:list-item>
        <text:list-item>
          <text:p text:style-name="P60"><text:span text:style-name="T53">SUPERIOR SERVICE MASK</text:span><text:span text:style-name="T59"> </text:span><text:span text:style-name="T1">&lt;mask&gt;</text:span><text:span text:style-name="T53">;</text:span><text:span text:style-name="T59"><text:line-break/>A konkrét szolgáltatás példányok (host_services) egymással függőségi viszonyban lehetnek. A mező meghatározza, hogy az adott szolgáltatás típus mely szolgáltatás típussal van függőségben. Ha ez egy szolgáltatás típust jelöl, akkor itt a szolgáltatás neve szerepel. Ha több szolgáltatás típustól is függhet, akkor egy minta (</text:span><text:span text:style-name="T60">reguláris kifejezés</text:span><text:span text:style-name="T59">) a lehetséges szolgáltatás nevekhez. Pl.: Minden daemon típusú szolgáltatást, vagyis lekérdező daemont a lv2d daemon, az ütemező indít.</text:span></text:p>
        </text:list-item>
        <text:list-item>
          <text:p text:style-name="P60"><text:span text:style-name="T53">COMMAND</text:span><text:span text:style-name="T59"> </text:span><text:span text:style-name="T4">&lt;string&gt;</text:span><text:span text:style-name="T53">;<text:line-break/></text:span>Ha szolgáltatáshoz tartozik alapértelmezett parancs, annak megadása<text:span text:style-name="T61">. A </text:span><text:span text:style-name="T53">COMMAND</text:span><text:span text:style-name="T61"> kulcsszó rövidíthető </text:span><text:span text:style-name="T53">CMD</text:span><text:span text:style-name="T61">-nek is.</text:span></text:p>
        </text:list-item>
        <text:list-item>
          <text:p text:style-name="P69"><text:span text:style-name="T60">FEATURES</text:span><text:span text:style-name="T59"> </text:span><text:span text:style-name="T4">&lt;sring&gt;</text:span><text:span text:style-name="T59"> ;</text:span></text:p>
          <text:p text:style-name="P60">Egy általános paraméter mező. A szeparátor <text:span text:style-name="T109">a</text:span> ':', és ez a kezdő és záró karakter is. A szeparátorok között paraméter név és egy opcionális paraméter érték adható meg, <text:span text:style-name="T109">ahol viszont az </text:span>elválasztó jel az '='.</text:p>
        </text:list-item>
        <text:list-item>
          <text:p text:style-name="P61"><text:span text:style-name="T53">MAX CHECK ATTEMPTS</text:span><text:span text:style-name="T61"> </text:span><text:span text:style-name="T4">&lt;szám&gt;</text:span><text:span text:style-name="T53">;<text:line-break/>NORMAL CHECK INTERVAL </text:span><text:span text:style-name="T4">&lt;</text:span><text:span text:style-name="T14">idő intervallum</text:span><text:span text:style-name="T4">&gt;</text:span><text:span text:style-name="T53">;<text:line-break/>RETRY CHECK INTERVAL </text:span><text:span text:style-name="T4">&lt;</text:span><text:span text:style-name="T14">idő intervallum</text:span><text:span text:style-name="T4">&gt;</text:span><text:span text:style-name="T53">;<text:line-break/>FLAPPING INTERVAL </text:span><text:span text:style-name="T4">&lt;</text:span><text:span text:style-name="T14">idő intervallum</text:span><text:span text:style-name="T4">&gt;</text:span><text:span text:style-name="T53">;<text:line-break/>FLAPPING MAX CHANGE </text:span><text:span text:style-name="T4">&lt;szám&gt;</text:span><text:span text:style-name="T53">;<text:line-break/></text:span><text:span text:style-name="T61">Alapértelmezett értékek, lásd később.</text:span></text:p>
        </text:list-item>
        <text:list-item>
          <text:p text:style-name="P60"><text:span text:style-name="T53">SET</text:span><text:span text:style-name="T61"> </text:span><text:span text:style-name="T4">&lt;mező név&gt;</text:span><text:span text:style-name="T61"> </text:span><text:span text:style-name="T53">=</text:span><text:span text:style-name="T61"> </text:span><text:span text:style-name="T4">&lt;érték&gt;</text:span><text:span text:style-name="T61"> </text:span><text:span text:style-name="T53">;<text:line-break/></text:span>Közvetlen értékadása egy mezőnek. A megadott nevű mezőnek léteznie kell a services rekordban. Az értelmező nem ellenőrzi az adat típust, de a rekord mentésekor okozhat hibát, ha az nem megfelelő.</text:p>
        </text:list-item>
        <text:list-item>
          <text:p text:style-name="P101"><text:span text:style-name="T36">TYPE</text:span> <text:span text:style-name="T1">&lt;név&gt;</text:span><text:span text:style-name="T36">;</text:span></text:p>
        </text:list-item>
        <text:list-item>
          <text:p text:style-name="P101"><text:span text:style-name="T4">[&lt;logikai érték&gt;]</text:span><text:span text:style-name="T36"> DISABLE;</text:span></text:p>
        </text:list-item>
      </text:list>
      <text:h text:style-name="Heading_20_6" text:outline-level="6">Példák</text:h>
      <text:p text:style-name="Text_20_body"/>
      <text:h text:style-name="Heading_20_4" text:outline-level="4">Szolgáltatások</text:h>
      <text:p text:style-name="Text_20_body">A konkrét tevékenységeket jelentik. A host_services tábla rekordjai reprezentálják <text:s/>Lsd.: databases/services.sql</text:p>
      <text:p text:style-name="Text_20_body">Definíció az importban:</text:p>
      <text:p text:style-name="example">HOST SERVICE <text:span text:style-name="T4">&lt;eszköz név&gt;</text:span><text:span text:style-name="T53">:</text:span><text:span text:style-name="T4">&lt;típus név&gt; [</text:span><text:span text:style-name="T53">:</text:span><text:span text:style-name="T4">&lt;port&gt;] [&lt;leírás&gt;]</text:span>;</text:p>
      <text:p text:style-name="example">HOST SERVICE <text:span text:style-name="T4">&lt;eszköz név&gt;</text:span><text:span text:style-name="T53">:</text:span><text:span text:style-name="T4">&lt;típus név&gt; [</text:span><text:span text:style-name="T53">:</text:span><text:span text:style-name="T4">&lt;port&gt;] [&lt;leírás&gt;]</text:span> {</text:p>
      <text:p text:style-name="example"><text:tab/><text:span text:style-name="T4">&lt;paraméterek&gt;</text:span></text:p>
      <text:p text:style-name="example">}</text:p>
      <text:p text:style-name="Text_20_body">Ahol az &lt;eszköz név&gt; egy <text:span text:style-name="T36">NODE</text:span>, <text:span text:style-name="T53">HOST</text:span> vagy <text:span text:style-name="T36">SNMPDEV</text:span> típusú objektumnak a neve, a &lt;típus név&gt; pedig egy szolgáltatás típusnak a neve.</text:p>
      <text:p text:style-name="Text_20_body"><text:soft-page-break/>A paraméterek:</text:p>
      <text:list xml:id="list130657652032734" text:continue-numbering="true" text:style-name="List_20_1">
        <text:list-item>
          <text:p text:style-name="P60"><text:span text:style-name="T53">PRIME SERVICE </text:span><text:span text:style-name="T4">&lt;service&gt;</text:span><text:span text:style-name="T53"> ;<text:line-break/></text:span>Az ellenőrzés elsődleges módszerét azonosító, opcionális szerviz típus.</text:p>
        </text:list-item>
        <text:list-item>
          <text:p text:style-name="P60"><text:span text:style-name="T36">PROTOCOL SERVICE </text:span><text:span text:style-name="T4">&lt;service&gt;</text:span><text:span text:style-name="T36"> ;</text:span><text:line-break/>Az ellenőrzés módszerének opcionális további azonosításra szolgáló szerviz típus.</text:p>
        </text:list-item>
        <text:list-item>
          <text:p text:style-name="P60"><text:span text:style-name="T53">ALARM MESSAGE</text:span><text:span text:style-name="T59"> </text:span><text:span text:style-name="T1">&lt;string&gt;</text:span><text:span text:style-name="T53">;<text:line-break/></text:span><text:span text:style-name="T61">Riasztás esetén használt üzenet megadása. A MESSAGE kulcsszó rövidíthető MSG-nek is.</text:span></text:p>
        </text:list-item>
        <text:list-item>
          <text:p text:style-name="P60"><text:span text:style-name="T53">PORT</text:span><text:span text:style-name="T61"> </text:span><text:span text:style-name="T4">&lt;port név&gt;</text:span><text:span text:style-name="T53">;</text:span><text:span text:style-name="T61"><text:line-break/>Ha a szolgáltatás az eszköz egy portjához kötött, akkor ennek a portnak a nevét kell megadni. Ebben az esetben egy eszközhöz többször is definiálható egy szolgáltatás típus, de ekkor ezekhez hozzá kel rendelni az eszköz megfelelő portját. Ugyanazon eszköz ugyanazon portjához több azonos szolgáltatás típus nem rendelhető.</text:span></text:p>
        </text:list-item>
        <text:list-item>
          <text:p text:style-name="P60"><text:span text:style-name="T53">COMMAND</text:span><text:span text:style-name="T61"> </text:span><text:span text:style-name="T4">&lt;string&gt;</text:span><text:span text:style-name="T53">;</text:span><text:span text:style-name="T61"><text:line-break/>Hasonló szerepe van, mint a szolgáltatás típusnál, de természetesen itt a konkrét eszközhöz rendelt szolgáltatásra vonatkozik. Azt felülbírálja.</text:span></text:p>
        </text:list-item>
        <text:list-item>
          <text:p text:style-name="P60"><text:span text:style-name="T53">PROPERTIES </text:span><text:span text:style-name="T4">&lt;string&gt;</text:span><text:span text:style-name="T53"> ;</text:span><text:span text:style-name="T61"><text:line-break/>Hasonló szerepe van, mint a szolgáltatás típusnál, de természetesen itt a konkrét eszközhöz rendelt szolgáltatásra vonatkozik. Azt felülbírálja, ill. kiegészíti.</text:span></text:p>
        </text:list-item>
        <text:list-item>
          <text:p text:style-name="P60"><text:span text:style-name="T53">DELEGATE HOST STATE</text:span><text:span text:style-name="T61"> </text:span><text:span text:style-name="T4">&lt;flag&gt;</text:span><text:span text:style-name="T66">;</text:span><text:span text:style-name="T61"><text:line-break/>Ha &lt;flag&gt; igaz, akkor a szolgáltatás állapota megjelenik a host állapotában is. Ha több szolgáltatás állapota is így van megjelölve egy host-ra akkor a legkritikusabb fog érvényesülni. Az alapértelmezés hamis.</text:span></text:p>
        </text:list-item>
        <text:list-item>
          <text:p text:style-name="P60"><text:span text:style-name="T53">SUPERIOR SERVICE</text:span><text:span text:style-name="T61"> </text:span><text:span text:style-name="T4">[&lt;eszköz név&gt;</text:span><text:span text:style-name="T53">:</text:span><text:span text:style-name="T4">[&lt;port név&gt;</text:span><text:span text:style-name="T53">:</text:span><text:span text:style-name="T4">]]&lt;szolgáltatás típus&gt;</text:span><text:span text:style-name="T53">;<text:line-break/></text:span><text:span text:style-name="T61">A konkrét szolgáltatás egy másik konkrét szolgáltatástól való függőségének a definiálása. Ha a hivatkozott szolgálltatás nincs több hoszthoz hozzárendelve, akkor nem szükséges a hoszt nevet megadni. Ha az adatbázis logika ki tudja deríteni a függőséget a topológia alapján, akkor nem kell explicit definiálni.</text:span></text:p>
        </text:list-item>
        <text:list-item>
          <text:p text:style-name="P91"><text:span text:style-name="T36">MAX CHECK ATTEMPTS</text:span> <text:span text:style-name="T1">&lt;szám&gt;</text:span><text:span text:style-name="T36">;</text:span><text:line-break/>A Nagios-ból kölcsönzött paraméter, hasonló jelentéssel.</text:p>
        </text:list-item>
        <text:list-item>
          <text:p text:style-name="P60"><text:span text:style-name="T53">NORMAL CHECK INTERVAL</text:span><text:span text:style-name="T61"> </text:span><text:span text:style-name="T4">&lt;szám&gt;</text:span><text:span text:style-name="T53">;</text:span><text:span text:style-name="T61"><text:line-break/>Szintén a Nagios-ból kölcsönzött paraméter hasonló jelentéssel. Az időintervallum másodpercben adható meg (a Nagios-sal ellentétben itt mindig másodperc az idő alap). Passzív szolgáltatások esetén értéke érdektelen, ill. a lekérdezést végző daemon működésétől függően a hierarchia egyik eleme is határozza meg az ütemezést.</text:span></text:p>
        </text:list-item>
        <text:list-item>
          <text:p text:style-name="P60"><text:span text:style-name="T53">RETRY CHECK INTERVAL</text:span><text:span text:style-name="T61"> </text:span><text:span text:style-name="T4">&lt;szám&gt;</text:span><text:span text:style-name="T53">;</text:span><text:span text:style-name="T61"><text:line-break/> Szintén a Nagios-ból kölcsönzött paraméter hasonló jelentéssel. Az időintervallum másodpercben adható meg. Egyes lekérdezéseknél érdektelen. Tipikusan csoportos lekérdezéseknél egy részeredmény alapján előállt kritikus állapot esetén a teljes lekérdező blokk nem (feltétlenül) lesz átütemezve.</text:span></text:p>
        </text:list-item>
        <text:list-item>
          <text:p text:style-name="P60"><text:span text:style-name="T53">TIME PERIODS</text:span><text:span text:style-name="T61"> </text:span><text:span text:style-name="T4">&lt;név&gt;</text:span><text:span text:style-name="T53">;<text:line-break/></text:span><text:span text:style-name="T61">Azt adja meg, hogy a lekérdezés mely időintervallumokban történjen meg. Ha nincs megadva akkor az előre definiált „always” időintervallum az alapértelmezett.</text:span></text:p>
        </text:list-item>
        <text:list-item>
          <text:p text:style-name="P60"><text:span text:style-name="T53">OFF LINE GROUP</text:span><text:span text:style-name="T61"> </text:span><text:span text:style-name="T4">&lt;név&gt;</text:span><text:span text:style-name="T53">;</text:span><text:span text:style-name="T61"><text:line-break/>Riasztás esetén mely csoport tagjai kapjanak üzenetet.</text:span></text:p>
        </text:list-item>
        <text:list-item>
          <text:p text:style-name="P60"><text:span text:style-name="T53">ON LINE GROUP</text:span><text:span text:style-name="T61"> </text:span><text:span text:style-name="T4">&lt;név&gt;</text:span><text:span text:style-name="T53">;</text:span><text:span text:style-name="T61"><text:line-break/>A megadott csoport tagjainak a web felületen ennek a szolgáltatásnak a riasztásai meg fognak jelenni.</text:span></text:p>
        </text:list-item>
        <text:list-item>
          <text:p text:style-name="P60"><text:span text:style-name="T53">SET</text:span><text:span text:style-name="T61"> </text:span><text:span text:style-name="T4">&lt;mező név&gt;</text:span><text:span text:style-name="T61"> </text:span><text:span text:style-name="T53">=</text:span><text:span text:style-name="T61"> </text:span><text:span text:style-name="T4">&lt;érték&gt;</text:span><text:span text:style-name="T53">;</text:span><text:span text:style-name="T61"><text:line-break/>Egy mező értékének a közvetlen megadása.</text:span></text:p>
        </text:list-item>
      </text:list>
      <text:p text:style-name="P24">Példák:</text:p>
      <text:p text:style-name="P2">HOST "lanview2.xyz.local" SERVICE lv2d;</text:p>
      <text:p text:style-name="P2">HOST "lanview2.xyz.local" SERVICE import;</text:p>
      <text:p text:style-name="P2">HOST "lanview2.xyz.local" SERVICE portstat;</text:p>
      <text:p text:style-name="P2">HOST "sw1.xyz.local" SERVICE pstat {</text:p>
      <text:p text:style-name="P2"><text:s text:c="4"/>PROTO SERVICE snmp;</text:p>
      <text:p text:style-name="P2"><text:s text:c="4"/>SUPERIOR SERVICE "lanview2.xyz.local":portstat;</text:p>
      <text:p text:style-name="P2"><text:s text:c="4"/>DELEGATE HOST STAT ON;</text:p>
      <text:p text:style-name="P2">}</text:p>
      <text:p text:style-name="P2">LINK TERM "sw1.xyz.local" TO TERM {</text:p>
      <text:p text:style-name="P2"><text:s text:c="4"/>:11 &amp; wks1:ethernet;</text:p>
      <text:p text:style-name="P2">}</text:p>
      <text:p text:style-name="P2">HOST "wks1" SERVICE rlinkstat;</text:p>
      <text:h text:style-name="Heading_20_3" text:outline-level="3">Megjelenítés, GUI elemek</text:h>
      <text:p text:style-name="Text_20_body">A megjelenítéssel kapcsolatos adatbázis definíciókat lsd.: database/gui.sql</text:p>
      <text:h text:style-name="Heading_20_4" text:outline-level="4"><text:soft-page-break/>Enumerációs értékek</text:h>
      <text:p text:style-name="Text_20_body">Enumerációs értékek megjelenítésénél lehetőség van az értékhez egy beszédesebb szöveg hozzárendelése:</text:p>
      <text:p text:style-name="example">ENUM <text:span text:style-name="T4">&lt;típus&gt; &lt;érték&gt;</text:span> TITLE <text:span text:style-name="T4">&lt;string&gt;</text:span> ;</text:p>
      <text:p text:style-name="Text_20_body">Ahol a &lt;típus&gt; az enumerációs típus neve (az adatbázisban definiált típus név), &lt;érték&gt; egy enumerációs érték az enumerációs típus értékkészletéből, a &lt;string&gt; pedig a megjelenítendő szöveg.</text:p>
      <text:p text:style-name="Text_20_body">Néhány példa:</text:p>
      <text:p text:style-name="example">DELETE ENUM TITLE dayofweek;</text:p>
      <text:p text:style-name="example">ENUM dayofweek <text:s text:c="5"/>sunday <text:s text:c="9"/>TITLE "vasárnap";</text:p>
      <text:p text:style-name="example">ENUM dayofweek <text:s text:c="5"/>monday <text:s text:c="9"/>TITLE "hétfő";</text:p>
      <text:p text:style-name="example">ENUM dayofweek <text:s text:c="5"/>tuesday <text:s text:c="8"/>TITLE "kedd";</text:p>
      <text:p text:style-name="example">ENUM dayofweek <text:s text:c="5"/>wednesday <text:s text:c="6"/>TITLE "szerda";</text:p>
      <text:p text:style-name="example">ENUM dayofweek <text:s text:c="5"/>thursday <text:s text:c="7"/>TITLE "csütörtök";</text:p>
      <text:p text:style-name="example">ENUM dayofweek <text:s text:c="5"/>friday <text:s text:c="9"/>TITLE "péntek";</text:p>
      <text:p text:style-name="example">ENUM dayofweek <text:s text:c="5"/>saturday <text:s text:c="7"/>TITLE "szombat";</text:p>
      <text:p text:style-name="example"/>
      <text:p text:style-name="example">DELETE ENUM TITLE notifswitch;</text:p>
      <text:p text:style-name="example">ENUM notifswitch <text:s text:c="3"/>on <text:s text:c="13"/>TITLE "rendben";</text:p>
      <text:p text:style-name="example">ENUM notifswitch <text:s text:c="3"/>recovered <text:s text:c="6"/>TITLE "helyreállt";</text:p>
      <text:p text:style-name="example">ENUM notifswitch <text:s text:c="3"/>warning <text:s text:c="8"/>TITLE "figyelmeztetés";</text:p>
      <text:p text:style-name="example">ENUM notifswitch <text:s text:c="3"/>critical <text:s text:c="7"/>TITLE "kritikus";</text:p>
      <text:p text:style-name="example">ENUM notifswitch <text:s text:c="3"/>unreachable <text:s text:c="4"/>TITLE "nem válaszol";</text:p>
      <text:p text:style-name="example">ENUM notifswitch <text:s text:c="3"/>down <text:s text:c="11"/>TITLE "kikapcsolva";</text:p>
      <text:p text:style-name="example">ENUM notifswitch <text:s text:c="3"/>flapping <text:s text:c="7"/>TITLE "ki-be kapcsol";</text:p>
      <text:p text:style-name="example">ENUM notifswitch <text:s text:c="3"/>unknown <text:s text:c="8"/>TITLE "ismeretlen";</text:p>
      <text:h text:style-name="Heading_20_4" text:outline-level="4">Adattáblák megjelenítését leíró objektumok</text:h>
      <text:p text:style-name="Text_20_body">Egy adattábla, ill. adattábla csoport megjelenítésének definiálása:</text:p>
      <text:p text:style-name="example">TABLE <text:span text:style-name="T4">[&lt;tábla neve&gt;]</text:span> SHAPE <text:span text:style-name="T4">&lt;leíró neve&gt; [&lt;leírás&gt;]</text:span> { <text:span text:style-name="T4">&lt;paraméterek&gt;</text:span> }</text:p>
      <text:p text:style-name="Text_20_body">Ahol a <text:span text:style-name="T4">&lt;tábla neve&gt;</text:span> a megjelenítendő adattábla neve (adatbázis tábla név), ha meg eggyezik a leíró nevével, akkor elhagyható.</text:p>
      <text:p text:style-name="Text_20_body">A <text:span text:style-name="T4">&lt;leíró neve&gt;a leíró neve, egyedi kell hogy legyen.</text:span> Az opcionális <text:span text:style-name="T4">&lt;leírás&gt;</text:span> pedig egy leírás ill. megjegyzés.</text:p>
      <text:p text:style-name="Text_20_body">A <text:span text:style-name="T4">&lt;paraméterek&gt;</text:span> pedig a következők lehetnek:</text:p>
      <text:list xml:id="list5349842706895948815" text:style-name="L13">
        <text:list-item>
          <text:p text:style-name="P102"><text:span text:style-name="T36">SET DEFAULTS ;</text:span><text:line-break/>A megjelenítő leíró alapbeállításait a tábla tulajdonságai alapján állítja be, valamint végigvesszi a tábla mezőit, és a mező leírókat is beállítja alapértelmezettre a mező tulajdonságai alapján.</text:p>
        </text:list-item>
        <text:list-item>
          <text:p text:style-name="P102"><text:span text:style-name="T53">SET</text:span><text:span text:style-name="T61"> </text:span><text:span text:style-name="T4">&lt;mező név&gt;</text:span><text:span text:style-name="T61"> </text:span><text:span text:style-name="T53">=</text:span><text:span text:style-name="T61"> </text:span><text:span text:style-name="T4">&lt;érték&gt;</text:span><text:span text:style-name="T53">;</text:span><text:span text:style-name="T61"><text:line-break/>Egy mező értékének a közvetlen megadása (a leíróban).</text:span></text:p>
        </text:list-item>
        <text:list-item>
          <text:p text:style-name="P92">TABLE TITLE &lt;string&gt; ;</text:p>
          <text:p text:style-name="P92"/>
        </text:list-item>
        <text:list-item>
          <text:p text:style-name="P92">TABLE TYPE &lt;értékek&gt; ;</text:p>
          <text:p text:style-name="P92"><text:s/></text:p>
        </text:list-item>
        <text:list-item>
          <text:p text:style-name="P92">TABLE READ ONLY [&lt;flag&gt;] ;</text:p>
        </text:list-item>
        <text:list-item>
          <text:p text:style-name="P92">TABLE PROPERTIES &lt;string&gt; ;</text:p>
        </text:list-item>
        <text:list-item>
          <text:p text:style-name="P92">LEFT SHAPE &lt;shape név&gt; ;</text:p>
        </text:list-item>
        <text:list-item>
          <text:p text:style-name="P92">RIGHT SHAPE &lt;shape név&gt; ;</text:p>
        </text:list-item>
        <text:list-item>
          <text:p text:style-name="P92">REFINE &lt;string&gt; ;</text:p>
        </text:list-item>
        <text:list-item>
          <text:p text:style-name="P92">TABLE INHERIT TYPE &lt;típus&gt; ;</text:p>
        </text:list-item>
        <text:list-item>
          <text:p text:style-name="P92">INHERIT TABLE NAMES &lt;tábla nevek&gt; ;</text:p>
        </text:list-item>
        <text:list-item>
          <text:p text:style-name="P92">TABLE VIEW RIGHTS &lt;jog&gt; ;</text:p>
        </text:list-item>
        <text:list-item>
          <text:p text:style-name="P92">TABLE EDIT RIGHTS &lt;jog&gt; ;</text:p>
        </text:list-item>
        <text:list-item>
          <text:p text:style-name="P92">TABLE DELETE RIGHTS &lt;jog&gt; ;</text:p>
        </text:list-item>
        <text:list-item>
          <text:p text:style-name="P92">TABLE INSERT RIGHTS &lt;jog&gt; ;</text:p>
        </text:list-item>
        <text:list-item>
          <text:p text:style-name="P92">SET &lt;megjelenítendő mező név&gt;.&lt;mező leíró mező név&gt; = &lt;érték&gt; ;</text:p>
        </text:list-item>
        <text:list-item>
          <text:p text:style-name="P92">SET (&lt;megjelenítendő mező nevek&gt;).&lt;mező leíró mező név&gt; = &lt;érték&gt; ;</text:p>
        </text:list-item>
        <text:list-item>
          <text:p text:style-name="P92">FIELD &lt;megjelenítendő mező név&gt; TITLE &lt;string&gt; ;</text:p>
        </text:list-item>
        <text:list-item>
          <text:p text:style-name="P92">FIELD &lt;megjelenítendő mező név&gt; NOTE &lt;string&gt; ;</text:p>
        </text:list-item>
        <text:list-item>
          <text:p text:style-name="P92"><text:soft-page-break/>FIELD &lt;megjelenítendő mező név&gt; TITLE &lt;title&gt; &lt;NOTE&gt; ;</text:p>
        </text:list-item>
        <text:list-item>
          <text:p text:style-name="P92">FIELD &lt;megjelenítendő mező név&gt; VIEW RIGHTS &lt;jog&gt; ;</text:p>
        </text:list-item>
        <text:list-item>
          <text:p text:style-name="P92">FIELD &lt;megjelenítendő mező név&gt; EDIT RIGHTS &lt;jog&gt; ;</text:p>
        </text:list-item>
        <text:list-item>
          <text:p text:style-name="P92">FIELD &lt;megjelenítendő mező név&gt; DELETE RIGHTS &lt;jog&gt; ;</text:p>
        </text:list-item>
        <text:list-item>
          <text:p text:style-name="P92">FIELD &lt;megjelenítendő mező név&gt; INSERT RIGHTS &lt;jog&gt; ;</text:p>
        </text:list-item>
        <text:list-item>
          <text:p text:style-name="P92">FIELD &lt;megjelenítendő mező név&gt; HIDE [&lt;flag&gt;] ;</text:p>
        </text:list-item>
        <text:list-item>
          <text:p text:style-name="P92">FIELD &lt;megjelenítendő mező név&gt; DEFAULT VALUE &lt;string&gt; ;</text:p>
        </text:list-item>
        <text:list-item>
          <text:p text:style-name="P92">FIELD &lt;megjelenítendő mező név&gt; READ ONLY [&lt;flag&gt;];</text:p>
        </text:list-item>
        <text:list-item>
          <text:p text:style-name="P92">FIELD &lt;megjelenítendő mező név&gt; ADD FILTER &lt;típus&gt; &lt;title&gt; ;</text:p>
        </text:list-item>
        <text:list-item>
          <text:p text:style-name="P92">FIELD &lt;megjelenítendő mező név&gt; ADD FILTERS &lt;típus lista&gt; ;</text:p>
        </text:list-item>
        <text:list-item>
          <text:p text:style-name="P92">FIELD SEQUENCE [&lt;seq.&gt;] &lt;megjelenítendő mező nevek&gt; ;</text:p>
        </text:list-item>
        <text:list-item>
          <text:p text:style-name="P92">FIELD &lt;megjelenítendő mező nevek&gt; ORD [&lt;seq.&gt;] &lt;típus lista&gt; ;</text:p>
        </text:list-item>
        <text:list-item>
          <text:p text:style-name="P92">FIELD * ORD [&lt;seq.&gt;] &lt;típus lista&gt; ;</text:p>
        </text:list-item>
        <text:list-item>
          <text:p text:style-name="P92">FIELD ORD SEQUENCE [&lt;seq.&gt;] <text:s/>&lt;megjelenítendő mező nevek&gt; ;</text:p>
        </text:list-item>
      </text:list>
      <text:p text:style-name="P24">Néhány példa:</text:p>
      <text:p text:style-name="example">DELETE TABLE SHAPE pports;</text:p>
      <text:p text:style-name="example">TABLE SHAPE pports "Pach panel és fali csatlakozó portok" {</text:p>
      <text:p text:style-name="example"><text:s text:c="4"/>SET DEFAULTS;</text:p>
      <text:p text:style-name="example"><text:s text:c="4"/>TABLE TYPE child;</text:p>
      <text:p text:style-name="example"><text:s text:c="4"/>TABLE INHERIT TYPE "only";</text:p>
      <text:p text:style-name="example"><text:s text:c="4"/>FIELD iftype_id HIDE;</text:p>
      <text:p text:style-name="example"><text:s text:c="4"/>FIELD iftype_id READ ONLY;</text:p>
      <text:p text:style-name="example"><text:s text:c="4"/>FIELD iftype_id DEFAULT VALUE STRING(ID IFTYPE(patch));</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p>
      <text:p text:style-name="example"/>
      <text:p text:style-name="example">DELETE TABLE SHAPE patchs;</text:p>
      <text:p text:style-name="example">TABLE SHAPE patchs "Pach panelek és fali csatlakozók" {</text:p>
      <text:p text:style-name="example"><text:s text:c="4"/>SET DEFAULTS;</text:p>
      <text:p text:style-name="example"><text:s text:c="4"/>TABLE TYPE owner;</text:p>
      <text:p text:style-name="example"><text:s text:c="4"/>TABLE INHERIT TYPE "only";</text:p>
      <text:p text:style-name="example"><text:s text:c="4"/>RIGHT SHAPE pports;</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p>
      <text:p text:style-name="example">DELETE TABLE SHAPE alarms;</text:p>
      <text:p text:style-name="example">TABLE SHAPE alarms "Riasztások" {</text:p>
      <text:p text:style-name="example"><text:s text:c="4"/>SET DEFAULTS;</text:p>
      <text:p text:style-name="example"><text:s text:c="4"/>TABLE TYPE simple;</text:p>
      <text:p text:style-name="example"><text:s text:c="4"/>TABLE READ ONLY;</text:p>
      <text:p text:style-name="example"><text:s text:c="4"/>TABLE VIEW <text:s text:c="2"/>RIGHTS viewer;</text:p>
      <text:p text:style-name="example"><text:s text:c="4"/>FIELD alarm_id <text:s text:c="5"/>TITLE "ID" <text:s text:c="11"/>"Riasztás egyedi azonosító kódja";</text:p>
      <text:p text:style-name="example"><text:s text:c="4"/>FIELD host_service_id TITLE "host:service" "Szolgálltatás példány";</text:p>
      <text:p text:style-name="example"><text:s text:c="4"/>FIELD daemon_id <text:s text:c="4"/>TITLE "daemon" <text:s text:c="7"/>"Lekérdező daemon";</text:p>
      <text:p text:style-name="example"><text:s text:c="4"/>FIELD first_status <text:s/>TITLE "kezdő áll." <text:s text:c="3"/>"Állapot a risztás kezdetekor";</text:p>
      <text:p text:style-name="example"><text:s text:c="4"/>FIELD max_status <text:s text:c="3"/>TITLE "crit. áll." <text:s text:c="3"/>"Legkritikusabb állapot a riasztás alatt";</text:p>
      <text:p text:style-name="example"><text:s text:c="4"/>FIELD beginime <text:s text:c="3"/>TITLE "kezdete" <text:s text:c="6"/>"A kritikus esemény kezdete";</text:p>
      <text:p text:style-name="example"><text:s text:c="4"/>FIELD event_NOTE <text:s text:c="2"/>TITLE "üzenet" <text:s text:c="7"/>"A riasztást dezektáló folyamat üzenete";</text:p>
      <text:p text:style-name="example"><text:s text:c="4"/>FIELD superior_alarm TITLE <text:s/>"?" <text:s text:c="11"/>"?";</text:p>
      <text:p text:style-name="example"><text:s text:c="4"/>FIELD noalarm <text:s text:c="6"/>TITLE "letiltva" <text:s text:c="5"/>"Az értesítés letiltása";</text:p>
      <text:p text:style-name="example"><text:s text:c="4"/>FIELD endime <text:s text:c="5"/>TITLE "vége" <text:s text:c="9"/>"A kritikus esemény vége";</text:p>
      <text:p text:style-name="example"><text:s text:c="4"/>FIELD msgime <text:s text:c="5"/>TITLE "uzenet küldve" "A riasztási üzenet elküldésének az időpontja";</text:p>
      <text:p text:style-name="example"><text:s text:c="4"/>FIELD alarmime <text:s text:c="3"/>TITLE "on-line ért." <text:s/>"Az on-line riasztás időpontja";</text:p>
      <text:p text:style-name="example"><text:s text:c="4"/>FIELD noticeime <text:s text:c="2"/>TITLE "megnézte" <text:s text:c="5"/>"Az első on-line riasztás állapot lekérdezésének az ideje.";</text:p>
      <text:p text:style-name="example"><text:s text:c="4"/>FIELD notice_user <text:s text:c="2"/>TITLE "aki megnézte" <text:s/>"Az első on-line riasztási állapot lekérdezéső felhasználó";</text:p>
      <text:p text:style-name="example"><text:s text:c="4"/>FIELD ackime <text:s text:c="5"/>TITLE "nyugtázva" <text:s text:c="4"/>"A riasztás nyugtázásának az időpontja";</text:p>
      <text:p text:style-name="example"><text:s text:c="4"/>FIELD ack_user <text:s text:c="5"/>TITLE "aki nyugtázta" "A riasztást nyugtázó felhasználó";</text:p>
      <text:p text:style-name="example"><text:s text:c="4"/>FIELD ack_msg <text:s text:c="6"/>TITLE "megjegyzés" <text:s text:c="3"/>"A nyugtázó megjegyzése";</text:p>
      <text:p text:style-name="example"/>
      <text:p text:style-name="example"><text:soft-page-break/><text:s text:c="4"/>FIELD host_service_id, daemon_id, max_status, event_NOTE, noalarm, notice_user, ack_user, ack_msg ADD FILTERS begin, like, similar, regexp, regexpi;</text:p>
      <text:p text:style-name="example"><text:s text:c="4"/>FIELD beginime, endime, msgime, alarmime, noticeime, ackime ADD FILTERS big, litle, interval;</text:p>
      <text:p text:style-name="example"><text:s text:c="4"/>FIELD * ORD no;</text:p>
      <text:p text:style-name="example"><text:s text:c="4"/>FIELD beginime ORD desc, asc, no;</text:p>
      <text:p text:style-name="example"><text:s text:c="4"/>FIELD endime, msgime, alarmime, noticeime, notice_user, ackime, ack_user, ack_msg ORD 10 no, desc, asc;</text:p>
      <text:p text:style-name="example">}</text:p>
      <text:p text:style-name="Text_20_body"/>
      <text:h text:style-name="P125" text:outline-level="4">Menük</text:h>
      <text:p text:style-name="P24"/>
      <text:p text:style-name="P5"><text:span text:style-name="T59">GUI </text:span><text:span text:style-name="T4">&lt;app. név&gt;</text:span><text:span text:style-name="T59"> { </text:span><text:span text:style-name="T4">&lt;menük&gt;</text:span><text:span text:style-name="T59"> }</text:span></text:p>
      <text:p text:style-name="Text_20_body">&lt;menük&gt; :</text:p>
      <text:p text:style-name="example"><text:span text:style-name="T67">&lt;menü&gt;</text:span> MENU <text:span text:style-name="T61">[&lt;leírás&gt;] [&lt;paraméterek&gt;]</text:span> { <text:span text:style-name="T4">&lt;menu elemek&gt;</text:span> }</text:p>
      <text:p text:style-name="P24">&lt;paraméterek&gt;</text:p>
      <text:list xml:id="list2736559444118943990" text:style-name="L14">
        <text:list-item>
          <text:p text:style-name="P70"><text:span text:style-name="T59">TOOL TIP </text:span><text:span text:style-name="T4">&lt;string&gt;</text:span><text:span text:style-name="T59"> ;</text:span></text:p>
          <text:p text:style-name="P93"/>
        </text:list-item>
        <text:list-item>
          <text:p text:style-name="P70"><text:span text:style-name="T59">WHATS THIS </text:span><text:span text:style-name="T4">&lt;string&gt;</text:span><text:span text:style-name="T59"> ;</text:span></text:p>
          <text:p text:style-name="P93"/>
        </text:list-item>
      </text:list>
      <text:p text:style-name="P25">&lt;menu elemek&gt;</text:p>
      <text:list xml:id="list5852284391476192028" text:style-name="L15">
        <text:list-item>
          <text:p text:style-name="P71"><text:span text:style-name="T4">&lt;menü&gt;</text:span> MENU <text:span text:style-name="T4">[&lt;leírás&gt;] [&lt;paraméterek&gt;]</text:span> { <text:span text:style-name="T4">&lt;menu elemek&gt;</text:span> }</text:p>
          <text:p text:style-name="P103"/>
        </text:list-item>
        <text:list-item>
          <text:p text:style-name="P103"><text:span text:style-name="T1">&lt;menu&gt;</text:span> <text:span text:style-name="T36">SHAPE</text:span><text:span text:style-name="T1"> &lt;shape név&gt; [&lt;leírás&gt;] </text:span><text:span text:style-name="T4">[&lt;paraméterek&gt;]</text:span><text:span text:style-name="T18"> </text:span><text:span text:style-name="T36">;</text:span></text:p>
          <text:p text:style-name="P103"/>
        </text:list-item>
        <text:list-item>
          <text:p text:style-name="P103"><text:span text:style-name="T1">&lt;menu&gt;</text:span> <text:span text:style-name="T36">EXEC</text:span> <text:span text:style-name="T1">&lt;cmd&gt; [&lt;leírás&gt;] </text:span><text:span text:style-name="T4">[&lt;paraméterek&gt;] </text:span><text:span text:style-name="T36">;</text:span></text:p>
          <text:p text:style-name="P103"/>
        </text:list-item>
        <text:list-item>
          <text:p text:style-name="P103"><text:span text:style-name="T1">&lt;menu&gt;</text:span> <text:span text:style-name="T36">OWN</text:span> <text:span text:style-name="T1">&lt;név&gt; [&lt;leírás&gt;] </text:span><text:span text:style-name="T4">[&lt;paraméterek&gt;] </text:span><text:span text:style-name="T36">;</text:span></text:p>
          <text:p text:style-name="P103"/>
        </text:list-item>
      </text:list>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fo:font-size="9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9cm" style:contextual-spacing="false" fo:text-indent="0.499c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example" style:family="paragraph" style:parent-style-name="List_20_Indent" style:class="text" style:master-page-name="">
      <style:paragraph-properties fo:margin-left="1cm" fo:margin-right="0cm" fo:margin-top="0cm" fo:margin-bottom="0cm" style:contextual-spacing="false" fo:text-indent="0cm" style:auto-text-indent="false" style:page-number="auto"/>
      <style:text-properties style:font-name="Courier New" fo:font-family="'Courier New'" style:font-style-name="Félkövér" style:font-family-generic="modern" style:font-pitch="fixed" fo:font-size="8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megjegyzes" style:family="paragraph" style:parent-style-name="Text_20_body" style:class="text">
      <style:paragraph-properties fo:margin-left="1.251cm" fo:margin-right="0cm" fo:margin-top="0cm" fo:margin-bottom="0cm" style:contextual-spacing="false" fo:text-indent="0cm" style:auto-text-indent="false"/>
      <style:text-properties fo:font-size="8pt" fo:font-style="italic" style:font-size-asian="9pt" style:font-style-asian="italic" style:font-size-complex="9pt" style:font-style-complex="italic"/>
    </style:style>
    <style:style style:name="megjegyzes_20_cim" style:display-name="megjegyzes cim" style:family="paragraph" style:parent-style-name="Text_20_body" style:next-style-name="megjegyzes" style:class="text" style:master-page-name="">
      <style:paragraph-properties style:page-number="auto" fo:keep-with-next="always"/>
      <style:text-properties fo:font-size="8pt" fo:font-style="normal" fo:font-weight="bold" style:font-size-asian="9pt" style:font-style-asian="italic" style:font-size-complex="9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LanView2 import<text:tab/><text:tab/><text:date style:data-style-name="N36" text:date-value="2015-11-19T13:06:56.103528882">2015-11-18</text:date></text:p>
      </style:header>
      <style:footer>
        <text:p text:style-name="Footer"><text:tab/><text:page-number text:select-page="current">21</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1-12-03T18:57:03</meta:creation-date>
    <dc:date>2015-11-19T13:06:56.082788329</dc:date>
    <meta:editing-duration>P10DT3H6M2S</meta:editing-duration>
    <meta:editing-cycles>94</meta:editing-cycles>
    <meta:generator>LibreOffice/4.2.8.2$Linux_X86_64 LibreOffice_project/420m0$Build-2</meta:generator>
    <meta:printed-by>Csiki Ferenc</meta:printed-by>
    <meta:print-date>2012-10-26T09:04:37</meta:print-date>
    <meta:document-statistic meta:table-count="0" meta:image-count="0" meta:object-count="0" meta:page-count="21" meta:paragraph-count="802" meta:word-count="10052" meta:character-count="67982" meta:non-whitespace-character-count="58225"/>
  </office:meta>
</office:document-meta>
</file>